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4" style:family="paragraph" style:parent-style-name="Preformatted_20_Text">
      <style:text-properties officeooo:rsid="000e396a" officeooo:paragraph-rsid="000e396a"/>
    </style:style>
    <style:style style:name="P5" style:family="paragraph" style:parent-style-name="Preformatted_20_Text">
      <style:text-properties officeooo:paragraph-rsid="000e396a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10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1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2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3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4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5" style:family="paragraph" style:parent-style-name="Preformatted_20_Text">
      <style:text-properties fo:font-weight="bold" officeooo:rsid="00b7cf73" officeooo:paragraph-rsid="00b7cf73" style:font-weight-asian="bold" style:font-weight-complex="bold"/>
    </style:style>
    <style:style style:name="P16" style:family="paragraph" style:parent-style-name="Preformatted_20_Text">
      <style:text-properties fo:color="#000000" fo:font-weight="normal" style:font-weight-asian="normal" style:font-weight-complex="normal"/>
    </style:style>
    <style:style style:name="P17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8" style:family="paragraph" style:parent-style-name="Preformatted_20_Text">
      <style:text-properties fo:color="#000000" officeooo:paragraph-rsid="00281541"/>
    </style:style>
    <style:style style:name="P19" style:family="paragraph" style:parent-style-name="Preformatted_20_Text">
      <style:text-properties fo:color="#000000" officeooo:paragraph-rsid="00294be8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2" style:family="paragraph" style:parent-style-name="Preformatted_20_Text">
      <style:text-properties fo:color="#000000" style:font-name="Liberation Mono" fo:font-size="10pt" fo:font-weight="normal" officeooo:rsid="018bf282" officeooo:paragraph-rsid="00281541" style:font-size-asian="10pt" style:font-weight-asian="normal" style:font-size-complex="10pt" style:font-weight-complex="normal"/>
    </style:style>
    <style:style style:name="P23" style:family="paragraph" style:parent-style-name="Preformatted_20_Text"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Preformatted_20_Text">
      <style:paragraph-properties fo:line-height="100%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size-asian="10pt" style:font-weight-asian="normal" style:font-size-complex="10pt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5fdf3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normal" officeooo:rsid="00fad30a" officeooo:paragraph-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1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32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33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34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35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36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37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40" style:family="paragraph" style:parent-style-name="Preformatted_20_Text"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41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42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43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44" style:family="paragraph" style:parent-style-name="Preformatted_20_Text"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45" style:family="paragraph" style:parent-style-name="Preformatted_20_Text"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46" style:family="paragraph" style:parent-style-name="Preformatted_20_Text"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47" style:family="paragraph" style:parent-style-name="Preformatted_20_Text">
      <style:text-properties fo:color="#000000" officeooo:paragraph-rsid="00808b62"/>
    </style:style>
    <style:style style:name="P48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49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50" style:family="paragraph" style:parent-style-name="Preformatted_20_Text">
      <style:text-properties fo:color="#000000" officeooo:paragraph-rsid="00bdb4ae"/>
    </style:style>
    <style:style style:name="P51" style:family="paragraph" style:parent-style-name="Preformatted_20_Text">
      <style:text-properties fo:color="#000000" officeooo:paragraph-rsid="00c10f9c"/>
    </style:style>
    <style:style style:name="P52" style:family="paragraph" style:parent-style-name="Preformatted_20_Text">
      <style:text-properties fo:color="#000000" officeooo:rsid="00c82889" officeooo:paragraph-rsid="00c82889"/>
    </style:style>
    <style:style style:name="P53" style:family="paragraph" style:parent-style-name="Preformatted_20_Text">
      <style:text-properties officeooo:rsid="0016930e" officeooo:paragraph-rsid="0016930e"/>
    </style:style>
    <style:style style:name="P54" style:family="paragraph" style:parent-style-name="Preformatted_20_Text">
      <style:text-properties officeooo:rsid="0019a2a3" officeooo:paragraph-rsid="0019a2a3"/>
    </style:style>
    <style:style style:name="P55" style:family="paragraph" style:parent-style-name="Preformatted_20_Text">
      <style:text-properties fo:color="#0000cd" fo:font-weight="bold" style:font-weight-asian="bold" style:font-weight-complex="bold"/>
    </style:style>
    <style:style style:name="P56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57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58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59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60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61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62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63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64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65" style:family="paragraph" style:parent-style-name="Preformatted_20_Text">
      <style:paragraph-properties fo:line-height="100%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66" style:family="paragraph" style:parent-style-name="Preformatted_20_Text">
      <style:text-properties officeooo:paragraph-rsid="0019a2a3"/>
    </style:style>
    <style:style style:name="P67" style:family="paragraph" style:parent-style-name="Preformatted_20_Text">
      <style:text-properties officeooo:paragraph-rsid="002542ea"/>
    </style:style>
    <style:style style:name="P68" style:family="paragraph" style:parent-style-name="Preformatted_20_Text">
      <style:text-properties fo:color="#00a933"/>
    </style:style>
    <style:style style:name="P69" style:family="paragraph" style:parent-style-name="Preformatted_20_Text">
      <style:text-properties fo:color="#00a933" officeooo:rsid="00294be8" officeooo:paragraph-rsid="002a83d0"/>
    </style:style>
    <style:style style:name="P70" style:family="paragraph" style:parent-style-name="Preformatted_20_Text">
      <style:text-properties fo:color="#00a933" officeooo:paragraph-rsid="002b2479"/>
    </style:style>
    <style:style style:name="P71" style:family="paragraph" style:parent-style-name="Preformatted_20_Text">
      <style:text-properties fo:color="#00a933" officeooo:paragraph-rsid="002cc2c2"/>
    </style:style>
    <style:style style:name="P72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73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74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75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76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77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78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79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0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1" style:family="paragraph" style:parent-style-name="Preformatted_20_Text"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83" style:family="paragraph" style:parent-style-name="Preformatted_20_Text"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84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5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6" style:family="paragraph" style:parent-style-name="Preformatted_20_Text"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87" style:family="paragraph" style:parent-style-name="Preformatted_20_Text"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88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89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90" style:family="paragraph" style:parent-style-name="Preformatted_20_Text">
      <style:text-properties fo:color="#00a933" fo:font-weight="normal" officeooo:paragraph-rsid="00ad6165" style:font-weight-asian="normal" style:font-weight-complex="normal"/>
    </style:style>
    <style:style style:name="P91" style:family="paragraph" style:parent-style-name="Preformatted_20_Text">
      <style:text-properties fo:color="#00a933" officeooo:rsid="005a845e" officeooo:paragraph-rsid="005a845e"/>
    </style:style>
    <style:style style:name="P92" style:family="paragraph" style:parent-style-name="Preformatted_20_Text">
      <style:text-properties fo:color="#00a933" officeooo:paragraph-rsid="00a4fa5e"/>
    </style:style>
    <style:style style:name="P93" style:family="paragraph" style:parent-style-name="Preformatted_20_Text">
      <style:text-properties fo:color="#00a933" officeooo:paragraph-rsid="00b15a42"/>
    </style:style>
    <style:style style:name="P94" style:family="paragraph" style:parent-style-name="Preformatted_20_Text">
      <style:text-properties fo:color="#00a933" officeooo:rsid="002542ea" officeooo:paragraph-rsid="00b4a9b6"/>
    </style:style>
    <style:style style:name="P95" style:family="paragraph" style:parent-style-name="Preformatted_20_Text">
      <style:paragraph-properties fo:text-align="start" style:justify-single-word="false"/>
      <style:text-properties fo:color="#00a933" officeooo:paragraph-rsid="00e1121e"/>
    </style:style>
    <style:style style:name="P96" style:family="paragraph" style:parent-style-name="Preformatted_20_Text">
      <style:text-properties officeooo:paragraph-rsid="002b2479"/>
    </style:style>
    <style:style style:name="P97" style:family="paragraph" style:parent-style-name="Preformatted_20_Text">
      <style:text-properties officeooo:paragraph-rsid="002c5538"/>
    </style:style>
    <style:style style:name="P98" style:family="paragraph" style:parent-style-name="Preformatted_20_Text">
      <style:text-properties officeooo:paragraph-rsid="00312987"/>
    </style:style>
    <style:style style:name="P99" style:family="paragraph" style:parent-style-name="Preformatted_20_Text">
      <style:text-properties officeooo:paragraph-rsid="0037015d" fo:background-color="transparent"/>
    </style:style>
    <style:style style:name="P100" style:family="paragraph" style:parent-style-name="Preformatted_20_Text">
      <style:text-properties officeooo:paragraph-rsid="003c29b2"/>
    </style:style>
    <style:style style:name="P101" style:family="paragraph" style:parent-style-name="Preformatted_20_Text">
      <style:text-properties officeooo:paragraph-rsid="0037015d"/>
    </style:style>
    <style:style style:name="P102" style:family="paragraph" style:parent-style-name="Preformatted_20_Text">
      <style:text-properties officeooo:paragraph-rsid="004762bf"/>
    </style:style>
    <style:style style:name="P103" style:family="paragraph" style:parent-style-name="Preformatted_20_Text">
      <style:text-properties officeooo:paragraph-rsid="004a898d"/>
    </style:style>
    <style:style style:name="P104" style:family="paragraph" style:parent-style-name="Preformatted_20_Text">
      <style:text-properties officeooo:paragraph-rsid="00533fd1"/>
    </style:style>
    <style:style style:name="P105" style:family="paragraph" style:parent-style-name="Preformatted_20_Text">
      <style:text-properties officeooo:paragraph-rsid="00562e3a"/>
    </style:style>
    <style:style style:name="P106" style:family="paragraph" style:parent-style-name="Preformatted_20_Text">
      <style:text-properties officeooo:paragraph-rsid="0058e05e"/>
    </style:style>
    <style:style style:name="P107" style:family="paragraph" style:parent-style-name="Preformatted_20_Text">
      <style:text-properties officeooo:paragraph-rsid="005fdf30"/>
    </style:style>
    <style:style style:name="P108" style:family="paragraph" style:parent-style-name="Preformatted_20_Text">
      <style:text-properties officeooo:paragraph-rsid="0066a86f"/>
    </style:style>
    <style:style style:name="P109" style:family="paragraph" style:parent-style-name="Preformatted_20_Text">
      <style:text-properties officeooo:paragraph-rsid="006e17d6"/>
    </style:style>
    <style:style style:name="P110" style:family="paragraph" style:parent-style-name="Preformatted_20_Text">
      <style:text-properties officeooo:paragraph-rsid="006fa105"/>
    </style:style>
    <style:style style:name="P111" style:family="paragraph" style:parent-style-name="Preformatted_20_Text">
      <style:text-properties officeooo:paragraph-rsid="00771440"/>
    </style:style>
    <style:style style:name="P112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113" style:family="paragraph" style:parent-style-name="Preformatted_20_Text">
      <style:text-properties officeooo:paragraph-rsid="007822ac"/>
    </style:style>
    <style:style style:name="P114" style:family="paragraph" style:parent-style-name="Preformatted_20_Text">
      <style:text-properties officeooo:paragraph-rsid="00798810"/>
    </style:style>
    <style:style style:name="P115" style:family="paragraph" style:parent-style-name="Preformatted_20_Text">
      <style:text-properties officeooo:paragraph-rsid="00804fd0"/>
    </style:style>
    <style:style style:name="P116" style:family="paragraph" style:parent-style-name="Preformatted_20_Text">
      <style:text-properties officeooo:paragraph-rsid="00809cd2"/>
    </style:style>
    <style:style style:name="P117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118" style:family="paragraph" style:parent-style-name="Preformatted_20_Text">
      <style:text-properties officeooo:paragraph-rsid="008ce52c"/>
    </style:style>
    <style:style style:name="P119" style:family="paragraph" style:parent-style-name="Preformatted_20_Text">
      <style:text-properties officeooo:paragraph-rsid="008da44c"/>
    </style:style>
    <style:style style:name="P120" style:family="paragraph" style:parent-style-name="Preformatted_20_Text">
      <style:text-properties officeooo:paragraph-rsid="008e0a99"/>
    </style:style>
    <style:style style:name="P121" style:family="paragraph" style:parent-style-name="Preformatted_20_Text">
      <style:text-properties officeooo:paragraph-rsid="008e7025"/>
    </style:style>
    <style:style style:name="P122" style:family="paragraph" style:parent-style-name="Preformatted_20_Text">
      <style:text-properties style:text-underline-style="none" officeooo:paragraph-rsid="008e7025"/>
    </style:style>
    <style:style style:name="P123" style:family="paragraph" style:parent-style-name="Preformatted_20_Text">
      <style:text-properties officeooo:paragraph-rsid="00a0a8b6"/>
    </style:style>
    <style:style style:name="P124" style:family="paragraph" style:parent-style-name="Preformatted_20_Text">
      <style:text-properties officeooo:rsid="002542ea" officeooo:paragraph-rsid="00abb43f"/>
    </style:style>
    <style:style style:name="P125" style:family="paragraph" style:parent-style-name="Preformatted_20_Text">
      <style:text-properties officeooo:rsid="002542ea" officeooo:paragraph-rsid="00ad6165"/>
    </style:style>
    <style:style style:name="P126" style:family="paragraph" style:parent-style-name="Preformatted_20_Text">
      <style:text-properties officeooo:rsid="002542ea" officeooo:paragraph-rsid="00b33ed5"/>
    </style:style>
    <style:style style:name="P127" style:family="paragraph" style:parent-style-name="Preformatted_20_Text">
      <style:text-properties officeooo:paragraph-rsid="00abb43f"/>
    </style:style>
    <style:style style:name="P128" style:family="paragraph" style:parent-style-name="Preformatted_20_Text">
      <style:text-properties officeooo:paragraph-rsid="00b13534"/>
    </style:style>
    <style:style style:name="P129" style:family="paragraph" style:parent-style-name="Preformatted_20_Text">
      <style:text-properties fo:font-weight="normal" officeooo:rsid="009d97fd" officeooo:paragraph-rsid="009d97fd" style:font-weight-asian="normal" style:font-weight-complex="normal"/>
    </style:style>
    <style:style style:name="P130" style:family="paragraph" style:parent-style-name="Preformatted_20_Text">
      <style:text-properties fo:font-weight="normal" officeooo:paragraph-rsid="00ef3893" style:font-weight-asian="normal" style:font-weight-complex="normal"/>
    </style:style>
    <style:style style:name="P131" style:family="paragraph" style:parent-style-name="Preformatted_20_Text">
      <style:text-properties officeooo:paragraph-rsid="00b15a42"/>
    </style:style>
    <style:style style:name="P132" style:family="paragraph" style:parent-style-name="Preformatted_20_Text">
      <style:text-properties officeooo:rsid="00b7cf73" officeooo:paragraph-rsid="00b7cf73"/>
    </style:style>
    <style:style style:name="P133" style:family="paragraph" style:parent-style-name="Preformatted_20_Text">
      <style:text-properties officeooo:rsid="00b7cf73" officeooo:paragraph-rsid="00bf8bf9"/>
    </style:style>
    <style:style style:name="P134" style:family="paragraph" style:parent-style-name="Preformatted_20_Text">
      <style:text-properties officeooo:paragraph-rsid="00b93ad0"/>
    </style:style>
    <style:style style:name="P135" style:family="paragraph" style:parent-style-name="Preformatted_20_Text">
      <style:text-properties officeooo:paragraph-rsid="00bdb4ae"/>
    </style:style>
    <style:style style:name="P136" style:family="paragraph" style:parent-style-name="Preformatted_20_Text">
      <style:text-properties officeooo:paragraph-rsid="00c10f9c"/>
    </style:style>
    <style:style style:name="P137" style:family="paragraph" style:parent-style-name="Preformatted_20_Text">
      <style:text-properties officeooo:paragraph-rsid="002a83d0"/>
    </style:style>
    <style:style style:name="P138" style:family="paragraph" style:parent-style-name="Preformatted_20_Text">
      <style:paragraph-properties fo:text-align="start" style:justify-single-word="false"/>
      <style:text-properties officeooo:paragraph-rsid="00e1121e"/>
    </style:style>
    <style:style style:name="P139" style:family="paragraph" style:parent-style-name="Preformatted_20_Text">
      <style:text-properties officeooo:paragraph-rsid="00ee354f"/>
    </style:style>
    <style:style style:name="P140" style:family="paragraph" style:parent-style-name="Preformatted_20_Text">
      <style:text-properties officeooo:paragraph-rsid="00ef3893"/>
    </style:style>
    <style:style style:name="P141" style:family="paragraph" style:parent-style-name="Preformatted_20_Text">
      <style:text-properties officeooo:paragraph-rsid="00efcba4"/>
    </style:style>
    <style:style style:name="P142" style:family="paragraph" style:parent-style-name="Preformatted_20_Text">
      <style:text-properties officeooo:paragraph-rsid="00f2a77a"/>
    </style:style>
    <style:style style:name="P143" style:family="paragraph" style:parent-style-name="Preformatted_20_Text">
      <style:text-properties officeooo:paragraph-rsid="001fc096"/>
    </style:style>
    <style:style style:name="P144" style:family="paragraph" style:parent-style-name="Preformatted_20_Text">
      <style:paragraph-properties fo:margin-top="0in" fo:margin-bottom="0in" loext:contextual-spacing="false"/>
    </style:style>
    <style:style style:name="P145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146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147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148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149" style:family="paragraph" style:parent-style-name="Preformatted_20_Text">
      <style:paragraph-properties fo:margin-top="0in" fo:margin-bottom="0in" loext:contextual-spacing="false" fo:line-height="100%"/>
      <style:text-properties officeooo:paragraph-rsid="00281541"/>
    </style:style>
    <style:style style:name="P150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151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152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153" style:family="paragraph" style:parent-style-name="Text_20_body">
      <style:paragraph-properties fo:margin-top="0in" fo:margin-bottom="0in" loext:contextual-spacing="false" fo:line-height="100%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155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56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57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58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59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60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63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6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2" style:family="paragraph" style:parent-style-name="Standard"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7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7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7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7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78" style:family="paragraph" style:parent-style-name="Standard">
      <style:paragraph-properties fo:text-align="start" style:justify-single-word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179" style:family="paragraph" style:parent-style-name="Standard">
      <style:paragraph-properties fo:text-align="start" style:justify-single-word="false"/>
      <style:text-properties officeooo:paragraph-rsid="001fc096"/>
    </style:style>
    <style:style style:name="P180" style:family="paragraph" style:parent-style-name="Standard">
      <style:paragraph-properties fo:text-align="start" style:justify-single-word="false"/>
      <style:text-properties officeooo:paragraph-rsid="00211977"/>
    </style:style>
    <style:style style:name="P181" style:family="paragraph" style:parent-style-name="Standard">
      <style:paragraph-properties fo:text-align="start" style:justify-single-word="false"/>
      <style:text-properties officeooo:paragraph-rsid="0039eadd"/>
    </style:style>
    <style:style style:name="P182" style:family="paragraph" style:parent-style-name="Standard">
      <style:paragraph-properties fo:text-align="start" style:justify-single-word="false"/>
      <style:text-properties officeooo:paragraph-rsid="003f0255"/>
    </style:style>
    <style:style style:name="P183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84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a933" style:font-name="Liberation Mono" fo:font-size="10pt" fo:font-weight="normal" officeooo:rsid="00f564bf" officeooo:paragraph-rsid="003f0255" fo:background-color="transparent" style:font-size-asian="10pt" style:font-weight-asian="normal" style:font-size-complex="10pt" style:font-weight-complex="normal"/>
    </style:style>
    <style:style style:name="P188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89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9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191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92" style:family="paragraph" style:parent-style-name="Standard">
      <style:paragraph-properties style:line-height-at-least="0.198in"/>
    </style:style>
    <style:style style:name="P193" style:family="paragraph" style:parent-style-name="Standard">
      <style:paragraph-properties style:line-height-at-least="0.198in"/>
      <style:text-properties officeooo:paragraph-rsid="0078239f"/>
    </style:style>
    <style:style style:name="P19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95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9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9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98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P199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00" style:family="paragraph" style:parent-style-name="Preformatted_20_Text"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in" fo:margin-bottom="0in" loext:contextual-spacing="false"/>
    </style:style>
    <style:style style:name="P202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in" fo:margin-bottom="0in" loext:contextual-spacing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207" style:family="paragraph" style:parent-style-name="Preformatted_20_Text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208" style:family="paragraph" style:parent-style-name="Preformatted_20_Text">
      <style:paragraph-properties fo:margin-top="0in" fo:margin-bottom="0in" loext:contextual-spacing="false"/>
      <style:text-properties fo:color="#800080" fo:font-weight="normal" style:font-weight-asian="normal" style:font-weight-complex="normal"/>
    </style:style>
    <style:style style:name="P209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in" fo:margin-bottom="0in" loext:contextual-spacing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11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12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1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14" style:family="paragraph" style:parent-style-name="Standard">
      <style:paragraph-properties fo:margin-top="0in" fo:margin-bottom="0in" loext:contextual-spacing="false" fo:text-align="start" style:justify-single-word="false"/>
      <style:text-properties fo:font-weight="normal" officeooo:paragraph-rsid="01005620" style:font-weight-asian="normal" style:font-weight-complex="normal"/>
    </style:style>
    <style:style style:name="P215" style:family="paragraph" style:parent-style-name="Standard">
      <style:paragraph-properties fo:margin-top="0in" fo:margin-bottom="0in" loext:contextual-spacing="false" fo:text-align="start" style:justify-single-word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16" style:family="paragraph" style:parent-style-name="Standard">
      <style:paragraph-properties fo:margin-top="0in" fo:margin-bottom="0in" loext:contextual-spacing="false" fo:text-align="start" style:justify-single-word="false"/>
      <style:text-properties fo:color="#800080" fo:font-weight="normal" officeooo:paragraph-rsid="01005620" style:font-weight-asian="normal" style:font-weight-complex="normal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e4261b" style:font-weight-asian="bold" style:font-weight-complex="bold"/>
    </style:style>
    <style:style style:name="T7" style:family="text">
      <style:text-properties fo:font-weight="bold" officeooo:rsid="010184ae" style:font-weight-asian="bold" style:font-weight-complex="bold"/>
    </style:style>
    <style:style style:name="T8" style:family="text">
      <style:text-properties fo:font-weight="bold" officeooo:rsid="00dbc16d" style:font-weight-asian="bold" style:font-weight-complex="bold"/>
    </style:style>
    <style:style style:name="T9" style:family="text">
      <style:text-properties fo:font-weight="bold" officeooo:rsid="0102f7f2" style:font-weight-asian="bold" style:font-weight-complex="bold"/>
    </style:style>
    <style:style style:name="T10" style:family="text">
      <style:text-properties fo:font-weight="bold" officeooo:rsid="00d93b15" fo:background-color="transparent" loext:char-shading-value="0" style:font-weight-asian="bold" style:font-weight-complex="bold"/>
    </style:style>
    <style:style style:name="T11" style:family="text">
      <style:text-properties fo:color="#0000cd"/>
    </style:style>
    <style:style style:name="T12" style:family="text">
      <style:text-properties fo:color="#0000cd" fo:font-weight="bold" style:font-weight-asian="bold" style:font-weight-complex="bold"/>
    </style:style>
    <style:style style:name="T13" style:family="text">
      <style:text-properties fo:color="#0000cd" fo:font-weight="bold" officeooo:rsid="000fd27a" style:font-weight-asian="bold" style:font-weight-complex="bold"/>
    </style:style>
    <style:style style:name="T14" style:family="text">
      <style:text-properties fo:color="#0000cd" fo:font-weight="bold" officeooo:rsid="000e396a" style:font-weight-asian="bold" style:font-weight-complex="bold"/>
    </style:style>
    <style:style style:name="T15" style:family="text">
      <style:text-properties fo:color="#0000cd" fo:font-weight="bold" officeooo:rsid="00108b38" style:font-weight-asian="bold" style:font-weight-complex="bold"/>
    </style:style>
    <style:style style:name="T16" style:family="text">
      <style:text-properties fo:color="#0000cd" fo:font-weight="bold" officeooo:rsid="0011f726" style:font-weight-asian="bold" style:font-weight-complex="bold"/>
    </style:style>
    <style:style style:name="T17" style:family="text">
      <style:text-properties fo:color="#0000cd" fo:font-weight="bold" officeooo:rsid="0011fb9d" style:font-weight-asian="bold" style:font-weight-complex="bold"/>
    </style:style>
    <style:style style:name="T18" style:family="text">
      <style:text-properties fo:color="#0000cd" fo:font-weight="bold" officeooo:rsid="0013e258" style:font-weight-asian="bold" style:font-weight-complex="bold"/>
    </style:style>
    <style:style style:name="T19" style:family="text">
      <style:text-properties fo:color="#0000cd" fo:font-weight="bold" officeooo:rsid="0014248a" style:font-weight-asian="bold" style:font-weight-complex="bold"/>
    </style:style>
    <style:style style:name="T20" style:family="text">
      <style:text-properties fo:color="#0000cd" fo:font-weight="bold" officeooo:rsid="0015dbd2" style:font-weight-asian="bold" style:font-weight-complex="bold"/>
    </style:style>
    <style:style style:name="T21" style:family="text">
      <style:text-properties fo:color="#0000cd" fo:font-weight="bold" officeooo:rsid="000f5d9e" style:font-weight-asian="bold" style:font-weight-complex="bold"/>
    </style:style>
    <style:style style:name="T22" style:family="text">
      <style:text-properties fo:color="#0000cd" fo:font-weight="bold" officeooo:rsid="0031d8af" style:font-weight-asian="bold" style:font-weight-complex="bold"/>
    </style:style>
    <style:style style:name="T23" style:family="text">
      <style:text-properties fo:color="#0000cd" fo:font-weight="bold" officeooo:rsid="0016930e" style:font-weight-asian="bold" style:font-weight-complex="bold"/>
    </style:style>
    <style:style style:name="T24" style:family="text">
      <style:text-properties fo:color="#0000cd" fo:font-weight="bold" officeooo:rsid="003610d6" style:font-weight-asian="bold" style:font-weight-complex="bold"/>
    </style:style>
    <style:style style:name="T25" style:family="text">
      <style:text-properties fo:color="#0000cd" fo:font-weight="bold" officeooo:rsid="0018503b" style:font-weight-asian="bold" style:font-weight-complex="bold"/>
    </style:style>
    <style:style style:name="T26" style:family="text">
      <style:text-properties fo:color="#0000cd" fo:font-weight="bold" officeooo:rsid="001a3cf0" style:font-weight-asian="bold" style:font-weight-complex="bold"/>
    </style:style>
    <style:style style:name="T27" style:family="text">
      <style:text-properties fo:color="#0000cd" fo:font-weight="bold" officeooo:rsid="001fc096" style:font-weight-asian="bold" style:font-weight-complex="bold"/>
    </style:style>
    <style:style style:name="T28" style:family="text">
      <style:text-properties fo:color="#0000cd" fo:font-weight="bold" officeooo:rsid="00226f2b" style:font-weight-asian="bold" style:font-weight-complex="bold"/>
    </style:style>
    <style:style style:name="T29" style:family="text">
      <style:text-properties fo:color="#0000cd" fo:font-weight="bold" officeooo:rsid="002542ea" style:font-weight-asian="bold" style:font-weight-complex="bold"/>
    </style:style>
    <style:style style:name="T30" style:family="text">
      <style:text-properties fo:color="#0000cd" fo:font-weight="bold" officeooo:rsid="00272843" style:font-weight-asian="bold" style:font-weight-complex="bold"/>
    </style:style>
    <style:style style:name="T31" style:family="text">
      <style:text-properties fo:color="#0000cd" fo:font-weight="bold" officeooo:rsid="00312987" style:font-weight-asian="bold" style:font-weight-complex="bold"/>
    </style:style>
    <style:style style:name="T32" style:family="text">
      <style:text-properties fo:color="#0000cd" fo:font-weight="bold" officeooo:rsid="00350715" style:font-weight-asian="bold" style:font-weight-complex="bold"/>
    </style:style>
    <style:style style:name="T33" style:family="text">
      <style:text-properties fo:color="#0000cd" fo:font-weight="bold" officeooo:rsid="0037015d" style:font-weight-asian="bold" style:font-weight-complex="bold"/>
    </style:style>
    <style:style style:name="T34" style:family="text">
      <style:text-properties fo:color="#0000cd" fo:font-weight="bold" officeooo:rsid="0037ce57" style:font-weight-asian="bold" style:font-weight-complex="bold"/>
    </style:style>
    <style:style style:name="T35" style:family="text">
      <style:text-properties fo:color="#0000cd" fo:font-weight="bold" officeooo:rsid="003c29b2" style:font-weight-asian="bold" style:font-weight-complex="bold"/>
    </style:style>
    <style:style style:name="T36" style:family="text">
      <style:text-properties fo:color="#0000cd" fo:font-weight="bold" officeooo:rsid="003e68df" style:font-weight-asian="bold" style:font-weight-complex="bold"/>
    </style:style>
    <style:style style:name="T37" style:family="text">
      <style:text-properties fo:color="#0000cd" fo:font-weight="bold" officeooo:rsid="00417cc6" style:font-weight-asian="bold" style:font-weight-complex="bold"/>
    </style:style>
    <style:style style:name="T38" style:family="text">
      <style:text-properties fo:color="#0000cd" fo:font-weight="bold" officeooo:rsid="004762bf" style:font-weight-asian="bold" style:font-weight-complex="bold"/>
    </style:style>
    <style:style style:name="T39" style:family="text">
      <style:text-properties fo:color="#0000cd" fo:font-weight="bold" officeooo:rsid="004cdc3c" style:font-weight-asian="bold" style:font-weight-complex="bold"/>
    </style:style>
    <style:style style:name="T40" style:family="text">
      <style:text-properties fo:color="#0000cd" fo:font-weight="bold" officeooo:rsid="0050a8fe" style:font-weight-asian="bold" style:font-weight-complex="bold"/>
    </style:style>
    <style:style style:name="T41" style:family="text">
      <style:text-properties fo:color="#0000cd" fo:font-weight="bold" officeooo:rsid="00521871" style:font-weight-asian="bold" style:font-weight-complex="bold"/>
    </style:style>
    <style:style style:name="T42" style:family="text">
      <style:text-properties fo:color="#0000cd" fo:font-weight="bold" officeooo:rsid="0057b4fc" style:font-weight-asian="bold" style:font-weight-complex="bold"/>
    </style:style>
    <style:style style:name="T43" style:family="text">
      <style:text-properties fo:color="#0000cd" fo:font-weight="bold" officeooo:rsid="0064584c" style:font-weight-asian="bold" style:font-weight-complex="bold"/>
    </style:style>
    <style:style style:name="T44" style:family="text">
      <style:text-properties fo:color="#0000cd" fo:font-weight="bold" officeooo:rsid="00655b03" style:font-weight-asian="bold" style:font-weight-complex="bold"/>
    </style:style>
    <style:style style:name="T45" style:family="text">
      <style:text-properties fo:color="#0000cd" fo:font-weight="bold" officeooo:rsid="0066a86f" style:font-weight-asian="bold" style:font-weight-complex="bold"/>
    </style:style>
    <style:style style:name="T46" style:family="text">
      <style:text-properties fo:color="#0000cd" fo:font-weight="bold" officeooo:rsid="006d74d4" style:font-weight-asian="bold" style:font-weight-complex="bold"/>
    </style:style>
    <style:style style:name="T47" style:family="text">
      <style:text-properties fo:color="#0000cd" fo:font-weight="bold" officeooo:rsid="006e17d6" style:font-weight-asian="bold" style:font-weight-complex="bold"/>
    </style:style>
    <style:style style:name="T48" style:family="text">
      <style:text-properties fo:color="#0000cd" fo:font-weight="bold" officeooo:rsid="007104c0" style:font-weight-asian="bold" style:font-weight-complex="bold"/>
    </style:style>
    <style:style style:name="T49" style:family="text">
      <style:text-properties fo:color="#0000cd" fo:font-weight="bold" officeooo:rsid="00760242" style:font-weight-asian="bold" style:font-weight-complex="bold"/>
    </style:style>
    <style:style style:name="T50" style:family="text">
      <style:text-properties fo:color="#0000cd" fo:font-weight="bold" officeooo:rsid="00771440" style:font-weight-asian="bold" style:font-weight-complex="bold"/>
    </style:style>
    <style:style style:name="T51" style:family="text">
      <style:text-properties fo:color="#0000cd" fo:font-weight="bold" officeooo:rsid="0080db45" style:font-weight-asian="bold" style:font-weight-complex="bold"/>
    </style:style>
    <style:style style:name="T52" style:family="text">
      <style:text-properties fo:color="#0000cd" fo:font-weight="bold" officeooo:rsid="00811144" style:font-weight-asian="bold" style:font-weight-complex="bold"/>
    </style:style>
    <style:style style:name="T53" style:family="text">
      <style:text-properties fo:color="#0000cd" fo:font-weight="bold" officeooo:rsid="006129dd" style:font-weight-asian="bold" style:font-weight-complex="bold"/>
    </style:style>
    <style:style style:name="T54" style:family="text">
      <style:text-properties fo:color="#0000cd" fo:font-weight="bold" officeooo:rsid="00804fd0" style:font-weight-asian="bold" style:font-weight-complex="bold"/>
    </style:style>
    <style:style style:name="T55" style:family="text">
      <style:text-properties fo:color="#0000cd" fo:font-weight="bold" officeooo:rsid="009b077e" style:font-weight-asian="bold" style:font-weight-complex="bold"/>
    </style:style>
    <style:style style:name="T56" style:family="text">
      <style:text-properties fo:color="#0000cd" fo:font-weight="bold" officeooo:rsid="00a0a8b6" style:font-weight-asian="bold" style:font-weight-complex="bold"/>
    </style:style>
    <style:style style:name="T57" style:family="text">
      <style:text-properties fo:color="#0000cd" fo:font-weight="bold" officeooo:rsid="00abb43f" style:font-weight-asian="bold" style:font-weight-complex="bold"/>
    </style:style>
    <style:style style:name="T58" style:family="text">
      <style:text-properties fo:color="#0000cd" fo:font-weight="bold" officeooo:rsid="00b13534" style:font-weight-asian="bold" style:font-weight-complex="bold"/>
    </style:style>
    <style:style style:name="T59" style:family="text">
      <style:text-properties fo:color="#0000cd" fo:font-weight="bold" officeooo:rsid="00b15a42" style:font-weight-asian="bold" style:font-weight-complex="bold"/>
    </style:style>
    <style:style style:name="T60" style:family="text">
      <style:text-properties fo:color="#0000cd" fo:font-weight="bold" officeooo:rsid="00b7cf73" style:font-weight-asian="bold" style:font-weight-complex="bold"/>
    </style:style>
    <style:style style:name="T61" style:family="text">
      <style:text-properties fo:color="#0000cd" fo:font-weight="bold" officeooo:rsid="00b93ad0" style:font-weight-asian="bold" style:font-weight-complex="bold"/>
    </style:style>
    <style:style style:name="T62" style:family="text">
      <style:text-properties fo:color="#0000cd" fo:font-weight="bold" officeooo:rsid="00bd3111" style:font-weight-asian="bold" style:font-weight-complex="bold"/>
    </style:style>
    <style:style style:name="T63" style:family="text">
      <style:text-properties fo:color="#0000cd" fo:font-weight="bold" officeooo:rsid="00bdb4ae" style:font-weight-asian="bold" style:font-weight-complex="bold"/>
    </style:style>
    <style:style style:name="T64" style:family="text">
      <style:text-properties fo:color="#0000cd" fo:font-weight="bold" officeooo:rsid="00c10f9c" style:font-weight-asian="bold" style:font-weight-complex="bold"/>
    </style:style>
    <style:style style:name="T65" style:family="text">
      <style:text-properties fo:color="#0000cd" fo:font-weight="bold" officeooo:rsid="00d3b3b5" style:font-weight-asian="bold" style:font-weight-complex="bold"/>
    </style:style>
    <style:style style:name="T66" style:family="text">
      <style:text-properties fo:color="#0000cd" fo:font-weight="bold" officeooo:rsid="00ebe10b" style:font-weight-asian="bold" style:font-weight-complex="bold"/>
    </style:style>
    <style:style style:name="T67" style:family="text">
      <style:text-properties fo:color="#0000cd" fo:font-weight="bold" officeooo:rsid="00f9f210" style:font-weight-asian="bold" style:font-weight-complex="bold"/>
    </style:style>
    <style:style style:name="T68" style:family="text">
      <style:text-properties fo:color="#0000cd" fo:font-weight="bold" officeooo:rsid="010184ae" style:font-weight-asian="bold" style:font-weight-complex="bold"/>
    </style:style>
    <style:style style:name="T69" style:family="text">
      <style:text-properties fo:color="#0000cd" fo:font-weight="bold" officeooo:rsid="00dbc16d" style:font-weight-asian="bold" style:font-weight-complex="bold"/>
    </style:style>
    <style:style style:name="T70" style:family="text">
      <style:text-properties fo:color="#0000cd" fo:font-weight="bold" officeooo:rsid="0102f7f2" style:font-weight-asian="bold" style:font-weight-complex="bold"/>
    </style:style>
    <style:style style:name="T71" style:family="text">
      <style:text-properties fo:color="#0000cd" fo:font-weight="bold" fo:background-color="transparent" loext:char-shading-value="0" style:font-weight-asian="bold" style:font-weight-complex="bold"/>
    </style:style>
    <style:style style:name="T72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73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74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75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76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77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78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79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80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81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82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83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84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85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86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87" style:family="text">
      <style:text-properties fo:color="#0000cd" fo:font-weight="bold" officeooo:rsid="00f2a77a" fo:background-color="transparent" loext:char-shading-value="0" style:font-weight-asian="bold" style:font-weight-complex="bold"/>
    </style:style>
    <style:style style:name="T88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ef3893" style:font-name-asian="Noto Sans Mono CJK SC" style:font-size-asian="10pt" style:font-weight-asian="bold" style:font-name-complex="Liberation Mono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106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111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112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113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114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115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116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17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18" style:family="text">
      <style:text-properties fo:color="#0000cd" style:font-name="Liberation Mono" fo:font-size="10pt" fo:font-weight="bold" officeooo:rsid="00dc87ae" style:font-size-asian="10pt" style:font-weight-asian="bold" style:font-size-complex="10pt" style:font-weight-complex="bold"/>
    </style:style>
    <style:style style:name="T119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0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1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2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3" style:family="text">
      <style:text-properties fo:color="#0000cd" style:font-name="Liberation Mono" fo:font-size="10pt" fo:font-weight="bold" officeooo:rsid="00e1121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24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25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26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27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28" style:family="text">
      <style:text-properties fo:color="#0000cd" style:font-name="Liberation Mono" fo:font-size="10pt" fo:font-weight="bold" officeooo:rsid="0064a91d" fo:background-color="transparent" loext:char-shading-value="0" style:font-size-asian="10pt" style:font-weight-asian="bold" style:font-size-complex="10pt" style:font-weight-complex="bold"/>
    </style:style>
    <style:style style:name="T129" style:family="text">
      <style:text-properties fo:color="#0000cd" style:font-name="Liberation Mono" fo:font-size="10pt" fo:font-weight="bold" officeooo:rsid="00dcbe95" fo:background-color="transparent" loext:char-shading-value="0" style:font-size-asian="10pt" style:font-weight-asian="bold" style:font-size-complex="10pt" style:font-weight-complex="bold"/>
    </style:style>
    <style:style style:name="T130" style:family="text">
      <style:text-properties fo:color="#0000cd" style:font-name="Liberation Mono" fo:font-size="10pt" fo:font-weight="bold" officeooo:rsid="00deac52" fo:background-color="transparent" loext:char-shading-value="0" style:font-size-asian="10pt" style:font-weight-asian="bold" style:font-size-complex="10pt" style:font-weight-complex="bold"/>
    </style:style>
    <style:style style:name="T131" style:family="text">
      <style:text-properties fo:color="#0000cd" style:font-name="Liberation Mono" fo:font-size="10pt" fo:font-weight="bold" officeooo:rsid="00e1121e" fo:background-color="transparent" loext:char-shading-value="0" style:font-size-asian="10pt" style:font-weight-asian="bold" style:font-size-complex="10pt" style:font-weight-complex="bold"/>
    </style:style>
    <style:style style:name="T132" style:family="text">
      <style:text-properties fo:color="#0000cd" style:font-name="Liberation Mono" fo:font-size="10pt" fo:font-weight="bold" officeooo:rsid="00e324c1" fo:background-color="transparent" loext:char-shading-value="0" style:font-size-asian="10pt" style:font-weight-asian="bold" style:font-size-complex="10pt" style:font-weight-complex="bold"/>
    </style:style>
    <style:style style:name="T133" style:family="text">
      <style:text-properties fo:color="#0000cd" style:font-name="Liberation Mono" fo:font-size="10pt" fo:font-weight="bold" officeooo:rsid="0039eadd" fo:background-color="transparent" loext:char-shading-value="0" style:font-size-asian="10pt" style:font-weight-asian="bold" style:font-size-complex="10pt" style:font-weight-complex="bold"/>
    </style:style>
    <style:style style:name="T134" style:family="text">
      <style:text-properties fo:color="#0000cd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35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36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37" style:family="text">
      <style:text-properties fo:color="#0000cd" style:font-name="Liberation Mono" fo:font-size="10pt" officeooo:rsid="00c7f066" style:font-size-asian="10pt" style:font-size-complex="10pt"/>
    </style:style>
    <style:style style:name="T138" style:family="text">
      <style:text-properties fo:color="#0000cd"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139" style:family="text">
      <style:text-properties fo:color="#0000cd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140" style:family="text">
      <style:text-properties fo:color="#0000cd" style:font-name="Liberation Mono" fo:font-size="10pt" style:text-underline-style="none" fo:font-weight="bold" officeooo:rsid="00ad6165" style:font-size-asian="10pt" style:font-weight-asian="bold" style:font-size-complex="10pt" style:font-weight-complex="bold"/>
    </style:style>
    <style:style style:name="T141" style:family="text">
      <style:text-properties fo:color="#0000cd" style:font-name="Liberation Mono" fo:font-size="10pt" style:text-underline-style="none" fo:font-weight="bold" officeooo:rsid="023b1029" style:font-size-asian="10pt" style:font-weight-asian="bold" style:font-size-complex="10pt" style:font-weight-complex="bold"/>
    </style:style>
    <style:style style:name="T142" style:family="text">
      <style:text-properties fo:color="#0000cd" style:font-name="Liberation Mono" fo:font-size="10pt" style:text-underline-style="none" fo:font-weight="bold" officeooo:rsid="00b33ed5" style:font-size-asian="10pt" style:font-weight-asian="bold" style:font-size-complex="10pt" style:font-weight-complex="bold"/>
    </style:style>
    <style:style style:name="T143" style:family="text">
      <style:text-properties fo:color="#0000cd" style:font-name="Liberation Mono" fo:font-size="10pt" style:text-underline-style="none" fo:font-weight="bold" officeooo:rsid="00b15a42" style:font-size-asian="10pt" style:font-weight-asian="bold" style:font-size-complex="10pt" style:font-weight-complex="bold"/>
    </style:style>
    <style:style style:name="T144" style:family="text">
      <style:text-properties fo:color="#0000cd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145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146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147" style:family="text">
      <style:text-properties fo:color="#0000cd" style:font-name="Liberation Mono" fo:font-size="10pt" style:text-underline-style="none" fo:font-weight="bold" officeooo:rsid="00c46de0" style:font-size-asian="10pt" style:font-weight-asian="bold" style:font-size-complex="10pt" style:font-weight-complex="bold"/>
    </style:style>
    <style:style style:name="T148" style:family="text">
      <style:text-properties fo:color="#0000cd" style:font-name="Liberation Mono" fo:font-size="10pt" style:text-underline-style="none" fo:font-weight="bold" officeooo:rsid="00c6fc0b" style:font-size-asian="10pt" style:font-weight-asian="bold" style:font-size-complex="10pt" style:font-weight-complex="bold"/>
    </style:style>
    <style:style style:name="T149" style:family="text">
      <style:text-properties fo:color="#0000cd" style:font-name="Liberation Mono" fo:font-size="10pt" style:text-underline-style="none" fo:font-weight="bold" officeooo:rsid="00ca0c2b" style:font-size-asian="10pt" style:font-weight-asian="bold" style:font-size-complex="10pt" style:font-weight-complex="bold"/>
    </style:style>
    <style:style style:name="T150" style:family="text">
      <style:text-properties fo:color="#0000cd" officeooo:rsid="00226f2b"/>
    </style:style>
    <style:style style:name="T151" style:family="text">
      <style:text-properties fo:color="#0000cd" style:font-weight-asian="bold" style:font-weight-complex="bold"/>
    </style:style>
    <style:style style:name="T152" style:family="text">
      <style:text-properties fo:color="#0000cd" officeooo:rsid="003f0255" style:font-weight-asian="bold" style:font-weight-complex="bold"/>
    </style:style>
    <style:style style:name="T153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54" style:family="text">
      <style:text-properties fo:color="#0000cd" fo:font-weight="normal" officeooo:rsid="003a5645" style:font-weight-asian="normal" style:font-weight-complex="normal"/>
    </style:style>
    <style:style style:name="T155" style:family="text">
      <style:text-properties fo:color="#0000cd" officeooo:rsid="00826d59"/>
    </style:style>
    <style:style style:name="T156" style:family="text">
      <style:text-properties fo:color="#0000cd" officeooo:rsid="008315fe"/>
    </style:style>
    <style:style style:name="T157" style:family="text">
      <style:text-properties fo:color="#0000cd" officeooo:rsid="00840382"/>
    </style:style>
    <style:style style:name="T158" style:family="text">
      <style:text-properties fo:color="#0000cd" officeooo:rsid="003a5645"/>
    </style:style>
    <style:style style:name="T159" style:family="text">
      <style:text-properties fo:color="#0000cd" officeooo:rsid="00ebe10b"/>
    </style:style>
    <style:style style:name="T160" style:family="text">
      <style:text-properties fo:color="#0000cd" style:text-underline-style="none" fo:font-weight="bold" officeooo:rsid="01005620" style:font-weight-asian="bold" style:font-weight-complex="bold"/>
    </style:style>
    <style:style style:name="T161" style:family="text">
      <style:text-properties fo:color="#0000cd" style:text-underline-style="none" fo:font-weight="bold" officeooo:rsid="0102f7f2" style:font-weight-asian="bold" style:font-weight-complex="bold"/>
    </style:style>
    <style:style style:name="T162" style:family="text">
      <style:text-properties officeooo:rsid="00108b38"/>
    </style:style>
    <style:style style:name="T163" style:family="text">
      <style:text-properties officeooo:rsid="0011fb9d"/>
    </style:style>
    <style:style style:name="T164" style:family="text">
      <style:text-properties fo:color="#00a933"/>
    </style:style>
    <style:style style:name="T165" style:family="text">
      <style:text-properties fo:color="#00a933" fo:font-weight="bold" style:font-weight-asian="bold" style:font-weight-complex="bold"/>
    </style:style>
    <style:style style:name="T166" style:family="text">
      <style:text-properties fo:color="#00a933" fo:font-weight="bold" officeooo:rsid="01e4261b" style:font-weight-asian="bold" style:font-weight-complex="bold"/>
    </style:style>
    <style:style style:name="T167" style:family="text">
      <style:text-properties fo:color="#00a933" fo:font-weight="normal"/>
    </style:style>
    <style:style style:name="T168" style:family="text">
      <style:text-properties fo:color="#00a933" fo:font-weight="normal" style:font-weight-asian="normal" style:font-weight-complex="normal"/>
    </style:style>
    <style:style style:name="T169" style:family="text">
      <style:text-properties fo:color="#00a933" fo:font-weight="normal" officeooo:rsid="001a3cf0" style:font-weight-asian="normal" style:font-weight-complex="normal"/>
    </style:style>
    <style:style style:name="T170" style:family="text">
      <style:text-properties fo:color="#00a933" fo:font-weight="normal" officeooo:rsid="0011fb9d" style:font-weight-asian="normal" style:font-weight-complex="normal"/>
    </style:style>
    <style:style style:name="T171" style:family="text">
      <style:text-properties fo:color="#00a933" fo:font-weight="normal" officeooo:rsid="000e396a" style:font-weight-asian="normal" style:font-weight-complex="normal"/>
    </style:style>
    <style:style style:name="T172" style:family="text">
      <style:text-properties fo:color="#00a933" fo:font-weight="normal" officeooo:rsid="0013e258" style:font-weight-asian="normal" style:font-weight-complex="normal"/>
    </style:style>
    <style:style style:name="T173" style:family="text">
      <style:text-properties fo:color="#00a933" fo:font-weight="normal" officeooo:rsid="0037015d" style:font-weight-asian="normal" style:font-weight-complex="normal"/>
    </style:style>
    <style:style style:name="T174" style:family="text">
      <style:text-properties fo:color="#00a933" fo:font-weight="normal" officeooo:rsid="004d38ad" style:font-weight-asian="normal" style:font-weight-complex="normal"/>
    </style:style>
    <style:style style:name="T175" style:family="text">
      <style:text-properties fo:color="#00a933" fo:font-weight="normal" officeooo:rsid="00312987" style:font-weight-asian="normal" style:font-weight-complex="normal"/>
    </style:style>
    <style:style style:name="T176" style:family="text">
      <style:text-properties fo:color="#00a933" fo:font-weight="normal" officeooo:rsid="005a36ed" style:font-weight-asian="normal" style:font-weight-complex="normal"/>
    </style:style>
    <style:style style:name="T177" style:family="text">
      <style:text-properties fo:color="#00a933" fo:font-weight="normal" officeooo:rsid="0064584c" style:font-weight-asian="normal" style:font-weight-complex="normal"/>
    </style:style>
    <style:style style:name="T178" style:family="text">
      <style:text-properties fo:color="#00a933" fo:font-weight="normal" officeooo:rsid="006740d5" style:font-weight-asian="normal" style:font-weight-complex="normal"/>
    </style:style>
    <style:style style:name="T179" style:family="text">
      <style:text-properties fo:color="#00a933" fo:font-weight="normal" officeooo:rsid="006fa105" style:font-weight-asian="normal" style:font-weight-complex="normal"/>
    </style:style>
    <style:style style:name="T180" style:family="text">
      <style:text-properties fo:color="#00a933" fo:font-weight="normal" officeooo:rsid="007822ac" style:font-weight-asian="normal" style:font-weight-complex="normal"/>
    </style:style>
    <style:style style:name="T181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82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83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84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85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86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87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88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89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90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91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92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93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94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95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96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97" style:family="text">
      <style:text-properties fo:color="#00a933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98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99" style:family="text">
      <style:text-properties fo:color="#00a933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200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01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202" style:family="text">
      <style:text-properties fo:color="#00a933" style:font-name="Liberation Mono" fo:font-size="10pt" style:font-size-asian="10pt" style:font-size-complex="10pt"/>
    </style:style>
    <style:style style:name="T203" style:family="text">
      <style:text-properties fo:color="#00a933" style:font-name="Liberation Mono" fo:font-size="10pt" officeooo:rsid="004762bf" style:font-size-asian="10pt" style:font-size-complex="10pt"/>
    </style:style>
    <style:style style:name="T204" style:family="text">
      <style:text-properties fo:color="#00a933" style:font-name="Liberation Mono" fo:font-size="10pt" officeooo:rsid="0097e6d5" style:font-size-asian="10pt" style:font-size-complex="10pt"/>
    </style:style>
    <style:style style:name="T205" style:family="text">
      <style:text-properties fo:color="#00a933" style:font-name="Liberation Mono" fo:font-size="10pt" officeooo:rsid="00d10d9e" style:font-size-asian="10pt" style:font-size-complex="10pt"/>
    </style:style>
    <style:style style:name="T206" style:family="text">
      <style:text-properties fo:color="#00a933"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07" style:family="text">
      <style:text-properties fo:color="#00a933" style:font-name="Liberation Mono" fo:font-size="10pt" style:text-underline-style="none" fo:font-weight="normal" officeooo:rsid="02405104" style:font-size-asian="10pt" style:font-weight-asian="normal" style:font-size-complex="10pt" style:font-weight-complex="normal"/>
    </style:style>
    <style:style style:name="T208" style:family="text">
      <style:text-properties fo:color="#00a933" style:font-name="Liberation Mono" fo:font-size="10pt" style:text-underline-style="none" fo:font-weight="normal" officeooo:rsid="0266d7fa" style:font-size-asian="10pt" style:font-weight-asian="normal" style:font-size-complex="10pt" style:font-weight-complex="normal"/>
    </style:style>
    <style:style style:name="T209" style:family="text">
      <style:text-properties fo:color="#00a933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10" style:family="text">
      <style:text-properties fo:color="#00a933"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11" style:family="text">
      <style:text-properties fo:color="#00a933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212" style:family="text">
      <style:text-properties fo:color="#00a933" style:font-name="Liberation Mono" fo:font-size="10pt" style:text-underline-style="none" fo:font-weight="normal" officeooo:rsid="0265821c" style:font-size-asian="10pt" style:font-weight-asian="normal" style:font-size-complex="10pt" style:font-weight-complex="normal"/>
    </style:style>
    <style:style style:name="T213" style:family="text">
      <style:text-properties fo:color="#00a933" style:font-name="Liberation Mono" fo:font-size="10pt" style:text-underline-style="none" fo:font-weight="normal" officeooo:rsid="00b9bd01" style:font-size-asian="10pt" style:font-weight-asian="normal" style:font-size-complex="10pt" style:font-weight-complex="normal"/>
    </style:style>
    <style:style style:name="T214" style:family="text">
      <style:text-properties fo:color="#00a933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215" style:family="text">
      <style:text-properties fo:color="#00a933" style:font-name="Liberation Mono" fo:font-size="10pt" style:text-underline-style="none" fo:font-weight="normal" officeooo:rsid="02700178" style:font-size-asian="10pt" style:font-weight-asian="normal" style:font-size-complex="10pt" style:font-weight-complex="normal"/>
    </style:style>
    <style:style style:name="T216" style:family="text">
      <style:text-properties fo:color="#00a933"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17" style:family="text">
      <style:text-properties fo:color="#00a933"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18" style:family="text">
      <style:text-properties fo:color="#00a933"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19" style:family="text">
      <style:text-properties fo:color="#00a933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20" style:family="text">
      <style:text-properties fo:color="#00a933" style:font-name="Liberation Mono" fo:font-size="10pt" style:text-underline-style="none" fo:font-weight="normal" officeooo:rsid="00bdb4ae" style:font-name-asian="Noto Sans Mono CJK SC" style:font-size-asian="10pt" style:font-weight-asian="normal" style:font-name-complex="Liberation Mono" style:font-size-complex="10pt" style:font-weight-complex="normal"/>
    </style:style>
    <style:style style:name="T221" style:family="text">
      <style:text-properties fo:color="#00a933" style:font-name="Liberation Mono" fo:font-size="10pt" style:text-underline-style="none" fo:font-weight="normal" officeooo:rsid="00c6fc0b" style:font-name-asian="Noto Sans Mono CJK SC" style:font-size-asian="10pt" style:font-weight-asian="normal" style:font-name-complex="Liberation Mono" style:font-size-complex="10pt" style:font-weight-complex="normal"/>
    </style:style>
    <style:style style:name="T222" style:family="text">
      <style:text-properties fo:color="#00a933" style:font-name="Liberation Mono" fo:font-size="10pt" style:text-underline-style="none" fo:font-weight="normal" officeooo:rsid="00ca0c2b" style:font-name-asian="Noto Sans Mono CJK SC" style:font-size-asian="10pt" style:font-weight-asian="normal" style:font-name-complex="Liberation Mono" style:font-size-complex="10pt" style:font-weight-complex="normal"/>
    </style:style>
    <style:style style:name="T223" style:family="text">
      <style:text-properties fo:color="#00a933" style:font-name="Liberation Mono" fo:font-size="10pt" style:text-underline-style="none" fo:font-weight="bold" officeooo:rsid="0266d7fa" style:font-size-asian="10pt" style:font-weight-asian="bold" style:font-size-complex="10pt" style:font-weight-complex="bold"/>
    </style:style>
    <style:style style:name="T224" style:family="text">
      <style:text-properties fo:color="#00a933" style:font-name="Liberation Mono" fo:font-size="10pt" style:text-underline-style="none" fo:font-weight="bold" officeooo:rsid="00bdb4ae" style:font-size-asian="10pt" style:font-weight-asian="bold" style:font-size-complex="10pt" style:font-weight-complex="bold"/>
    </style:style>
    <style:style style:name="T225" style:family="text">
      <style:text-properties fo:color="#00a933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26" style:family="text">
      <style:text-properties fo:color="#00a933" officeooo:rsid="00350715"/>
    </style:style>
    <style:style style:name="T227" style:family="text">
      <style:text-properties fo:color="#00a933" officeooo:rsid="0066a86f"/>
    </style:style>
    <style:style style:name="T228" style:family="text">
      <style:text-properties fo:color="#00a933" style:font-weight-asian="bold" style:font-weight-complex="bold"/>
    </style:style>
    <style:style style:name="T229" style:family="text">
      <style:text-properties fo:color="#00a933" officeooo:rsid="0095b38b" style:font-weight-asian="bold" style:font-weight-complex="bold"/>
    </style:style>
    <style:style style:name="T230" style:family="text">
      <style:text-properties fo:color="#00a933" officeooo:rsid="009b077e"/>
    </style:style>
    <style:style style:name="T231" style:family="text">
      <style:text-properties fo:color="#00a933" officeooo:rsid="00bb9c22"/>
    </style:style>
    <style:style style:name="T232" style:family="text">
      <style:text-properties fo:color="#00a933" officeooo:rsid="00d93b15"/>
    </style:style>
    <style:style style:name="T233" style:family="text">
      <style:text-properties fo:color="#00a933" officeooo:rsid="00e1121e"/>
    </style:style>
    <style:style style:name="T234" style:family="text">
      <style:text-properties fo:color="#00a933" officeooo:rsid="00ef3893"/>
    </style:style>
    <style:style style:name="T235" style:family="text">
      <style:text-properties fo:color="#00a933" officeooo:rsid="01e4261b"/>
    </style:style>
    <style:style style:name="T236" style:family="text">
      <style:text-properties officeooo:rsid="0013e258"/>
    </style:style>
    <style:style style:name="T237" style:family="text">
      <style:text-properties officeooo:rsid="0014248a"/>
    </style:style>
    <style:style style:name="T238" style:family="text">
      <style:text-properties style:font-name="Liberation Mono"/>
    </style:style>
    <style:style style:name="T239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40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241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242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243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244" style:family="text">
      <style:text-properties style:font-name="Liberation Mono" fo:font-size="10pt" officeooo:rsid="00a6c7e0" style:font-name-asian="Noto Sans Mono CJK SC" style:font-size-asian="10pt" style:font-name-complex="Liberation Mono" style:font-size-complex="10pt"/>
    </style:style>
    <style:style style:name="T245" style:family="text">
      <style:text-properties style:font-name="Liberation Mono" fo:font-size="10pt" officeooo:rsid="00a761e5" style:font-name-asian="Noto Sans Mono CJK SC" style:font-size-asian="10pt" style:font-name-complex="Liberation Mono" style:font-size-complex="10pt"/>
    </style:style>
    <style:style style:name="T246" style:family="text">
      <style:text-properties style:font-name="Liberation Mono" fo:font-size="10pt" officeooo:rsid="00ef3893" style:font-name-asian="Noto Sans Mono CJK SC" style:font-size-asian="10pt" style:font-name-complex="Liberation Mono" style:font-size-complex="10pt"/>
    </style:style>
    <style:style style:name="T247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248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249" style:family="text">
      <style:text-properties style:font-name="Liberation Mono" fo:font-size="10pt" fo:font-weight="bold" officeooo:rsid="00a6c7e0" style:font-name-asian="Noto Sans Mono CJK SC" style:font-size-asian="10pt" style:font-weight-asian="bold" style:font-name-complex="Liberation Mono" style:font-size-complex="10pt" style:font-weight-complex="bold"/>
    </style:style>
    <style:style style:name="T250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251" style:family="text">
      <style:text-properties style:font-name="Liberation Mono" fo:font-size="10pt" fo:font-weight="bold" officeooo:rsid="00dc87ae" style:font-size-asian="10pt" style:font-weight-asian="normal" style:font-size-complex="10pt" style:font-weight-complex="normal"/>
    </style:style>
    <style:style style:name="T252" style:family="text">
      <style:text-properties style:font-name="Liberation Mono" fo:font-size="10pt" style:font-size-asian="10pt" style:font-size-complex="10pt"/>
    </style:style>
    <style:style style:name="T253" style:family="text">
      <style:text-properties style:font-name="Liberation Mono" fo:font-size="10pt" officeooo:rsid="00441a36" style:font-size-asian="10pt" style:font-size-complex="10pt"/>
    </style:style>
    <style:style style:name="T254" style:family="text">
      <style:text-properties style:font-name="Liberation Mono" fo:font-size="10pt" officeooo:rsid="00a77a78" style:font-size-asian="10pt" style:font-size-complex="10pt"/>
    </style:style>
    <style:style style:name="T255" style:family="text">
      <style:text-properties style:font-name="Liberation Mono" fo:font-size="10pt" officeooo:rsid="004762bf" style:font-size-asian="10pt" style:font-size-complex="10pt"/>
    </style:style>
    <style:style style:name="T256" style:family="text">
      <style:text-properties style:font-name="Liberation Mono" fo:font-size="10pt" officeooo:rsid="0097e6d5" style:font-size-asian="10pt" style:font-size-complex="10pt"/>
    </style:style>
    <style:style style:name="T257" style:family="text">
      <style:text-properties style:font-name="Liberation Mono" fo:font-size="10pt" officeooo:rsid="00804fd0" style:font-size-asian="10pt" style:font-size-complex="10pt"/>
    </style:style>
    <style:style style:name="T258" style:family="text">
      <style:text-properties style:font-name="Liberation Mono" fo:font-size="10pt" officeooo:rsid="006129dd" style:font-size-asian="10pt" style:font-size-complex="10pt"/>
    </style:style>
    <style:style style:name="T259" style:family="text">
      <style:text-properties style:font-name="Liberation Mono" fo:font-size="10pt" officeooo:rsid="00808b62" style:font-size-asian="10pt" style:font-size-complex="10pt"/>
    </style:style>
    <style:style style:name="T260" style:family="text">
      <style:text-properties style:font-name="Liberation Mono" fo:font-size="10pt" officeooo:rsid="00a83804" style:font-size-asian="10pt" style:font-size-complex="10pt"/>
    </style:style>
    <style:style style:name="T261" style:family="text">
      <style:text-properties style:font-name="Liberation Mono" fo:font-size="10pt" officeooo:rsid="00809c11" style:font-size-asian="10pt" style:font-size-complex="10pt"/>
    </style:style>
    <style:style style:name="T262" style:family="text">
      <style:text-properties style:font-name="Liberation Mono" fo:font-size="10pt" officeooo:rsid="0098e975" style:font-size-asian="10pt" style:font-size-complex="10pt"/>
    </style:style>
    <style:style style:name="T263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264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265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266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267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268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269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270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271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272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73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74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75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76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77" style:family="text">
      <style:text-properties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278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79" style:family="text">
      <style:text-properties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280" style:family="text">
      <style:text-properties style:font-name="Liberation Mono" fo:font-size="10pt" fo:font-weight="normal" officeooo:rsid="00e324c1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81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82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83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84" style:family="text">
      <style:text-properties style:font-name="Liberation Mono" fo:font-size="10pt" style:text-underline-style="none" officeooo:rsid="023b1029" style:font-size-asian="10pt" style:font-size-complex="10pt"/>
    </style:style>
    <style:style style:name="T285" style:family="text">
      <style:text-properties style:font-name="Liberation Mono" fo:font-size="10pt" style:text-underline-style="none" officeooo:rsid="02405104" style:font-size-asian="10pt" style:font-size-complex="10pt"/>
    </style:style>
    <style:style style:name="T286" style:family="text">
      <style:text-properties style:font-name="Liberation Mono" fo:font-size="10pt" style:text-underline-style="none" officeooo:rsid="00ad6165" style:font-size-asian="10pt" style:font-size-complex="10pt"/>
    </style:style>
    <style:style style:name="T287" style:family="text">
      <style:text-properties style:font-name="Liberation Mono" fo:font-size="10pt" style:text-underline-style="none" officeooo:rsid="00ad6165" style:font-name-asian="Noto Sans Mono CJK SC" style:font-size-asian="10pt" style:font-name-complex="Liberation Mono" style:font-size-complex="10pt"/>
    </style:style>
    <style:style style:name="T288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289" style:family="text">
      <style:text-properties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290" style:family="text">
      <style:text-properties style:font-name="Liberation Mono" fo:font-size="10pt" style:text-underline-style="none" fo:font-weight="normal" officeooo:rsid="0242b7a4" style:font-size-asian="10pt" style:font-weight-asian="normal" style:font-size-complex="10pt" style:font-weight-complex="normal"/>
    </style:style>
    <style:style style:name="T291" style:family="text">
      <style:text-properties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292" style:family="text">
      <style:text-properties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293" style:family="text">
      <style:text-properties style:font-name="Liberation Mono" fo:font-size="10pt" style:text-underline-style="none" fo:font-weight="normal" officeooo:rsid="0272c152" style:font-size-asian="10pt" style:font-weight-asian="normal" style:font-size-complex="10pt" style:font-weight-complex="normal"/>
    </style:style>
    <style:style style:name="T294" style:family="text">
      <style:text-properties style:font-name="Liberation Mono" fo:font-size="10pt" style:text-underline-style="none" fo:font-weight="normal" officeooo:rsid="00c46de0" style:font-size-asian="10pt" style:font-weight-asian="normal" style:font-size-complex="10pt" style:font-weight-complex="normal"/>
    </style:style>
    <style:style style:name="T295" style:family="text">
      <style:text-properties style:font-name="Liberation Mono" fo:font-size="10pt" style:text-underline-style="none" fo:font-weight="normal" officeooo:rsid="00c5e0c8" style:font-size-asian="10pt" style:font-weight-asian="normal" style:font-size-complex="10pt" style:font-weight-complex="normal"/>
    </style:style>
    <style:style style:name="T296" style:family="text">
      <style:text-properties style:font-name="Liberation Mono" fo:font-size="10pt" style:text-underline-style="none" fo:font-weight="normal" officeooo:rsid="00c6fc0b" style:font-size-asian="10pt" style:font-weight-asian="normal" style:font-size-complex="10pt" style:font-weight-complex="normal"/>
    </style:style>
    <style:style style:name="T297" style:family="text">
      <style:text-properties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298" style:family="text">
      <style:text-properties style:font-name="Liberation Mono" fo:font-size="10pt" style:text-underline-style="none" fo:font-weight="bold" officeooo:rsid="0242b7a4" style:font-size-asian="10pt" style:font-weight-asian="bold" style:font-size-complex="10pt" style:font-weight-complex="bold"/>
    </style:style>
    <style:style style:name="T299" style:family="text">
      <style:text-properties style:font-name="Liberation Mono" fo:font-size="10pt" style:text-underline-style="none" fo:font-weight="bold" officeooo:rsid="02405104" style:font-size-asian="10pt" style:font-weight-asian="bold" style:font-size-complex="10pt" style:font-weight-complex="bold"/>
    </style:style>
    <style:style style:name="T300" style:family="text">
      <style:text-properties style:font-name="Liberation Mono" fo:font-size="10pt" style:text-underline-style="solid" style:text-underline-width="auto" style:text-underline-color="font-color" fo:font-weight="normal" officeooo:rsid="00c5e0c8" style:font-size-asian="10pt" style:font-weight-asian="normal" style:font-size-complex="10pt" style:font-weight-complex="normal"/>
    </style:style>
    <style:style style:name="T301" style:family="text">
      <style:text-properties style:font-name="Liberation Mono" officeooo:rsid="003e68df" fo:background-color="transparent" loext:char-shading-value="0"/>
    </style:style>
    <style:style style:name="T302" style:family="text">
      <style:text-properties style:font-name="Liberation Mono" officeooo:rsid="0057b4fc" fo:background-color="transparent" loext:char-shading-value="0"/>
    </style:style>
    <style:style style:name="T303" style:family="text">
      <style:text-properties style:font-name="Liberation Mono" style:text-underline-style="none" officeooo:rsid="01ea3814"/>
    </style:style>
    <style:style style:name="T304" style:family="text">
      <style:text-properties style:font-name="Liberation Mono" style:text-underline-style="none" fo:font-weight="bold" officeooo:rsid="01ea3814" style:font-weight-asian="bold" style:font-weight-complex="bold"/>
    </style:style>
    <style:style style:name="T305" style:family="text">
      <style:text-properties officeooo:rsid="0015dbd2"/>
    </style:style>
    <style:style style:name="T306" style:family="text">
      <style:text-properties fo:color="#800080" style:font-name="Liberation Mono" fo:font-size="10pt" officeooo:rsid="00441a36" style:font-size-asian="10pt" style:font-size-complex="10pt"/>
    </style:style>
    <style:style style:name="T307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08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09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310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11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312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313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314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315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16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17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18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19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20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21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22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23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24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25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326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327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328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29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30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31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32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33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334" style:family="text">
      <style:text-properties fo:color="#800080" style:font-name="Liberation Mono" fo:font-size="10pt" style:text-underline-style="none" fo:font-weight="bold" officeooo:rsid="023a0a33" style:font-size-asian="10pt" style:font-weight-asian="bold" style:font-size-complex="10pt" style:font-weight-complex="bold"/>
    </style:style>
    <style:style style:name="T335" style:family="text">
      <style:text-properties fo:color="#80008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336" style:family="text">
      <style:text-properties fo:color="#800080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337" style:family="text">
      <style:text-properties fo:color="#800080" style:font-name="Liberation Mono" fo:font-size="10pt" style:text-underline-style="none" fo:font-weight="bold" officeooo:rsid="01eb5ae0" style:font-size-asian="10pt" style:font-weight-asian="bold" style:font-size-complex="10pt" style:font-weight-complex="bold"/>
    </style:style>
    <style:style style:name="T338" style:family="text">
      <style:text-properties fo:color="#800080" style:font-name="Liberation Mono" fo:font-size="10pt" style:text-underline-style="none" fo:font-weight="normal" officeooo:rsid="02652cab" style:font-size-asian="10pt" style:font-weight-asian="normal" style:font-size-complex="10pt" style:font-weight-complex="normal"/>
    </style:style>
    <style:style style:name="T339" style:family="text">
      <style:text-properties fo:color="#80008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340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341" style:family="text">
      <style:text-properties fo:color="#800080" style:font-name="Liberation Mono" fo:font-size="10pt" style:text-underline-style="none" fo:font-weight="normal" officeooo:rsid="01005620" style:font-size-asian="10pt" style:font-weight-asian="normal" style:font-size-complex="10pt" style:font-weight-complex="normal"/>
    </style:style>
    <style:style style:name="T342" style:family="text">
      <style:text-properties fo:color="#800080" style:font-name="Liberation Mono" fo:font-size="10pt" style:text-underline-style="none" fo:font-weight="normal" officeooo:rsid="01eb5ae0" style:font-size-asian="10pt" style:font-weight-asian="normal" style:font-size-complex="10pt" style:font-weight-complex="normal"/>
    </style:style>
    <style:style style:name="T343" style:family="text">
      <style:text-properties fo:color="#800080" style:font-name="Liberation Mono" fo:font-size="10pt" style:text-underline-style="none" fo:font-weight="normal" officeooo:rsid="0102f7f2" style:font-size-asian="10pt" style:font-weight-asian="normal" style:font-size-complex="10pt" style:font-weight-complex="normal"/>
    </style:style>
    <style:style style:name="T344" style:family="text">
      <style:text-properties fo:color="#800080" style:text-underline-style="none" fo:font-weight="normal" officeooo:rsid="01eb5ae0" style:font-weight-asian="normal" style:font-weight-complex="normal"/>
    </style:style>
    <style:style style:name="T345" style:family="text">
      <style:text-properties fo:color="#800080" style:text-underline-style="none" fo:font-weight="normal" officeooo:rsid="01005620" style:font-weight-asian="normal" style:font-weight-complex="normal"/>
    </style:style>
    <style:style style:name="T346" style:family="text">
      <style:text-properties fo:color="#800080" style:text-underline-style="none" fo:font-weight="normal" officeooo:rsid="0102f7f2" style:font-weight-asian="normal" style:font-weight-complex="normal"/>
    </style:style>
    <style:style style:name="T347" style:family="text">
      <style:text-properties fo:color="#800080" style:text-underline-style="none" fo:font-weight="bold" officeooo:rsid="01ea3814" style:font-weight-asian="bold" style:font-weight-complex="bold"/>
    </style:style>
    <style:style style:name="T348" style:family="text">
      <style:text-properties fo:color="#800080" style:text-underline-style="none" fo:font-weight="bold" officeooo:rsid="01eb5ae0" style:font-weight-asian="bold" style:font-weight-complex="bold"/>
    </style:style>
    <style:style style:name="T349" style:family="text">
      <style:text-properties fo:color="#800080" style:text-underline-style="none" officeooo:rsid="01ea3814"/>
    </style:style>
    <style:style style:name="T350" style:family="text">
      <style:text-properties fo:color="#800080" style:text-underline-style="none" officeooo:rsid="01eb5ae0"/>
    </style:style>
    <style:style style:name="T351" style:family="text">
      <style:text-properties fo:color="#800080" fo:font-size="10pt" style:text-underline-style="none" fo:font-weight="normal" officeooo:rsid="01005620" style:font-size-asian="10pt" style:font-weight-asian="normal" style:font-size-complex="10pt" style:font-weight-complex="normal"/>
    </style:style>
    <style:style style:name="T352" style:family="text">
      <style:text-properties fo:color="#800080" fo:font-size="10pt" style:text-underline-style="none" fo:font-weight="normal" officeooo:rsid="01eb5ae0" style:font-size-asian="10pt" style:font-weight-asian="normal" style:font-size-complex="10pt" style:font-weight-complex="normal"/>
    </style:style>
    <style:style style:name="T353" style:family="text">
      <style:text-properties fo:color="#800080" fo:font-size="10pt" style:text-underline-style="none" fo:font-weight="normal" officeooo:rsid="0102f7f2" style:font-size-asian="10pt" style:font-weight-asian="normal" style:font-size-complex="10pt" style:font-weight-complex="normal"/>
    </style:style>
    <style:style style:name="T354" style:family="text">
      <style:text-properties fo:color="#800080" fo:font-size="10pt" style:text-underline-style="none" fo:font-weight="bold" officeooo:rsid="01eb5ae0" style:font-size-asian="10pt" style:font-weight-asian="bold" style:font-size-complex="10pt" style:font-weight-complex="bold"/>
    </style:style>
    <style:style style:name="T355" style:family="text">
      <style:text-properties fo:color="#800080" style:font-name="Liberation Mono" fo:font-size="10pt" style:text-underline-style="none" fo:font-weight="normal" officeooo:rsid="01005620" style:font-size-asian="10pt" style:font-weight-asian="normal" style:font-size-complex="10pt" style:font-weight-complex="normal"/>
    </style:style>
    <style:style style:name="T356" style:family="text">
      <style:text-properties fo:color="#800080" style:font-name="Liberation Mono" fo:font-size="10pt" style:font-size-asian="10pt" style:font-size-complex="10pt"/>
    </style:style>
    <style:style style:name="T357" style:family="text">
      <style:text-properties fo:color="#800080" style:font-name="Liberation Mono" fo:font-size="10pt" officeooo:rsid="01005620" style:font-size-asian="10pt" style:font-size-complex="10pt"/>
    </style:style>
    <style:style style:name="T358" style:family="text">
      <style:text-properties fo:color="#800080" style:font-name="Liberation Mono" fo:font-size="10pt" fo:font-weight="normal" style:font-size-asian="10pt" style:font-weight-asian="normal" style:font-size-complex="10pt" style:font-weight-complex="normal"/>
    </style:style>
    <style:style style:name="T359" style:family="text">
      <style:text-properties fo:color="#800080" style:font-name="Liberation Mono" style:text-underline-style="none" fo:font-weight="normal" officeooo:rsid="01005620" style:font-weight-asian="normal" style:font-weight-complex="normal"/>
    </style:style>
    <style:style style:name="T360" style:family="text">
      <style:text-properties fo:color="#800080" fo:font-weight="bold" style:font-weight-asian="bold" style:font-weight-complex="bold"/>
    </style:style>
    <style:style style:name="T361" style:family="text">
      <style:text-properties officeooo:rsid="0031d8af"/>
    </style:style>
    <style:style style:name="T362" style:family="text">
      <style:text-properties fo:color="#ff0000"/>
    </style:style>
    <style:style style:name="T363" style:family="text">
      <style:text-properties fo:color="#ff0000" officeooo:rsid="01322a9b"/>
    </style:style>
    <style:style style:name="T364" style:family="text">
      <style:text-properties fo:color="#ff0000" fo:font-weight="bold" style:font-weight-asian="bold" style:font-weight-complex="bold"/>
    </style:style>
    <style:style style:name="T365" style:family="text">
      <style:text-properties fo:font-weight="normal"/>
    </style:style>
    <style:style style:name="T366" style:family="text">
      <style:text-properties fo:font-weight="normal" style:font-weight-asian="normal" style:font-weight-complex="normal"/>
    </style:style>
    <style:style style:name="T367" style:family="text">
      <style:text-properties fo:font-weight="normal" officeooo:rsid="000e396a" style:font-weight-asian="normal" style:font-weight-complex="normal"/>
    </style:style>
    <style:style style:name="T368" style:family="text">
      <style:text-properties fo:font-weight="normal" officeooo:rsid="003a5645" style:font-weight-asian="normal" style:font-weight-complex="normal"/>
    </style:style>
    <style:style style:name="T369" style:family="text">
      <style:text-properties fo:font-weight="normal" officeooo:rsid="003f0255" style:font-weight-asian="normal" style:font-weight-complex="normal"/>
    </style:style>
    <style:style style:name="T370" style:family="text">
      <style:text-properties fo:font-weight="normal" officeooo:rsid="004e98d7" style:font-weight-asian="normal" style:font-weight-complex="normal"/>
    </style:style>
    <style:style style:name="T371" style:family="text">
      <style:text-properties fo:font-weight="normal" officeooo:rsid="0050a8fe" style:font-weight-asian="normal" style:font-weight-complex="normal"/>
    </style:style>
    <style:style style:name="T372" style:family="text">
      <style:text-properties fo:font-weight="normal" officeooo:rsid="007822ac" style:font-weight-asian="normal" style:font-weight-complex="normal"/>
    </style:style>
    <style:style style:name="T373" style:family="text">
      <style:text-properties fo:font-weight="normal" officeooo:rsid="008315fe" style:font-weight-asian="normal" style:font-weight-complex="normal"/>
    </style:style>
    <style:style style:name="T374" style:family="text">
      <style:text-properties fo:font-weight="normal" officeooo:rsid="00840382" style:font-weight-asian="normal" style:font-weight-complex="normal"/>
    </style:style>
    <style:style style:name="T375" style:family="text">
      <style:text-properties fo:font-weight="normal" officeooo:rsid="01005620" style:font-weight-asian="normal" style:font-weight-complex="normal"/>
    </style:style>
    <style:style style:name="T376" style:family="text">
      <style:text-properties fo:font-weight="normal" officeooo:rsid="010184ae" style:font-weight-asian="normal" style:font-weight-complex="normal"/>
    </style:style>
    <style:style style:name="T377" style:family="text">
      <style:text-properties fo:font-weight="normal" officeooo:rsid="00dbc16d" style:font-weight-asian="normal" style:font-weight-complex="normal"/>
    </style:style>
    <style:style style:name="T378" style:family="text">
      <style:text-properties fo:font-weight="normal" officeooo:rsid="0102f7f2" style:font-weight-asian="normal" style:font-weight-complex="normal"/>
    </style:style>
    <style:style style:name="T379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380" style:family="text">
      <style:text-properties fo:font-weight="normal" officeooo:rsid="0095b38b"/>
    </style:style>
    <style:style style:name="T381" style:family="text">
      <style:text-properties fo:font-weight="normal" officeooo:rsid="00964084"/>
    </style:style>
    <style:style style:name="T382" style:family="text">
      <style:text-properties fo:color="#000000"/>
    </style:style>
    <style:style style:name="T383" style:family="text">
      <style:text-properties fo:color="#000000" fo:font-weight="normal" style:font-weight-asian="normal" style:font-weight-complex="normal"/>
    </style:style>
    <style:style style:name="T384" style:family="text">
      <style:text-properties fo:color="#000000" fo:font-weight="normal" officeooo:rsid="001fc096" style:font-weight-asian="normal" style:font-weight-complex="normal"/>
    </style:style>
    <style:style style:name="T385" style:family="text">
      <style:text-properties fo:color="#000000" fo:font-weight="normal" officeooo:rsid="00226f2b" style:font-weight-asian="normal" style:font-weight-complex="normal"/>
    </style:style>
    <style:style style:name="T386" style:family="text">
      <style:text-properties fo:color="#000000" fo:font-weight="normal" officeooo:rsid="002444bc" style:font-weight-asian="normal" style:font-weight-complex="normal"/>
    </style:style>
    <style:style style:name="T387" style:family="text">
      <style:text-properties fo:color="#000000" fo:font-weight="normal" officeooo:rsid="0037015d" style:font-weight-asian="normal" style:font-weight-complex="normal"/>
    </style:style>
    <style:style style:name="T388" style:family="text">
      <style:text-properties fo:color="#000000" fo:font-weight="normal" officeooo:rsid="00417cc6" style:font-weight-asian="normal" style:font-weight-complex="normal"/>
    </style:style>
    <style:style style:name="T389" style:family="text">
      <style:text-properties fo:color="#000000" fo:font-weight="normal" officeooo:rsid="004d38ad" style:font-weight-asian="normal" style:font-weight-complex="normal"/>
    </style:style>
    <style:style style:name="T390" style:family="text">
      <style:text-properties fo:color="#000000" fo:font-weight="normal" officeooo:rsid="00500a7a" style:font-weight-asian="normal" style:font-weight-complex="normal"/>
    </style:style>
    <style:style style:name="T391" style:family="text">
      <style:text-properties fo:color="#000000" fo:font-weight="normal" officeooo:rsid="00312987" style:font-weight-asian="normal" style:font-weight-complex="normal"/>
    </style:style>
    <style:style style:name="T392" style:family="text">
      <style:text-properties fo:color="#000000" fo:font-weight="normal" officeooo:rsid="0057fa42" style:font-weight-asian="normal" style:font-weight-complex="normal"/>
    </style:style>
    <style:style style:name="T393" style:family="text">
      <style:text-properties fo:color="#000000" fo:font-weight="normal" officeooo:rsid="006129dd" style:font-weight-asian="normal" style:font-weight-complex="normal"/>
    </style:style>
    <style:style style:name="T394" style:family="text">
      <style:text-properties fo:color="#000000" fo:font-weight="normal" officeooo:rsid="0064584c" style:font-weight-asian="normal" style:font-weight-complex="normal"/>
    </style:style>
    <style:style style:name="T395" style:family="text">
      <style:text-properties fo:color="#000000" fo:font-weight="normal" officeooo:rsid="00655b03" style:font-weight-asian="normal" style:font-weight-complex="normal"/>
    </style:style>
    <style:style style:name="T396" style:family="text">
      <style:text-properties fo:color="#000000" fo:font-weight="normal" officeooo:rsid="006740d5" style:font-weight-asian="normal" style:font-weight-complex="normal"/>
    </style:style>
    <style:style style:name="T397" style:family="text">
      <style:text-properties fo:color="#000000" fo:font-weight="normal" officeooo:rsid="006973e8" style:font-weight-asian="normal" style:font-weight-complex="normal"/>
    </style:style>
    <style:style style:name="T398" style:family="text">
      <style:text-properties fo:color="#000000" fo:font-weight="normal" officeooo:rsid="006af3d6" style:font-weight-asian="normal" style:font-weight-complex="normal"/>
    </style:style>
    <style:style style:name="T399" style:family="text">
      <style:text-properties fo:color="#000000" fo:font-weight="normal" officeooo:rsid="006b9f05" style:font-weight-asian="normal" style:font-weight-complex="normal"/>
    </style:style>
    <style:style style:name="T400" style:family="text">
      <style:text-properties fo:color="#000000" fo:font-weight="normal" officeooo:rsid="006e17d6" style:font-weight-asian="normal" style:font-weight-complex="normal"/>
    </style:style>
    <style:style style:name="T401" style:family="text">
      <style:text-properties fo:color="#000000" fo:font-weight="normal" officeooo:rsid="007104c0" style:font-weight-asian="normal" style:font-weight-complex="normal"/>
    </style:style>
    <style:style style:name="T402" style:family="text">
      <style:text-properties fo:color="#000000" fo:font-weight="normal" officeooo:rsid="006d74d4" style:font-weight-asian="normal" style:font-weight-complex="normal"/>
    </style:style>
    <style:style style:name="T403" style:family="text">
      <style:text-properties fo:color="#000000" fo:font-weight="normal" officeooo:rsid="0075fcb6" style:font-weight-asian="normal" style:font-weight-complex="normal"/>
    </style:style>
    <style:style style:name="T404" style:family="text">
      <style:text-properties fo:color="#000000" fo:font-weight="normal" officeooo:rsid="00760242" style:font-weight-asian="normal" style:font-weight-complex="normal"/>
    </style:style>
    <style:style style:name="T405" style:family="text">
      <style:text-properties fo:color="#000000" fo:font-weight="normal" officeooo:rsid="00776207" style:font-weight-asian="normal" style:font-weight-complex="normal"/>
    </style:style>
    <style:style style:name="T406" style:family="text">
      <style:text-properties fo:color="#000000" fo:font-weight="normal" officeooo:rsid="007cb412" style:font-weight-asian="normal" style:font-weight-complex="normal"/>
    </style:style>
    <style:style style:name="T407" style:family="text">
      <style:text-properties fo:color="#000000" fo:font-weight="normal" officeooo:rsid="00b3093f" style:font-weight-asian="normal" style:font-weight-complex="normal"/>
    </style:style>
    <style:style style:name="T408" style:family="text">
      <style:text-properties fo:color="#000000" fo:font-weight="normal" officeooo:rsid="00809cd2" style:font-weight-asian="normal" style:font-weight-complex="normal"/>
    </style:style>
    <style:style style:name="T409" style:family="text">
      <style:text-properties fo:color="#000000" fo:font-weight="normal" officeooo:rsid="00efcba4" style:font-weight-asian="normal" style:font-weight-complex="normal"/>
    </style:style>
    <style:style style:name="T410" style:family="text">
      <style:text-properties fo:color="#000000" fo:font-weight="normal" officeooo:rsid="00dbc16d" style:font-weight-asian="normal" style:font-weight-complex="normal"/>
    </style:style>
    <style:style style:name="T411" style:family="text">
      <style:text-properties fo:color="#000000" fo:font-weight="normal" officeooo:rsid="0102f7f2" style:font-weight-asian="normal" style:font-weight-complex="normal"/>
    </style:style>
    <style:style style:name="T412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413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414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415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416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417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418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419" style:family="text">
      <style:text-properties fo:color="#000000" fo:font-weight="normal" officeooo:rsid="0078239f" fo:background-color="transparent" loext:char-shading-value="0"/>
    </style:style>
    <style:style style:name="T420" style:family="text">
      <style:text-properties fo:color="#000000" fo:font-weight="normal" style:font-name-asian="Noto Sans Mono CJK SC" style:font-name-complex="Liberation Mono"/>
    </style:style>
    <style:style style:name="T421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422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423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424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425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426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427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428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429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30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431" style:family="text">
      <style:text-properties fo:color="#000000" style:font-name="Liberation Mono" fo:font-size="10pt" fo:font-weight="normal" officeooo:rsid="009fbc36" style:font-name-asian="Noto Sans Mono CJK SC" style:font-size-asian="10pt" style:font-weight-asian="normal" style:font-name-complex="Liberation Mono" style:font-size-complex="10pt" style:font-weight-complex="normal"/>
    </style:style>
    <style:style style:name="T432" style:family="text">
      <style:text-properties fo:color="#000000" style:font-name="Liberation Mono" fo:font-size="10pt" fo:font-weight="normal" officeooo:rsid="00efcba4" style:font-name-asian="Noto Sans Mono CJK SC" style:font-size-asian="10pt" style:font-weight-asian="normal" style:font-name-complex="Liberation Mono" style:font-size-complex="10pt" style:font-weight-complex="normal"/>
    </style:style>
    <style:style style:name="T433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434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435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436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437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438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439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440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441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442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443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44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45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446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447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448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449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450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451" style:family="text">
      <style:text-properties fo:color="#000000" style:font-name="Liberation Mono" fo:font-size="10pt" fo:font-weight="normal" officeooo:rsid="00dc87ae" style:font-size-asian="10pt" style:font-weight-asian="normal" style:font-size-complex="10pt" style:font-weight-complex="normal"/>
    </style:style>
    <style:style style:name="T452" style:family="text">
      <style:text-properties fo:color="#000000" style:font-name="Liberation Mono" fo:font-size="10pt" fo:font-weight="normal" officeooo:rsid="0102f7f2" style:font-size-asian="10pt" style:font-weight-asian="normal" style:font-size-complex="10pt" style:font-weight-complex="normal"/>
    </style:style>
    <style:style style:name="T453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54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55" style:family="text">
      <style:text-properties fo:color="#000000" style:font-name="Liberation Mono" fo:font-size="10pt" fo:font-weight="normal" officeooo:rsid="00e1121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456" style:family="text">
      <style:text-properties fo:color="#000000" style:font-name="Liberation Mono" fo:font-size="10pt" fo:font-weight="normal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457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58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459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460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461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462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463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464" style:family="text">
      <style:text-properties fo:color="#000000" style:font-name="Liberation Mono" fo:font-size="10pt" fo:font-weight="normal" officeooo:rsid="00dcbe95" fo:background-color="transparent" loext:char-shading-value="0" style:font-size-asian="10pt" style:font-weight-asian="normal" style:font-size-complex="10pt" style:font-weight-complex="normal"/>
    </style:style>
    <style:style style:name="T465" style:family="text">
      <style:text-properties fo:color="#000000" style:font-name="Liberation Mono" fo:font-size="10pt" fo:font-weight="normal" officeooo:rsid="00deac52" fo:background-color="transparent" loext:char-shading-value="0" style:font-size-asian="10pt" style:font-weight-asian="normal" style:font-size-complex="10pt" style:font-weight-complex="normal"/>
    </style:style>
    <style:style style:name="T466" style:family="text">
      <style:text-properties fo:color="#000000" style:font-name="Liberation Mono" fo:font-size="10pt" fo:font-weight="normal" officeooo:rsid="00e324c1" fo:background-color="transparent" loext:char-shading-value="0" style:font-size-asian="10pt" style:font-weight-asian="normal" style:font-size-complex="10pt" style:font-weight-complex="normal"/>
    </style:style>
    <style:style style:name="T467" style:family="text">
      <style:text-properties fo:color="#000000" style:font-name="Liberation Mono" fo:font-size="10pt" fo:font-weight="normal" officeooo:rsid="00f564bf" fo:background-color="transparent" loext:char-shading-value="0" style:font-size-asian="10pt" style:font-weight-asian="normal" style:font-size-complex="10pt" style:font-weight-complex="normal"/>
    </style:style>
    <style:style style:name="T468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469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470" style:family="text">
      <style:text-properties fo:color="#000000" style:font-name="Liberation Mono" fo:font-size="10pt" officeooo:rsid="00441a36" style:font-size-asian="10pt" style:font-size-complex="10pt"/>
    </style:style>
    <style:style style:name="T471" style:family="text">
      <style:text-properties fo:color="#000000" style:font-name="Liberation Mono" fo:font-size="10pt" officeooo:rsid="001fc096" style:font-size-asian="10pt" style:font-size-complex="10pt"/>
    </style:style>
    <style:style style:name="T472" style:family="text">
      <style:text-properties fo:color="#000000" style:font-name="Liberation Mono" fo:font-size="10pt" officeooo:rsid="013c4ccc" style:font-size-asian="10pt" style:font-size-complex="10pt"/>
    </style:style>
    <style:style style:name="T473" style:family="text">
      <style:text-properties fo:color="#000000" style:font-name="Liberation Mono" fo:font-size="10pt" officeooo:rsid="004762bf" style:font-size-asian="10pt" style:font-size-complex="10pt"/>
    </style:style>
    <style:style style:name="T474" style:family="text">
      <style:text-properties fo:color="#000000" style:font-name="Liberation Mono" fo:font-size="10pt" officeooo:rsid="0097e6d5" style:font-size-asian="10pt" style:font-size-complex="10pt"/>
    </style:style>
    <style:style style:name="T475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476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477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478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479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480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481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482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483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84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485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486" style:family="text">
      <style:text-properties fo:color="#000000" style:font-name="Liberation Mono" fo:font-size="10pt" style:text-underline-style="none" fo:font-weight="normal" officeooo:rsid="023b1029" style:font-size-asian="10pt" style:font-weight-asian="normal" style:font-size-complex="10pt" style:font-weight-complex="normal"/>
    </style:style>
    <style:style style:name="T487" style:family="text">
      <style:text-properties fo:color="#000000" style:font-name="Liberation Mono" fo:font-size="10pt" style:text-underline-style="none" fo:font-weight="normal" officeooo:rsid="00ad6165" style:font-size-asian="10pt" style:font-weight-asian="normal" style:font-size-complex="10pt" style:font-weight-complex="normal"/>
    </style:style>
    <style:style style:name="T488" style:family="text">
      <style:text-properties fo:color="#000000" style:font-name="Liberation Mono" fo:font-size="10pt" style:text-underline-style="none" fo:font-weight="normal" officeooo:rsid="0242ed0d" style:font-size-asian="10pt" style:font-weight-asian="normal" style:font-size-complex="10pt" style:font-weight-complex="normal"/>
    </style:style>
    <style:style style:name="T489" style:family="text">
      <style:text-properties fo:color="#000000" style:font-name="Liberation Mono" fo:font-size="10pt" style:text-underline-style="none" fo:font-weight="normal" officeooo:rsid="00b15a42" style:font-size-asian="10pt" style:font-weight-asian="normal" style:font-size-complex="10pt" style:font-weight-complex="normal"/>
    </style:style>
    <style:style style:name="T490" style:family="text">
      <style:text-properties fo:color="#000000" style:font-name="Liberation Mono" fo:font-size="10pt" style:text-underline-style="none" fo:font-weight="normal" officeooo:rsid="00b33ed5" style:font-size-asian="10pt" style:font-weight-asian="normal" style:font-size-complex="10pt" style:font-weight-complex="normal"/>
    </style:style>
    <style:style style:name="T491" style:family="text">
      <style:text-properties fo:color="#000000" style:font-name="Liberation Mono" fo:font-size="10pt" style:text-underline-style="none" fo:font-weight="normal" officeooo:rsid="0233fe2c" style:font-size-asian="10pt" style:font-weight-asian="normal" style:font-size-complex="10pt" style:font-weight-complex="normal"/>
    </style:style>
    <style:style style:name="T492" style:family="text">
      <style:text-properties fo:color="#000000" style:font-name="Liberation Mono" fo:font-size="10pt" style:text-underline-style="none" fo:font-weight="normal" officeooo:rsid="00bdb4ae" style:font-size-asian="10pt" style:font-weight-asian="normal" style:font-size-complex="10pt" style:font-weight-complex="normal"/>
    </style:style>
    <style:style style:name="T493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94" style:family="text">
      <style:text-properties fo:color="#000000" style:font-name="Liberation Mono" fo:font-size="10pt" style:text-underline-style="none" fo:font-weight="normal" officeooo:rsid="00ca0c2b" style:font-size-asian="10pt" style:font-weight-asian="normal" style:font-size-complex="10pt" style:font-weight-complex="normal"/>
    </style:style>
    <style:style style:name="T495" style:family="text">
      <style:text-properties fo:color="#000000" style:font-name="Liberation Mono" fo:font-size="10pt" style:text-underline-style="none" fo:font-weight="bold" officeooo:rsid="00abb43f" style:font-size-asian="10pt" style:font-weight-asian="bold" style:font-size-complex="10pt" style:font-weight-complex="bold"/>
    </style:style>
    <style:style style:name="T496" style:family="text">
      <style:text-properties fo:color="#000000" style:font-name="Liberation Mono" fo:font-size="10pt" style:text-underline-style="none" fo:font-weight="bold" officeooo:rsid="0233fe2c" style:font-size-asian="10pt" style:font-weight-asian="bold" style:font-size-complex="10pt" style:font-weight-complex="bold"/>
    </style:style>
    <style:style style:name="T497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498" style:family="text">
      <style:text-properties fo:color="#000000" fo:font-weight="bold" style:font-weight-asian="bold" style:font-weight-complex="bold"/>
    </style:style>
    <style:style style:name="T499" style:family="text">
      <style:text-properties fo:color="#000000" fo:font-weight="bold" officeooo:rsid="006fa105" style:font-weight-asian="bold" style:font-weight-complex="bold"/>
    </style:style>
    <style:style style:name="T500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01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02" style:family="text">
      <style:text-properties fo:color="#000000" fo:font-style="italic" fo:font-weight="normal" officeooo:rsid="00f2a77a" fo:background-color="transparent" loext:char-shading-value="0" style:font-weight-asian="normal" style:font-weight-complex="normal"/>
    </style:style>
    <style:style style:name="T503" style:family="text">
      <style:text-properties fo:color="#000000" fo:font-size="10pt" fo:font-weight="normal" officeooo:rsid="00dbc16d" style:font-size-asian="10pt" style:font-weight-asian="normal" style:font-size-complex="10pt" style:font-weight-complex="normal"/>
    </style:style>
    <style:style style:name="T504" style:family="text">
      <style:text-properties fo:color="#000000" fo:font-size="10pt" fo:font-weight="normal" officeooo:rsid="0102f7f2" style:font-size-asian="10pt" style:font-weight-asian="normal" style:font-size-complex="10pt" style:font-weight-complex="normal"/>
    </style:style>
    <style:style style:name="T505" style:family="text">
      <style:text-properties fo:color="#000000" style:font-name="Liberation Mono" fo:font-size="10pt" style:text-underline-style="none" fo:font-weight="normal" officeooo:rsid="01005620" style:font-size-asian="10pt" style:font-weight-asian="normal" style:font-size-complex="10pt" style:font-weight-complex="normal"/>
    </style:style>
    <style:style style:name="T506" style:family="text">
      <style:text-properties fo:color="#000000" style:font-name="Liberation Mono" fo:font-size="10pt" style:text-underline-style="none" officeooo:rsid="01005620" style:font-size-asian="10pt" style:font-size-complex="10pt"/>
    </style:style>
    <style:style style:name="T507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508" style:family="text">
      <style:text-properties fo:color="#000000" style:font-name="Liberation Mono" fo:font-size="10pt" fo:font-weight="normal" officeooo:rsid="01005620" style:font-size-asian="10pt" style:font-weight-asian="normal" style:font-size-complex="10pt" style:font-weight-complex="normal"/>
    </style:style>
    <style:style style:name="T509" style:family="text">
      <style:text-properties fo:color="#000000" style:font-name="Liberation Mono" fo:font-size="10pt" style:font-size-asian="10pt" style:font-size-complex="10pt"/>
    </style:style>
    <style:style style:name="T510" style:family="text">
      <style:text-properties fo:color="#000000" style:font-name="Liberation Mono" fo:font-size="10pt" officeooo:rsid="01005620" style:font-size-asian="10pt" style:font-size-complex="10pt"/>
    </style:style>
    <style:style style:name="T511" style:family="text">
      <style:text-properties officeooo:rsid="003610d6"/>
    </style:style>
    <style:style style:name="T512" style:family="text">
      <style:text-properties officeooo:rsid="0018503b"/>
    </style:style>
    <style:style style:name="T513" style:family="text">
      <style:text-properties officeooo:rsid="001a3cf0"/>
    </style:style>
    <style:style style:name="T514" style:family="text">
      <style:text-properties officeooo:rsid="001de34a"/>
    </style:style>
    <style:style style:name="T515" style:family="text">
      <style:text-properties officeooo:rsid="001fc096"/>
    </style:style>
    <style:style style:name="T516" style:family="text">
      <style:text-properties officeooo:rsid="005bab04"/>
    </style:style>
    <style:style style:name="T517" style:family="text">
      <style:text-properties fo:background-color="transparent" loext:char-shading-value="0"/>
    </style:style>
    <style:style style:name="T518" style:family="text">
      <style:text-properties officeooo:rsid="00809cd2" fo:background-color="transparent" loext:char-shading-value="0"/>
    </style:style>
    <style:style style:name="T519" style:family="text">
      <style:text-properties officeooo:rsid="00b3093f" fo:background-color="transparent" loext:char-shading-value="0"/>
    </style:style>
    <style:style style:name="T520" style:family="text">
      <style:text-properties officeooo:rsid="00d18a81" fo:background-color="transparent" loext:char-shading-value="0"/>
    </style:style>
    <style:style style:name="T521" style:family="text">
      <style:text-properties officeooo:rsid="002542ea"/>
    </style:style>
    <style:style style:name="T522" style:family="text">
      <style:text-properties officeooo:rsid="00272843"/>
    </style:style>
    <style:style style:name="T523" style:family="text">
      <style:text-properties officeooo:rsid="00312987"/>
    </style:style>
    <style:style style:name="T524" style:family="text">
      <style:text-properties officeooo:rsid="00340f3c"/>
    </style:style>
    <style:style style:name="T525" style:family="text">
      <style:text-properties officeooo:rsid="00350715"/>
    </style:style>
    <style:style style:name="T526" style:family="text">
      <style:text-properties officeooo:rsid="0037ce57"/>
    </style:style>
    <style:style style:name="T527" style:family="text">
      <style:text-properties officeooo:rsid="003a5645"/>
    </style:style>
    <style:style style:name="T528" style:family="text">
      <style:text-properties officeooo:rsid="003c29b2"/>
    </style:style>
    <style:style style:name="T529" style:family="text">
      <style:text-properties officeooo:rsid="003e68df"/>
    </style:style>
    <style:style style:name="T530" style:family="text">
      <style:text-properties officeooo:rsid="00439f73"/>
    </style:style>
    <style:style style:name="T531" style:family="text">
      <style:text-properties officeooo:rsid="004cdc3c"/>
    </style:style>
    <style:style style:name="T532" style:family="text">
      <style:text-properties officeooo:rsid="004d38ad"/>
    </style:style>
    <style:style style:name="T533" style:family="text">
      <style:text-properties officeooo:rsid="00521871"/>
    </style:style>
    <style:style style:name="T534" style:family="text">
      <style:text-properties officeooo:rsid="00565a4a"/>
    </style:style>
    <style:style style:name="T535" style:family="text">
      <style:text-properties officeooo:rsid="0057b4fc"/>
    </style:style>
    <style:style style:name="T536" style:family="text">
      <style:text-properties style:font-weight-asian="bold" style:font-weight-complex="bold"/>
    </style:style>
    <style:style style:name="T537" style:family="text">
      <style:text-properties officeooo:rsid="005fdf30" style:font-weight-asian="bold" style:font-weight-complex="bold"/>
    </style:style>
    <style:style style:name="T538" style:family="text">
      <style:text-properties officeooo:rsid="004e98d7"/>
    </style:style>
    <style:style style:name="T539" style:family="text">
      <style:text-properties officeooo:rsid="006129dd"/>
    </style:style>
    <style:style style:name="T540" style:family="text">
      <style:text-properties officeooo:rsid="00655b03"/>
    </style:style>
    <style:style style:name="T541" style:family="text">
      <style:text-properties officeooo:rsid="0066a86f"/>
    </style:style>
    <style:style style:name="T542" style:family="text">
      <style:text-properties officeooo:rsid="006973e8"/>
    </style:style>
    <style:style style:name="T543" style:family="text">
      <style:text-properties officeooo:rsid="00804fd0"/>
    </style:style>
    <style:style style:name="T544" style:family="text">
      <style:text-properties officeooo:rsid="00b3093f"/>
    </style:style>
    <style:style style:name="T545" style:family="text">
      <style:text-properties officeooo:rsid="0080db45"/>
    </style:style>
    <style:style style:name="T546" style:family="text">
      <style:text-properties officeooo:rsid="008315fe"/>
    </style:style>
    <style:style style:name="T547" style:family="text">
      <style:text-properties officeooo:rsid="008ce52c"/>
    </style:style>
    <style:style style:name="T548" style:family="text">
      <style:text-properties officeooo:rsid="008fc3c9"/>
    </style:style>
    <style:style style:name="T549" style:family="text">
      <style:text-properties officeooo:rsid="00927013"/>
    </style:style>
    <style:style style:name="T550" style:family="text">
      <style:text-properties officeooo:rsid="009b077e"/>
    </style:style>
    <style:style style:name="T551" style:family="text">
      <style:text-properties officeooo:rsid="00a0a8b6"/>
    </style:style>
    <style:style style:name="T552" style:family="text">
      <style:text-properties officeooo:rsid="00a6c7e0"/>
    </style:style>
    <style:style style:name="T553" style:family="text">
      <style:text-properties officeooo:rsid="00b13534"/>
    </style:style>
    <style:style style:name="T554" style:family="text">
      <style:text-properties officeooo:rsid="00b15a42"/>
    </style:style>
    <style:style style:name="T555" style:family="text">
      <style:text-properties officeooo:rsid="00b7cf73"/>
    </style:style>
    <style:style style:name="T556" style:family="text">
      <style:text-properties officeooo:rsid="00b93ad0"/>
    </style:style>
    <style:style style:name="T557" style:family="text">
      <style:text-properties officeooo:rsid="00bb9c22"/>
    </style:style>
    <style:style style:name="T558" style:family="text">
      <style:text-properties officeooo:rsid="00bd3111"/>
    </style:style>
    <style:style style:name="T559" style:family="text">
      <style:text-properties officeooo:rsid="00bdb4ae"/>
    </style:style>
    <style:style style:name="T560" style:family="text">
      <style:text-properties officeooo:rsid="00c10f9c"/>
    </style:style>
    <style:style style:name="T561" style:family="text">
      <style:text-properties style:text-underline-style="solid" style:text-underline-width="auto" style:text-underline-color="font-color"/>
    </style:style>
    <style:style style:name="T562" style:family="text">
      <style:text-properties style:text-underline-style="solid" style:text-underline-width="auto" style:text-underline-color="font-color" officeooo:rsid="00bb9c22"/>
    </style:style>
    <style:style style:name="T563" style:family="text">
      <style:text-properties style:text-underline-style="solid" style:text-underline-width="auto" style:text-underline-color="font-color" officeooo:rsid="01005620"/>
    </style:style>
    <style:style style:name="T564" style:family="text">
      <style:text-properties officeooo:rsid="00d3b3b5"/>
    </style:style>
    <style:style style:name="T565" style:family="text">
      <style:text-properties officeooo:rsid="00d93b15"/>
    </style:style>
    <style:style style:name="T566" style:family="text">
      <style:text-properties officeooo:rsid="00dcbe95"/>
    </style:style>
    <style:style style:name="T567" style:family="text">
      <style:text-properties officeooo:rsid="00ebe10b"/>
    </style:style>
    <style:style style:name="T568" style:family="text">
      <style:text-properties officeooo:rsid="00ee354f"/>
    </style:style>
    <style:style style:name="T569" style:family="text">
      <style:text-properties officeooo:rsid="00f9f210"/>
    </style:style>
    <style:style style:name="T570" style:family="text">
      <style:text-properties officeooo:rsid="01e4261b"/>
    </style:style>
    <style:style style:name="T571" style:family="text">
      <style:text-properties officeooo:rsid="01e4a99e"/>
    </style:style>
    <style:style style:name="T572" style:family="text">
      <style:text-properties officeooo:rsid="01005620"/>
    </style:style>
    <style:style style:name="T573" style:family="text">
      <style:text-properties officeooo:rsid="010184ae"/>
    </style:style>
    <style:style style:name="T574" style:family="text">
      <style:text-properties officeooo:rsid="0102f7f2"/>
    </style:style>
    <style:style style:name="T575" style:family="text">
      <style:text-properties style:text-underline-style="none" officeooo:rsid="01ea3814"/>
    </style:style>
    <style:style style:name="T576" style:family="text">
      <style:text-properties style:text-underline-style="none" fo:font-weight="bold" officeooo:rsid="01ea3814" style:font-weight-asian="bold" style:font-weight-complex="bold"/>
    </style:style>
    <style:style style:name="T577" style:family="text">
      <style:text-properties style:text-underline-style="none" fo:font-weight="bold" officeooo:rsid="01eb5ae0" style:font-weight-asian="bold" style:font-weight-complex="bold"/>
    </style:style>
    <style:style style:name="T578" style:family="text">
      <style:text-properties style:text-underline-style="none" fo:font-weight="bold" officeooo:rsid="01005620" style:font-weight-asian="bold" style:font-weight-complex="bold"/>
    </style:style>
    <style:style style:name="T579" style:family="text">
      <style:text-properties style:text-underline-style="none" fo:font-weight="bold" officeooo:rsid="0102f7f2" style:font-weight-asian="bold" style:font-weight-complex="bold"/>
    </style:style>
    <style:style style:name="T580" style:family="text">
      <style:text-properties style:text-underline-style="none" fo:font-weight="normal" officeooo:rsid="01eb5ae0" style:font-weight-asian="normal" style:font-weight-complex="normal"/>
    </style:style>
    <style:style style:name="T581" style:family="text">
      <style:text-properties style:text-underline-style="none" fo:font-weight="normal" officeooo:rsid="01005620" style:font-weight-asian="normal" style:font-weight-complex="normal"/>
    </style:style>
    <style:style style:name="T582" style:family="text">
      <style:text-properties style:text-underline-style="none" fo:font-weight="normal" officeooo:rsid="0102f7f2" style:font-weight-asian="normal" style:font-weight-complex="normal"/>
    </style:style>
    <style:style style:name="T583" style:family="text">
      <style:text-properties style:text-underline-style="none" officeooo:rsid="01eb5ae0"/>
    </style:style>
    <style:style style:name="T584" style:family="text">
      <style:text-properties style:text-underline-style="none" officeooo:rsid="01005620"/>
    </style:style>
    <style:style style:name="T585" style:family="text">
      <style:text-properties style:text-underline-style="none" officeooo:rsid="0102f7f2"/>
    </style:style>
    <style:style style:name="T586" style:family="text">
      <style:text-properties style:font-name="Liberation Mono"/>
    </style:style>
    <style:style style:name="T587" style:family="text">
      <style:text-properties style:font-name="Liberation Mono" fo:font-weight="normal" officeooo:rsid="01005620" style:font-weight-asian="normal" style:font-weight-complex="normal"/>
    </style:style>
    <style:style style:name="T588" style:family="text">
      <style:text-properties style:font-name="Liberation Mono" fo:font-size="10pt" fo:font-weight="normal" officeooo:rsid="01005620" style:font-size-asian="10pt" style:font-weight-asian="normal" style:font-size-complex="10pt" style:font-weight-complex="normal"/>
    </style:style>
    <style:style style:name="T589" style:family="text">
      <style:text-properties style:font-name="Liberation Mono" fo:font-size="10pt" style:font-size-asian="10pt" style:font-size-complex="10pt"/>
    </style:style>
    <style:style style:name="T590" style:family="text">
      <style:text-properties style:font-name="Liberation Mono" fo:font-size="10pt" style:text-underline-style="none" fo:font-weight="normal" officeooo:rsid="01005620" style:font-size-asian="10pt" style:font-weight-asian="normal" style:font-size-complex="10pt" style:font-weight-complex="normal"/>
    </style:style>
    <style:style style:name="T591" style:family="text">
      <style:text-properties style:font-name="Liberation Mono" fo:font-size="10pt" style:text-underline-style="none" officeooo:rsid="01005620" style:font-size-asian="10pt" style:font-size-complex="10pt"/>
    </style:style>
    <style:style style:name="T592" style:family="text">
      <style:text-properties officeooo:rsid="00dbc16d"/>
    </style:style>
    <style:style style:name="T593" style:family="text">
      <style:text-properties fo:color="#fd050c"/>
    </style:style>
    <style:style style:name="T594" style:family="text">
      <style:text-properties fo:color="#fd050c" fo:font-weight="bold" style:font-weight-asian="bold" style:font-weight-complex="bold"/>
    </style:style>
    <style:style style:name="T595" style:family="text">
      <style:text-properties fo:color="#fd050c" style:text-underline-style="none" fo:font-weight="bold" officeooo:rsid="01ea3814" style:font-weight-asian="bold" style:font-weight-complex="bold"/>
    </style:style>
    <style:style style:name="T596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597" style:family="text">
      <style:text-properties officeooo:rsid="0103e5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7">0) general:</text:p>
      <text:p text:style-name="P4"/>
      <text:p text:style-name="P162"><text:span text:style-name="T12">-</text:span><text:span text:style-name="T13">&gt; </text:span><text:span text:style-name="T12">// </text:span>- single line comments</text:p>
      <text:p text:style-name="P162"><text:span text:style-name="T12">-</text:span><text:span text:style-name="T13">&gt; </text:span><text:span text:style-name="T12">/*</text:span><text:span text:style-name="T11"> … </text:span><text:span text:style-name="T12">*/</text:span><text:span text:style-name="T11"> </text:span>- multiple line comments </text:p>
      <text:p text:style-name="P162"><text:span text:style-name="T12">-</text:span><text:span text:style-name="T15">&gt; int main() {... </text:span><text:span text:style-name="T16">return 0;</text:span><text:span text:style-name="T15">} </text:span><text:span text:style-name="T162">- starting point of program execution.</text:span></text:p>
      <text:p text:style-name="P5"><text:span text:style-name="T14">-&gt; sizeof() </text:span><text:span text:style-name="T1">- </text:span>Yields the size in bytes of the object representation of type</text:p>
      <text:p text:style-name="Preformatted_20_Text"><text:tab/><text:span text:style-name="T171">sizeof(int)<text:tab/></text:span><text:span text:style-name="T367"><text:tab/><text:tab/><text:tab/><text:tab/><text:tab/><text:tab/><text:tab/><text:tab/># out: 4</text:span></text:p>
      <text:p text:style-name="Preformatted_20_Text"><text:span text:style-name="T12">-</text:span><text:span text:style-name="T17">&gt; using namespace …;</text:span><text:span text:style-name="T163"> - defining namespace</text:span></text:p>
      <text:p text:style-name="Preformatted_20_Text"><text:tab/><text:span text:style-name="T170">using namespace std;</text:span></text:p>
      <text:p text:style-name="P16"><text:span text:style-name="T17">-</text:span><text:span text:style-name="T18">&gt; using …;</text:span><text:span text:style-name="T236"> - enable to specify only what you need</text:span></text:p>
      <text:p text:style-name="Preformatted_20_Text"><text:span text:style-name="T383"><text:tab/></text:span><text:span text:style-name="T172">using std::cin;</text:span></text:p>
      <text:p text:style-name="Preformatted_20_Text"><text:span text:style-name="T12">-</text:span><text:span text:style-name="T19">&gt; </text:span><text:span text:style-name="T88">&lt;&lt;</text:span><text:span text:style-name="T19"> </text:span><text:span text:style-name="T237">- insertion operator</text:span></text:p>
      <text:p text:style-name="Preformatted_20_Text"><text:span text:style-name="T12">-</text:span><text:span text:style-name="T19">&gt; &gt;&gt;</text:span><text:span text:style-name="T237"> - extraction operator</text:span></text:p>
      <text:p text:style-name="Preformatted_20_Text"><text:span text:style-name="T12">-</text:span><text:span text:style-name="T26">&gt; const</text:span><text:span text:style-name="T513"> – declare constant variable, function</text:span></text:p>
      <text:p text:style-name="Preformatted_20_Text"><text:tab/><text:span text:style-name="T169">const int months_in_year {12};</text:span></text:p>
      <text:p text:style-name="P164"><text:span text:style-name="T71">-</text:span><text:span text:style-name="T72">&gt; </text:span><text:span text:style-name="T73">static_cast&lt;data_type&gt;(variable)</text:span><text:span text:style-name="T516"> - </text:span>e<text:span text:style-name="T516">xplicit type casting</text:span></text:p>
      <text:p text:style-name="P164"><text:tab/><text:span text:style-name="T164">num3 = </text:span><text:span text:style-name="T165">static_cast&lt;double&gt;(num1)</text:span><text:span text:style-name="T164"> / num2</text:span></text:p>
      <text:p text:style-name="P160"><text:span text:style-name="T12">-</text:span><text:span text:style-name="T30">&gt; !, &amp;&amp;, ||</text:span><text:span text:style-name="T522"> - logical operators: not, and, or</text:span></text:p>
      <text:p text:style-name="P18"><text:tab/><text:span text:style-name="T186">w</text:span><text:span text:style-name="T187">ithin_bounds = (num &gt; lower &amp;&amp; num &lt; upper)</text:span><text:span text:style-name="T263"> -</text:span><text:span text:style-name="T264"> important parenthesis </text:span><text:span text:style-name="T265">for <text:tab/><text:tab/>logical expressions</text:span></text:p>
      <text:p text:style-name="P18"><text:span text:style-name="T96">-</text:span><text:span text:style-name="T117">&gt; &amp;&amp; &gt; || </text:span><text:span text:style-name="T276">- &amp;&amp; has precedence over ||, this means that parentheses are placed <text:tab/>to evaluate what would be evaluated together.</text:span></text:p>
      <text:p text:style-name="P22"/>
      <text:p text:style-name="P18"><text:span text:style-name="T96">-</text:span><text:span text:style-name="T98">&gt; if, else if, else</text:span><text:span text:style-name="T267"> – conditionals</text:span></text:p>
      <text:p text:style-name="P72"><text:tab/>if (expr) {...;}</text:p>
      <text:p text:style-name="P72"><text:tab/>else if (expr) {...;}</text:p>
      <text:p text:style-name="P73"><text:tab/>else {...;}</text:p>
      <text:p text:style-name="P137"><text:span text:style-name="T98">-</text:span><text:span text:style-name="T118">&gt; goto </text:span><text:span text:style-name="T451">- </text:span><text:span text:style-name="T277">A </text:span><text:span text:style-name="T251">goto</text:span><text:span text:style-name="T277"> statement provides an unconditional jump from the goto to a </text:span><text:span text:style-name="T431"><text:tab/>labeled statement in the same function. It is discouraged to used.</text:span></text:p>
      <text:p text:style-name="P83"><text:tab/>if (n &gt; 10) goto label; </text:p>
      <text:p text:style-name="P83"><text:tab/>...</text:p>
      <text:p text:style-name="P83"><text:tab/>label: std::cout &lt;&lt; “Breaking out of nest for loops.” &lt;&lt; std::endl;</text:p>
      <text:p text:style-name="P23"><text:span text:style-name="T12">-&gt; (cond_expr) ? expr1 : expr2 </text:span>- short form of ‘if’ statement</text:p>
      <text:p text:style-name="P69"><text:span text:style-name="T270"><text:tab/></text:span><text:span text:style-name="T269">cout &lt;&lt; num &lt;&lt; " is " &lt;&lt; ( (num %2 ==0) ? "even" : "odd" <text:s/>) &lt;&lt; endl;</text:span></text:p>
      <text:p text:style-name="P19"><text:span text:style-name="T96">-</text:span><text:span text:style-name="T99">&gt; switch </text:span><text:span text:style-name="T250">–</text:span><text:span text:style-name="T268"> used for multiply if statements</text:span></text:p>
      <text:p text:style-name="P146"><text:span text:style-name="T5"><text:tab/>switch</text:span>(expression) {</text:p>
      <text:p text:style-name="P147"><text:tab/> <text:s text:c="2"/><text:tab/><text:span text:style-name="T5">case</text:span> constant-expression:</text:p>
      <text:p text:style-name="P147"><text:s text:c="6"/><text:tab/><text:tab/>statement(s);</text:p>
      <text:p text:style-name="P147"><text:s text:c="6"/><text:tab/><text:tab/><text:span text:style-name="T5">break</text:span>; <text:tab/>//optional</text:p>
      <text:p text:style-name="P147"><text:s text:c="3"/><text:tab/><text:tab/>// you can have any number of case statements.</text:p>
      <text:p text:style-name="P147"><text:s text:c="3"/><text:tab/><text:tab/><text:span text:style-name="T5">default</text:span>: <text:tab/><text:tab/>//Optional</text:p>
      <text:p text:style-name="P147"><text:s text:c="6"/><text:tab/><text:tab/>statement(s);<text:tab/>}</text:p>
      <text:p text:style-name="P19"><text:span text:style-name="T96">-</text:span><text:span text:style-name="T97">&gt; for (int i = 0; i &lt; n; i++){...;}</text:span><text:span text:style-name="T266"> - basic for loop</text:span></text:p>
      <text:p text:style-name="P150"><text:tab/>for (int i {1}<text:span text:style-name="T5">,</text:span> j {5} ; i &lt;= 5; ++i<text:span text:style-name="T5">,</text:span> ++j) {</text:p>
      <text:p text:style-name="P150"><text:tab/><text:tab/>cout &lt;&lt; i &lt;&lt; “ * “ &lt;&lt; j &lt;&lt; “ : “ &lt;&lt; (i * j) &lt;&lt; endl;</text:p>
      <text:p text:style-name="P152"><text:tab/>}</text:p>
      <text:p text:style-name="P96"><text:span text:style-name="T100">-</text:span><text:span text:style-name="T101">&gt; </text:span><text:span text:style-name="T102">for (var_type var_name: sequence) {...;</text:span><text:span text:style-name="T89">}</text:span><text:span text:style-name="T240"> - range-based for loops</text:span></text:p>
      <text:p text:style-name="P70"><text:span text:style-name="T240"><text:tab/></text:span><text:span text:style-name="T241">for (</text:span><text:span text:style-name="T247">auto</text:span><text:span text:style-name="T242">/</text:span><text:span text:style-name="T248">int</text:span><text:span text:style-name="T241"> score : scores) </text:span></text:p>
      <text:p text:style-name="P85"><text:tab/><text:tab/>cout &lt;&lt; score &lt;&lt; endl;</text:p>
      <text:p text:style-name="P40"><text:tab/>If the values stored in the range are expensive to copy, you may want to <text:tab/>use const auto &amp;val.</text:p>
      <text:p text:style-name="P92"><text:span text:style-name="T240"><text:tab/></text:span><text:span text:style-name="T241">for (</text:span><text:span text:style-name="T249">const</text:span><text:span text:style-name="T244"> </text:span><text:span text:style-name="T247">auto</text:span><text:span text:style-name="T241"> </text:span><text:span text:style-name="T245">&amp;</text:span><text:span text:style-name="T244">val</text:span><text:span text:style-name="T241"> : </text:span><text:span text:style-name="T244">values</text:span><text:span text:style-name="T241">) </text:span></text:p>
      <text:p text:style-name="P86"><text:tab/><text:tab/>cout &lt;&lt; <text:span text:style-name="T552">val</text:span> &lt;&lt; endl;<text:tab/></text:p>
      <text:p text:style-name="P97"><text:span text:style-name="T100">-</text:span><text:span text:style-name="T103">&gt; </text:span><text:span text:style-name="T104">while (expression) {...;</text:span><text:span text:style-name="T103">}</text:span><text:span text:style-name="T317"> </text:span><text:span text:style-name="T435">- basic while loop</text:span></text:p>
      <text:p text:style-name="P97"><text:span text:style-name="T103">-&gt; </text:span><text:span text:style-name="T105">do {...;</text:span><text:span text:style-name="T103">} while (expression);</text:span><text:span text:style-name="T435"> - basic do-while loop</text:span></text:p>
      <text:p text:style-name="P71"><text:span text:style-name="T263"><text:tab/></text:span><text:span text:style-name="T271">int number {};</text:span></text:p>
      <text:p text:style-name="P151"><text:tab/><text:tab/>do {</text:p>
      <text:p text:style-name="P151"><text:tab/><text:tab/><text:tab/>cout &lt;&lt; “Enter an integer between 1 and 5: “;</text:p>
      <text:p text:style-name="P151"><text:tab/><text:tab/><text:tab/>cin &gt;&gt; number;</text:p>
      <text:p text:style-name="P74"><text:tab/><text:tab/>} while (number &lt;= 1 || number &gt;= 5);</text:p>
      <text:p text:style-name="P20"><text:soft-page-break/><text:span text:style-name="T12">-</text:span><text:span text:style-name="T32">&gt; abs()</text:span><text:span text:style-name="T525"> - return absolute value</text:span></text:p>
      <text:p text:style-name="P20"><text:tab/><text:span text:style-name="T226">int n = std::abs(-10);</text:span></text:p>
      <text:p text:style-name="P20"><text:span text:style-name="T12">-</text:span><text:span text:style-name="T36">&gt; (int)c / (char)n </text:span><text:span text:style-name="T529">– conversion betwee</text:span><text:span text:style-name="T301">n int and char </text:span><text:span text:style-name="T302">for letters eg. ‘a’</text:span></text:p>
      <text:p text:style-name="P184"><text:tab/>int n = (int)arr[i] + 1;</text:p>
      <text:p text:style-name="P188"><text:tab/>char c = (char)n;</text:p>
      <text:p text:style-name="P24"><text:span text:style-name="T12">-</text:span><text:span text:style-name="T42">&gt; (int)a – int(‘0’)</text:span><text:span text:style-name="T535"> – conversion from character digits to int (trick), if ‘a’ <text:tab/>is a digit between 0-9</text:span></text:p>
      <text:p text:style-name="P149"><text:span text:style-name="T128">-</text:span><text:span text:style-name="T129">&gt; decltype() </text:span><text:span text:style-name="T464">- i</text:span>nspects the declared type of an entity or the type and value <text:tab/>cat<text:span text:style-name="T239">egory of an expression. </text:span></text:p>
      <text:p text:style-name="P153"><text:tab/>const int x = 123;</text:p>
      <text:p text:style-name="P153"><text:tab/>a<text:span text:style-name="T566">u</text:span>to y = x;<text:tab/><text:tab/><text:tab/>// y has type int</text:p>
      <text:p text:style-name="P153"><text:tab/>decltype(auto) z = x; <text:tab/>// z has type const int, the declared type of x</text:p>
      <text:p text:style-name="P65"><text:span text:style-name="T517">-</text:span><text:span text:style-name="T518">&gt; </text:span><text:span text:style-name="T519">r</text:span><text:span text:style-name="T520">eturn_type</text:span><text:span text:style-name="T519"> function_name(parameters) </text:span><text:span text:style-name="T544">{<text:tab/><text:tab/></text:span><text:span text:style-name="T407">- </text:span><text:span text:style-name="T408">regular function</text:span></text:p>
      <text:p text:style-name="P195"><text:tab/>statements(s);</text:p>
      <text:p text:style-name="P194"><text:tab/>return 0;<text:span text:style-name="T517">}</text:span></text:p>
      <text:p text:style-name="P116"><text:span text:style-name="T100">-</text:span><text:span text:style-name="T108">&gt; </text:span><text:span text:style-name="T109">void function_name(</text:span><text:span text:style-name="T108">parameters</text:span><text:span text:style-name="T109">) {<text:tab/><text:tab/><text:tab/><text:tab/></text:span><text:span text:style-name="T438">- </text:span><text:span text:style-name="T428">void</text:span><text:span text:style-name="T439"> function</text:span></text:p>
      <text:p text:style-name="P194"><text:tab/>statements(s);</text:p>
      <text:p text:style-name="P194"><text:tab/>return; // optional}</text:p>
      <text:p text:style-name="P197"><text:span text:style-name="T109">-</text:span><text:span text:style-name="T113">&gt; int multiply(int a, int b = 1); </text:span><text:span text:style-name="T463">default values must be specified in function <text:tab/>declaration</text:span></text:p>
      <text:p text:style-name="P196"><text:span text:style-name="T12">-</text:span><text:span text:style-name="T51">&gt; </text:span><text:span text:style-name="T12">int function_name(</text:span><text:span text:style-name="T52">int a</text:span><text:span text:style-name="T12">);</text:span> - <text:span text:style-name="T545">function prototype</text:span></text:p>
      <text:p text:style-name="P48"><text:span text:style-name="T11">-</text:span><text:span text:style-name="T155">&gt; </text:span><text:span text:style-name="T137">void scale_number(int &amp;num);</text:span><text:span text:style-name="T272"> - </text:span><text:span text:style-name="T273">pass by reference</text:span></text:p>
      <text:p text:style-name="P8"><text:span text:style-name="T11">-</text:span><text:span text:style-name="T156">&gt; static </text:span><text:span text:style-name="T546">–</text:span><text:span text:style-name="T373"> variable declared with keyword static preserves its value between <text:tab/>function calls</text:span></text:p>
      <text:p text:style-name="P9"><text:span text:style-name="T373"><text:tab/></text:span><text:span text:style-name="T188">static int value {10};</text:span></text:p>
      <text:p text:style-name="P10"><text:span text:style-name="T11">-</text:span><text:span text:style-name="T157">&gt; inline </text:span><text:span text:style-name="T374">- </text:span><text:span text:style-name="T274">suggest to the compiler to compile </text:span><text:span text:style-name="T275">function</text:span><text:span text:style-name="T274"> ‘inline’</text:span></text:p>
      <text:p text:style-name="P10"><text:tab/><text:span text:style-name="T205">inline</text:span><text:span text:style-name="T189"> int add_number(int a, int b) {...;</text:span><text:span text:style-name="T190">}</text:span><text:tab/></text:p>
      <text:p text:style-name="P198"><text:span text:style-name="T114">-</text:span><text:span text:style-name="T115">&gt; </text:span><text:span text:style-name="T116">nullptr</text:span><text:span text:style-name="T114">;</text:span><text:span text:style-name="T448"> - </text:span><text:span text:style-name="T450">a</text:span><text:span text:style-name="T449"> keyword denoting a null pointer constant. It can be converted to <text:tab/>any pointer or pointer-to-member type, yielding a null pointer of the <text:tab/>resulting type.</text:span></text:p>
      <text:p text:style-name="P8"/>
      <text:p text:style-name="P49">0) class:</text:p>
      <text:p text:style-name="P14"><text:span text:style-name="T11">-&gt; this </text:span><text:span text:style-name="T366">- is a pointer to the instance of the class on which the</text:span></text:p>
      <text:p text:style-name="P129"><text:tab/>function was called. <text:span text:style-name="T5">this</text:span> cannot be used in a static member function.</text:p>
      <text:p text:style-name="P8"/>
      <text:p text:style-name="P8">1) variables:</text:p>
      <text:p text:style-name="P53"/>
      <text:p text:style-name="P155"><text:span text:style-name="T22">-</text:span><text:span text:style-name="T23">&gt; </text:span><text:span text:style-name="T22">int age;</text:span><text:span text:style-name="T361"> - uninitiliazed </text:span><text:span text:style-name="T363">(not a good practice)</text:span></text:p>
      <text:p text:style-name="P154"><text:span text:style-name="T23">-&gt; </text:span><text:span text:style-name="T22">int age = 21; </text:span><text:span text:style-name="T361">- C-like initilization</text:span></text:p>
      <text:p text:style-name="P154"><text:span text:style-name="T22">-</text:span><text:span text:style-name="T23">&gt; </text:span><text:span text:style-name="T22">int age (21); </text:span><text:span text:style-name="T361">- Constructor initilization</text:span></text:p>
      <text:p text:style-name="P154"><text:span text:style-name="T22">-</text:span><text:span text:style-name="T23">&gt; </text:span><text:span text:style-name="T22">int age {21}; </text:span><text:span text:style-name="T361">- c++11 list initilization syntax; helps to catch an error, <text:tab/></text:span><text:span text:style-name="T184">recommended</text:span><text:span text:style-name="T361"> <text:tab/></text:span></text:p>
      <text:p text:style-name="P157"><text:span text:style-name="T12">-</text:span><text:span text:style-name="T23">&gt; </text:span><text:span text:style-name="T12">unsigned</text:span><text:span text:style-name="T11">/signed </text:span><text:span text:style-name="T12">short</text:span><text:span text:style-name="T11"> int</text:span> # at least 16 bits</text:p>
      <text:p text:style-name="P157"><text:span text:style-name="T12">-</text:span><text:span text:style-name="T23">&gt; </text:span><text:span text:style-name="T12">unsigned</text:span><text:span text:style-name="T11">/signed </text:span><text:span text:style-name="T12">int</text:span><text:span text:style-name="T11"> </text:span># at least 16 bits</text:p>
      <text:p text:style-name="P157"><text:span text:style-name="T12">-</text:span><text:span text:style-name="T23">&gt; </text:span><text:span text:style-name="T12">unsigned</text:span><text:span text:style-name="T11">/signed </text:span><text:span text:style-name="T12">long</text:span><text:span text:style-name="T11"> int</text:span> # # at least 32 bits</text:p>
      <text:p text:style-name="P157"><text:span text:style-name="T12">-</text:span><text:span text:style-name="T23">&gt; </text:span><text:span text:style-name="T12">unsigned/signed long long int </text:span><text:span text:style-name="T383"># at least 64 bits</text:span></text:p>
      <text:p text:style-name="P156"><text:span text:style-name="T12">-</text:span><text:span text:style-name="T23">&gt; </text:span><text:span text:style-name="T12">float</text:span> – 7 decimal digits</text:p>
      <text:p text:style-name="P155"><text:span text:style-name="T24">-</text:span><text:span text:style-name="T23">&gt; </text:span><text:span text:style-name="T24">double</text:span><text:span text:style-name="T511"> – 15 decimal digits</text:span></text:p>
      <text:p text:style-name="P156"><text:span text:style-name="T12">-</text:span><text:span text:style-name="T23">&gt; </text:span><text:span text:style-name="T12">long double</text:span><text:span text:style-name="T11"> </text:span>– 19 decimal digits</text:p>
      <text:p text:style-name="P156"><text:span text:style-name="T12">-</text:span><text:span text:style-name="T25">&gt; bool </text:span><text:span text:style-name="T512">– true/false</text:span></text:p>
      <text:p text:style-name="Preformatted_20_Text"/>
      <text:p text:style-name="P13">2) pointers:</text:p>
      <text:p text:style-name="Preformatted_20_Text"/>
      <text:p text:style-name="P118">-<text:span text:style-name="T547">&gt; </text:span><text:span text:style-name="Source_20_Text"><text:span text:style-name="T191">type *name </text:span></text:span><text:span text:style-name="Source_20_Text"><text:span text:style-name="T192">{nullptr}</text:span></text:span><text:span text:style-name="Source_20_Text"><text:span text:style-name="T191">; - </text:span></text:span><text:span text:style-name="Source_20_Text"><text:span text:style-name="T193">pointer declaration</text:span></text:span></text:p>
      <text:p text:style-name="P118"><text:span text:style-name="Source_20_Text"><text:span text:style-name="T193"><text:tab/></text:span></text:span><text:span text:style-name="Variable"><text:span text:style-name="T318">char</text:span></text:span><text:span text:style-name="Source_20_Text"><text:span text:style-name="T318"> *</text:span></text:span><text:span text:style-name="Source_20_Text"><text:span text:style-name="T328">c</text:span></text:span><text:span text:style-name="Source_20_Text"><text:span text:style-name="T318"> </text:span></text:span><text:span text:style-name="Source_20_Text"><text:span text:style-name="T319">{</text:span></text:span><text:span text:style-name="Source_20_Text"><text:span text:style-name="T308">nullptr</text:span></text:span><text:span text:style-name="Source_20_Text"><text:span text:style-name="T319">}</text:span></text:span><text:span text:style-name="Source_20_Text"><text:span text:style-name="T318">; - points to nowhere</text:span></text:span></text:p>
      <text:p text:style-name="P118"><text:span text:style-name="Source_20_Text"><text:span text:style-name="T318"><text:tab/>int *num; - </text:span></text:span><text:span text:style-name="Source_20_Text"><text:span text:style-name="T442">uninitiliazed pointer points to ‘garbage data’</text:span></text:span></text:p>
      <text:p text:style-name="P118"><text:span text:style-name="Source_20_Text"><text:span text:style-name="T442"><text:tab/></text:span></text:span><text:span text:style-name="Variable"><text:span text:style-name="T320">double</text:span></text:span><text:span text:style-name="Source_20_Text"><text:span text:style-name="T320"> *decimals </text:span></text:span><text:span text:style-name="Source_20_Text"><text:span text:style-name="T319">{}</text:span></text:span><text:span text:style-name="Source_20_Text"><text:span text:style-name="T320">;</text:span></text:span><text:span text:style-name="Source_20_Text"><text:span text:style-name="T442"> - initialized pointer, points to 0</text:span></text:span></text:p>
      <text:p text:style-name="P119"><text:span text:style-name="Source_20_Text"><text:span text:style-name="T442"><text:tab/></text:span></text:span><text:span text:style-name="Source_20_Text"><text:span text:style-name="T321">int *num2_ptr {&amp;num2};<text:tab/><text:tab/></text:span></text:span><text:span text:style-name="Source_20_Text"><text:span text:style-name="T443">// </text:span></text:span><text:span text:style-name="Source_20_Text"><text:span text:style-name="T442">pointer to num2</text:span></text:span></text:p>
      <text:p text:style-name="P118"><text:span text:style-name="Source_20_Text"><text:span text:style-name="T193">-&gt; *ptr; - pointer dereferencing</text:span></text:span></text:p>
      <text:p text:style-name="P119"><text:span text:style-name="Source_20_Text"><text:span text:style-name="T193"><text:tab/></text:span></text:span><text:span text:style-name="Source_20_Text"><text:span text:style-name="T309">(*ptr).</text:span></text:span><text:span text:style-name="Source_20_Text"><text:span text:style-name="T322">at(0) = 5;</text:span></text:span></text:p>
      <text:p text:style-name="P119"><text:span text:style-name="Source_20_Text"><text:span text:style-name="T322"><text:tab/></text:span></text:span><text:span text:style-name="Source_20_Text"><text:span text:style-name="T309">ptr-&gt;</text:span></text:span><text:span text:style-name="Source_20_Text"><text:span text:style-name="T322">at(1) = 10;</text:span></text:span></text:p>
      <text:p text:style-name="P119"><text:span text:style-name="Source_20_Text"><text:span text:style-name="T193">-</text:span></text:span><text:span text:style-name="Source_20_Text"><text:span text:style-name="T194">&gt; </text:span></text:span><text:span text:style-name="Source_20_Text"><text:span text:style-name="T321">num2_ptr = nullptr; </text:span></text:span><text:span text:style-name="Source_20_Text"><text:span text:style-name="T443"><text:s text:c="11"/></text:span></text:span><text:span text:style-name="Source_20_Text"><text:span text:style-name="T476">// 'nulling out' the pointer</text:span></text:span></text:p>
      <text:p text:style-name="P118"><text:soft-page-break/><text:span text:style-name="Source_20_Text"><text:span text:style-name="T193">-</text:span></text:span><text:span text:style-name="Source_20_Text"><text:span text:style-name="T194">&gt; dynamic memory allocation with ‘new’ and ‘delete’</text:span></text:span></text:p>
      <text:p text:style-name="P119"><text:span text:style-name="Source_20_Text"><text:span text:style-name="T194"><text:tab/></text:span></text:span><text:span text:style-name="Source_20_Text"><text:span text:style-name="T323">int *int_ptr {nullptr};<text:tab/><text:tab/></text:span></text:span></text:p>
      <text:p text:style-name="P119"><text:span text:style-name="Source_20_Text"><text:span text:style-name="T323"><text:tab/>int_ptr = </text:span></text:span><text:span text:style-name="Source_20_Text"><text:span text:style-name="T310">new</text:span></text:span><text:span text:style-name="Source_20_Text"><text:span text:style-name="T323"> int;<text:tab/><text:tab/><text:tab/></text:span></text:span><text:span text:style-name="Source_20_Text"><text:span text:style-name="T444">// allocating an int on the heap</text:span></text:span></text:p>
      <text:p text:style-name="P119"><text:tab/><text:span text:style-name="T311">delete</text:span><text:span text:style-name="T324"> int_ptr;</text:span><text:span text:style-name="T445"><text:tab/><text:tab/><text:tab/><text:tab/>// frees the allocated storage</text:span></text:p>
      <text:p text:style-name="P120"><text:span text:style-name="T445">-</text:span><text:span text:style-name="T446">&gt; </text:span><text:span text:style-name="Source_20_Text"><text:span text:style-name="T194">dynamic memory allocation </text:span></text:span><text:span text:style-name="Source_20_Text"><text:span text:style-name="T201">for an array</text:span></text:span></text:p>
      <text:p text:style-name="P120"><text:span text:style-name="Source_20_Text"><text:span text:style-name="T201"><text:tab/></text:span></text:span><text:span text:style-name="Source_20_Text"><text:span text:style-name="T329">int *array_ptr {nullptr};</text:span></text:span></text:p>
      <text:p text:style-name="P120"><text:span text:style-name="Source_20_Text"><text:span text:style-name="T329"><text:tab/></text:span></text:span><text:span text:style-name="Source_20_Text"><text:span text:style-name="T315">array_ptr = new int[size]</text:span></text:span><text:span text:style-name="Source_20_Text"><text:span text:style-name="T329">;</text:span></text:span><text:span text:style-name="Source_20_Text"><text:span text:style-name="T429"><text:tab/><text:tab/>// allocate array on the heap</text:span></text:span></text:p>
      <text:p text:style-name="P120"><text:span text:style-name="Source_20_Text"><text:span text:style-name="T316"><text:tab/>delete</text:span></text:span><text:span text:style-name="Source_20_Text"><text:span text:style-name="T330"> </text:span></text:span><text:span text:style-name="Source_20_Text"><text:span text:style-name="T316">[]</text:span></text:span><text:span text:style-name="Source_20_Text"><text:span text:style-name="T330"> </text:span></text:span><text:span text:style-name="Source_20_Text"><text:span text:style-name="T316">array_ptr</text:span></text:span><text:span text:style-name="Source_20_Text"><text:span text:style-name="T330">;</text:span></text:span><text:span text:style-name="Source_20_Text"><text:span text:style-name="T430"><text:tab/><text:tab/><text:tab/>// frees allocated storage</text:span></text:span></text:p>
      <text:p text:style-name="P121"><text:span text:style-name="T445">-</text:span><text:span text:style-name="T447">&gt; </text:span><text:span text:style-name="T312">const</text:span><text:span text:style-name="T325"> int *score_ptr {&amp;high_score}; - </text:span><text:span text:style-name="T485">pointers to constant</text:span></text:p>
      <text:p text:style-name="P122"><text:span text:style-name="T483">-</text:span><text:span text:style-name="T484">&gt; </text:span><text:span text:style-name="T331">int </text:span><text:span text:style-name="T333">*const</text:span><text:span text:style-name="T331"> score_ptr {&amp;high_score}; - </text:span><text:span text:style-name="T332">constant pointer </text:span></text:p>
      <text:p text:style-name="P119"><text:span text:style-name="T445">-</text:span><text:span text:style-name="T447">&gt; passing pointers to a function (pass-by reference)</text:span></text:p>
      <text:p text:style-name="P121"><text:span text:style-name="T447"><text:tab/></text:span><text:span text:style-name="T326">void double_data(</text:span><text:span text:style-name="T313">int *int_ptr</text:span><text:span text:style-name="T326">) {</text:span><text:span text:style-name="T313">*int_ptr</text:span><text:span text:style-name="T326"> *= 2;</text:span><text:span text:style-name="T447">}</text:span></text:p>
      <text:p text:style-name="P119"><text:span text:style-name="T445">-</text:span><text:span text:style-name="T447">&gt; return a pointer from a function</text:span></text:p>
      <text:p text:style-name="P121"><text:span text:style-name="T447"><text:tab/></text:span><text:span text:style-name="T314">int *</text:span><text:span text:style-name="T327">create_array(size_t size, int init_value = 0);</text:span></text:p>
      <text:p text:style-name="P21"/>
      <text:p text:style-name="P206">3) smart pointers:</text:p>
      <text:p text:style-name="P203"/>
      <text:p text:style-name="P203"><text:span text:style-name="T12">-&gt; include &lt;memory&gt; </text:span>- library for smart pointers</text:p>
      <text:p text:style-name="P203">-&gt; <text:span text:style-name="T561">general declaration</text:span>:</text:p>
      <text:p text:style-name="P203"><text:tab/><text:span text:style-name="T235">std::smart_pointer&lt;Some_Class&gt; ptr = ...;</text:span><text:span text:style-name="T570"> // </text:span><text:span text:style-name="T571">smart_pointer (unique, <text:tab/><text:tab/><text:tab/><text:tab/><text:tab/><text:tab/><text:tab/><text:tab/><text:tab/><text:tab/>shared)</text:span></text:p>
      <text:p text:style-name="P203">-<text:span text:style-name="T572">&gt; </text:span><text:span text:style-name="T563">unique pointer initialization</text:span><text:span text:style-name="T572">:</text:span></text:p>
      <text:p text:style-name="P204"><text:tab/>a) list initialization: </text:p>
      <text:p text:style-name="P204"><text:span text:style-name="T575"><text:tab/><text:tab/></text:span><text:span text:style-name="T349">std::unique_ptr&lt;int&gt; p1 {new int {100} };</text:span></text:p>
      <text:p text:style-name="P212"><text:tab/><text:span text:style-name="T572">b) with construction:</text:span></text:p>
      <text:p text:style-name="P214"><text:span text:style-name="T506"><text:tab/><text:tab/></text:span><text:span text:style-name="T357">std::unique_ptr&lt;std::string&gt; s_p(new std::string("Hello, world!"));</text:span></text:p>
      <text:p text:style-name="P211"><text:span text:style-name="T160">-&gt; unique_ptr.get()</text:span><text:span text:style-name="T584"> - </text:span><text:span text:style-name="T572">Returns a pointer to the managed object or nullptr if no object is owned. </text:span></text:p>
      <text:p text:style-name="P216"><text:span text:style-name="T591"><text:tab/>std::unique_ptr&lt;std::string&gt; s_p(new std::string("Hello, world!"));</text:span></text:p>
      <text:p text:style-name="P208"><text:span text:style-name="T252"><text:s text:c="4"/><text:tab/>std::string *s = s_p.get();</text:span></text:p>
      <text:p text:style-name="P202"><text:span text:style-name="T12">-</text:span><text:span text:style-name="T68">&gt; unique_ptr.reset() </text:span><text:span text:style-name="T573">- </text:span>replaces the managed object, <text:span text:style-name="T573">with no parameters it <text:tab/>redirects pointer to nullptr</text:span></text:p>
      <text:p text:style-name="P211"><text:span text:style-name="T160">-</text:span><text:span text:style-name="T161">&gt; std::move() </text:span><text:span text:style-name="T585">- to move ownership of unique_ptr to another object since <text:tab/>unique_ptr cannot be copied</text:span></text:p>
      <text:p text:style-name="P209"><text:tab/><text:span text:style-name="T583">std::vector&lt;std::unique_ptr&lt;int&gt;&gt; vec;</text:span></text:p>
      <text:p text:style-name="P215"><text:tab/>std::unique_ptr&lt;int&gt; ptr {new int{100}};</text:p>
      <text:p text:style-name="P213"><text:tab/><text:span text:style-name="T593">vec.push_back(ptr);</text:span><text:tab/><text:tab/><text:tab/><text:span text:style-name="T594">// Error – copy not allowed</text:span></text:p>
      <text:p text:style-name="P210"><text:tab/>vec.push_back(std::move(ptr));</text:p>
      <text:p text:style-name="P205"><text:span text:style-name="T69">-</text:span><text:span text:style-name="T70">&gt; make_unique&lt;type&gt;(value); </text:span><text:span text:style-name="T574">- </text:span>creates a unique pointer that manages a new <text:tab/>object </text:p>
      <text:p text:style-name="P205"><text:s text:c="4"/><text:span text:style-name="T597">a)</text:span> Use the default constructor <text:span text:style-name="T574">of class Vec3</text:span></text:p>
      <text:p text:style-name="P207"><text:span text:style-name="T509"><text:s text:c="4"/></text:span><text:span text:style-name="T356">std::unique_ptr&lt;Vec3&gt; v1 = std::make_unique&lt;Vec3&gt;();</text:span></text:p>
      <text:p text:style-name="P202"><text:s text:c="4"/><text:span text:style-name="T597">b)</text:span> Use the constructor that matches these arguments</text:p>
      <text:p text:style-name="P207"><text:span text:style-name="T509"><text:s text:c="4"/></text:span><text:span text:style-name="T356">std::unique_ptr&lt;Vec3&gt; v2 = std::make_unique&lt;Vec3&gt;(0, 1, 2);</text:span></text:p>
      <text:p text:style-name="P202"><text:s text:c="4"/><text:span text:style-name="T597">c)</text:span> Create a unique_ptr to an array of 5 elements</text:p>
      <text:p text:style-name="P144"><text:span text:style-name="T433"><text:s text:c="4"/></text:span><text:span text:style-name="T358">std::unique_ptr&lt;Vec3[]&gt; v3 = std::make_unique&lt;Vec3[]&gt;(5);</text:span></text:p>
      <text:p text:style-name="P200">-<text:span text:style-name="T574">&gt; </text:span><text:span text:style-name="T595">Don't use </text:span><text:span text:style-name="Source_20_Text"><text:span text:style-name="T596">make_unique</text:span></text:span><text:span text:style-name="T575"> if you need </text:span><text:span text:style-name="T595">a custom deleter</text:span><text:span text:style-name="T575"> or are adopting a raw pointer from elsewhere. </text:span></text:p>
      <text:p text:style-name="P21"/>
      <text:p text:style-name="P11">a) climits:</text:p>
      <text:p text:style-name="P54"/>
      <text:p text:style-name="P56">-<text:span text:style-name="T514">&gt; #include &lt;climits&gt;</text:span></text:p>
      <text:p text:style-name="P54"><text:span text:style-name="T12">-&gt; INT_MIN / INT_MAX </text:span>– minimum, maximum value of variable. Other popular <text:tab/>possibilities: CHAR, SHRT, LONG)</text:p>
      <text:p text:style-name="P66"/>
      <text:p text:style-name="P66"/>
      <text:p text:style-name="P6">a) cmath:</text:p>
      <text:p text:style-name="Preformatted_20_Text"/>
      <text:p text:style-name="P55">-<text:span text:style-name="T526">&gt; #include &lt;cmath&gt;</text:span></text:p>
      <text:p text:style-name="Preformatted_20_Text"><text:span text:style-name="T90">-&gt; pow(val, pow)</text:span><text:span text:style-name="T524"> – raises to a given power</text:span></text:p>
      <text:p text:style-name="P82"><text:tab/>res += std::pow(num % 10, 2);</text:p>
      <text:p text:style-name="Preformatted_20_Text"><text:span text:style-name="T12">-</text:span><text:span text:style-name="T34">&gt; round(val)</text:span><text:span text:style-name="T526"> – rounds to t</text:span><text:span text:style-name="T478">he nearest int value</text:span></text:p>
      <text:p text:style-name="P31"><text:tab/><text:span text:style-name="T167">mean_val = round(mean_val * 100) / 100;</text:span></text:p>
      <text:p text:style-name="Preformatted_20_Text"><text:span text:style-name="T124">-&gt; log2</text:span><text:span text:style-name="T197"> </text:span><text:span text:style-name="T456">- </text:span><text:span text:style-name="T420">base 2 logarithm of the given number</text:span></text:p>
      <text:p text:style-name="P82"><text:soft-page-break/><text:span text:style-name="T536"><text:tab/></text:span>std::ceil(std::log2(a) - std::log2(b) -1);</text:p>
      <text:p text:style-name="Preformatted_20_Text"><text:span text:style-name="T124">-&gt; sqrt </text:span><text:span text:style-name="T457">-</text:span><text:span text:style-name="T124"> </text:span>computes square root</text:p>
      <text:p text:style-name="P79"><text:tab/>double cross = std::sqrt(w*w + h*h); </text:p>
      <text:p text:style-name="Preformatted_20_Text"><text:span text:style-name="T124">-&gt; ceil </text:span><text:span text:style-name="T383">- </text:span><text:span text:style-name="T409">n</text:span><text:span text:style-name="T383">earest integer not less than the given value</text:span></text:p>
      <text:p text:style-name="P79"><text:tab/>int exit_number = std::ceil(final_pos * siz / 360);</text:p>
      <text:p text:style-name="P141"><text:span text:style-name="T12">-&gt; floor </text:span><text:span text:style-name="T383">- </text:span><text:span text:style-name="T409">n</text:span><text:span text:style-name="T383">earest integer not </text:span><text:span text:style-name="T432">more</text:span><text:span text:style-name="T383"> than the given value</text:span></text:p>
      <text:p text:style-name="P81"><text:tab/>int bh = std::floor(boundary_high);</text:p>
      <text:p text:style-name="P55">-&gt; sin</text:p>
      <text:p text:style-name="P55">-&gt; cos</text:p>
      <text:p text:style-name="P55">-&gt; tan</text:p>
      <text:p text:style-name="Preformatted_20_Text"><text:span text:style-name="T12">-&gt; abs</text:span><text:span text:style-name="T45">() </text:span><text:span text:style-name="T541">- return absolute value from expression</text:span></text:p>
      <text:p text:style-name="Preformatted_20_Text"><text:tab/><text:span text:style-name="T227">std::abs(a-b);</text:span></text:p>
      <text:p text:style-name="P140"><text:span text:style-name="T12">-</text:span><text:span text:style-name="T55">&gt; min(a, b) </text:span><text:span text:style-name="T550">– return min of two </text:span><text:span text:style-name="T246">int</text:span><text:span text:style-name="T568"> </text:span><text:span text:style-name="T550">values</text:span></text:p>
      <text:p text:style-name="P130"><text:span text:style-name="T11"><text:tab/></text:span><text:span text:style-name="T230">std::min(5, 10) <text:tab/><text:tab/><text:tab/><text:tab/><text:tab/><text:tab/><text:tab/><text:tab/># out: 5</text:span></text:p>
      <text:p text:style-name="P140"><text:span text:style-name="T12">-</text:span><text:span text:style-name="T55">&gt; </text:span><text:span text:style-name="T91">max</text:span><text:span text:style-name="T55">(a, b) </text:span><text:span text:style-name="T550">– return min of two </text:span><text:span text:style-name="T246">int</text:span><text:span text:style-name="T568"> </text:span><text:span text:style-name="T550">values</text:span></text:p>
      <text:p text:style-name="P130"><text:span text:style-name="T12"><text:tab/></text:span><text:span text:style-name="T230">std::min(5, 10) <text:tab/><text:tab/><text:tab/><text:tab/><text:tab/><text:tab/><text:tab/><text:tab/># out: </text:span><text:span text:style-name="T234">10</text:span></text:p>
      <text:p text:style-name="Preformatted_20_Text"><text:span text:style-name="T12">-</text:span><text:span text:style-name="T55">&gt; fmin(a, b) </text:span><text:span text:style-name="T550">– return min of two </text:span><text:span text:style-name="T568">floating </text:span><text:span text:style-name="T550">values</text:span></text:p>
      <text:p text:style-name="Preformatted_20_Text"><text:tab/><text:span text:style-name="T230">std::fmin(5.</text:span><text:span text:style-name="T234">2</text:span><text:span text:style-name="T230">, 10.</text:span><text:span text:style-name="T234">5</text:span><text:span text:style-name="T230">) <text:tab/><text:tab/><text:tab/><text:tab/><text:tab/><text:tab/><text:tab/># out: 5.</text:span><text:span text:style-name="T234">2</text:span></text:p>
      <text:p text:style-name="P139"><text:span text:style-name="T12">-</text:span><text:span text:style-name="T55">&gt; fmax(a, b)</text:span><text:span text:style-name="T550"> – return max of two </text:span><text:span text:style-name="T568">floating </text:span><text:span text:style-name="T550">values</text:span></text:p>
      <text:p text:style-name="Preformatted_20_Text"><text:tab/><text:span text:style-name="T230">std::fmax(5.</text:span><text:span text:style-name="T234">2</text:span><text:span text:style-name="T230">, 10.</text:span><text:span text:style-name="T234">5</text:span><text:span text:style-name="T230">)<text:tab/><text:tab/><text:tab/><text:tab/><text:tab/><text:tab/><text:tab/># out: 10.</text:span><text:span text:style-name="T234">5</text:span></text:p>
      <text:p text:style-name="Preformatted_20_Text"/>
      <text:p text:style-name="P6">b) iostream:</text:p>
      <text:p text:style-name="P67"/>
      <text:p text:style-name="P58">-<text:span text:style-name="T521">&gt; #include &lt;iostream&gt;</text:span></text:p>
      <text:p text:style-name="Preformatted_20_Text"><text:span text:style-name="T12">-</text:span><text:span text:style-name="T21">&gt;</text:span><text:span text:style-name="T12"> cout</text:span> – <text:span text:style-name="T2">print output to the console</text:span></text:p>
      <text:p text:style-name="Preformatted_20_Text"><text:span text:style-name="T12">-</text:span><text:span text:style-name="T21">&gt;</text:span><text:span text:style-name="T12"> cin </text:span>– <text:span text:style-name="T2">take input from the keyboard</text:span></text:p>
      <text:p text:style-name="Preformatted_20_Text"><text:span text:style-name="T12">-</text:span><text:span text:style-name="T20">&gt; endl </text:span><text:span text:style-name="T305">– insert “\n”</text:span></text:p>
      <text:p text:style-name="Preformatted_20_Text"><text:span text:style-name="T71">-</text:span><text:span text:style-name="T86">&gt; getchar()</text:span><text:span text:style-name="T10"> </text:span><text:span text:style-name="T565">- to get only a one char input from a user</text:span></text:p>
      <text:p text:style-name="Preformatted_20_Text"><text:tab/><text:span text:style-name="T232">char c = getchar();</text:span></text:p>
      <text:p text:style-name="Preformatted_20_Text"/>
      <text:p text:style-name="P12">c) iomanip:</text:p>
      <text:p text:style-name="P161"><text:span text:style-name="T12">-</text:span><text:span text:style-name="T29">&gt; </text:span><text:span text:style-name="T12">std::boolalpha</text:span> # will display true/false</text:p>
      <text:p text:style-name="P161"><text:span text:style-name="T12">-</text:span><text:span text:style-name="T29">&gt; </text:span><text:span text:style-name="T12">std::noboolalpha</text:span><text:span text:style-name="T3"> </text:span># will display 1/0</text:p>
      <text:p text:style-name="P161"><text:span text:style-name="T12">-</text:span><text:span text:style-name="T58">&gt; std::showpos </text:span><text:span text:style-name="T553"># show plus with positive numbers</text:span></text:p>
      <text:p text:style-name="P124"><text:span text:style-name="T12">-</text:span><text:span text:style-name="T57">&gt; </text:span><text:span text:style-name="T139">std::resetiosflags</text:span><text:span text:style-name="T140">()</text:span><text:span text:style-name="T334"> </text:span><text:span text:style-name="T495">#</text:span><text:span text:style-name="T335"> </text:span><text:span text:style-name="T486">reset to default</text:span></text:p>
      <text:p text:style-name="P90"><text:span text:style-name="T284"><text:tab/></text:span><text:span text:style-name="T285">std::cout.</text:span><text:span text:style-name="T287">resetiosflags</text:span><text:span text:style-name="T285">(std::ios::</text:span><text:span text:style-name="T286">boolalpha</text:span><text:span text:style-name="T285">);</text:span></text:p>
      <text:p text:style-name="P127"><text:span text:style-name="T141">-</text:span><text:span text:style-name="T140">&gt; std::cout.setf()</text:span><text:span text:style-name="T487"> # set format flags</text:span></text:p>
      <text:p text:style-name="P125"><text:span text:style-name="T486"><text:tab/></text:span><text:span text:style-name="T207">std::cout.setf(std::ios::showpos);</text:span></text:p>
      <text:p text:style-name="P126"><text:span text:style-name="T141">-</text:span><text:span text:style-name="T140">&gt; std::cout.</text:span><text:span text:style-name="T142">un</text:span><text:span text:style-name="T140">setf()</text:span><text:span text:style-name="T487"> # </text:span><text:span text:style-name="T490">un</text:span><text:span text:style-name="T487">set format flags</text:span></text:p>
      <text:p text:style-name="P94"><text:span text:style-name="T291"><text:tab/></text:span><text:span text:style-name="T298">std::cout.unsetf(std::ios::scientific | std::ios::fixed);</text:span></text:p>
      <text:p text:style-name="Preformatted_20_Text"><text:span text:style-name="T12">-</text:span><text:span text:style-name="T58">&gt; std::dec, std::hex, std::oct </text:span><text:span text:style-name="T553">– displaying using different basis</text:span></text:p>
      <text:p text:style-name="P128"><text:tab/><text:span text:style-name="T207">std::cout &lt;&lt; std::hex &lt;&lt; num &lt;&lt; std::endl;</text:span></text:p>
      <text:p text:style-name="Preformatted_20_Text"><text:span text:style-name="T12">-</text:span><text:span text:style-name="T59">&gt; std::cout.setf()</text:span><text:span text:style-name="T554"> # set format flags</text:span></text:p>
      <text:p text:style-name="P93"><text:tab/><text:span text:style-name="T299">std::cout.setf(std::ios::showpos);</text:span></text:p>
      <text:p text:style-name="P131"><text:span text:style-name="T12">-</text:span><text:span text:style-name="T59">&gt; std::setprecision()</text:span><text:span text:style-name="T554"> # </text:span><text:span text:style-name="T488">number of digits displayed, </text:span><text:span text:style-name="T489">default </text:span><text:span text:style-name="T488">6 </text:span><text:span text:style-name="T489">for floats</text:span></text:p>
      <text:p text:style-name="P131"><text:span text:style-name="T143">-&gt; std::fixed </text:span><text:span text:style-name="T489"># </text:span><text:span text:style-name="T488">fixed to a specific number of digits after the decimal point</text:span></text:p>
      <text:p text:style-name="P93"><text:span text:style-name="T289"><text:tab/></text:span><text:span text:style-name="T290">td::cout &lt;&lt; </text:span><text:span text:style-name="T298">std::setprecision(3)</text:span><text:span text:style-name="T290"> &lt;&lt; </text:span><text:span text:style-name="T298">std::fixed</text:span><text:span text:style-name="T290">;</text:span></text:p>
      <text:p text:style-name="Preformatted_20_Text"/>
      <text:p text:style-name="P15">c) files I/O:</text:p>
      <text:p text:style-name="P132"><text:span text:style-name="T12">-&gt; #include &lt;fstream&gt;</text:span> - <text:span text:style-name="T491">provides definitions for formatted input and output <text:tab/>from/to </text:span><text:span text:style-name="T496">files</text:span><text:span text:style-name="T491"> streams</text:span></text:p>
      <text:p text:style-name="P133"><text:span text:style-name="T491"><text:tab/></text:span><text:span text:style-name="T214">std::fstream </text:span><text:span text:style-name="T215">out</text:span><text:span text:style-name="T214">_file {“myfile.txt”, std::ios::</text:span><text:span text:style-name="T215">out</text:span><text:span text:style-name="T214">};</text:span></text:p>
      <text:p text:style-name="P134"><text:span text:style-name="T12">-</text:span><text:span text:style-name="T60">&gt; #include &lt;ifstream&gt; </text:span><text:span text:style-name="T555">- i</text:span>nput stream class to operate on files.</text:p>
      <text:p text:style-name="P134"><text:tab/><text:span text:style-name="T214">std::ifstream in_file {“myfile.txt”, std::ios::in};</text:span><text:line-break/><text:span text:style-name="T12">-</text:span><text:span text:style-name="T60">&gt; </text:span><text:span text:style-name="T61">#</text:span><text:span text:style-name="T60">include &lt;ofstream&gt; </text:span><text:span text:style-name="T555">- input stream class to operate on files.</text:span></text:p>
      <text:p text:style-name="P136"><text:tab/><text:span text:style-name="T214">std::</text:span><text:span text:style-name="T215">o</text:span><text:span text:style-name="T214">fstream </text:span><text:span text:style-name="T215">out</text:span><text:span text:style-name="T214">_file {“myfile.txt”};</text:span><text:span text:style-name="T338"> </text:span></text:p>
      <text:p text:style-name="P134"><text:span text:style-name="T12">-</text:span><text:span text:style-name="T61">&gt; file.open() </text:span><text:span text:style-name="T556">- open a file</text:span></text:p>
      <text:p text:style-name="P134"><text:tab/><text:span text:style-name="T212">std::ifstream in_file; in_file.open(“</text:span><text:span text:style-name="T213">test.txt</text:span><text:span text:style-name="T212">”);</text:span></text:p>
      <text:p text:style-name="Preformatted_20_Text">-<text:span text:style-name="T557">&gt; </text:span><text:span text:style-name="T562">check if file was opened successfully</text:span><text:span text:style-name="T557">:</text:span></text:p>
      <text:p text:style-name="Preformatted_20_Text"><text:tab/><text:span text:style-name="T557">a) </text:span><text:span text:style-name="T231">if (file.is_open()){...;}</text:span></text:p>
      <text:p text:style-name="Preformatted_20_Text"><text:tab/><text:span text:style-name="T557">b) </text:span><text:span text:style-name="T231">if (file){...;}</text:span></text:p>
      <text:p text:style-name="Preformatted_20_Text"><text:span text:style-name="T12">-</text:span><text:span text:style-name="T62">&gt; file.close(</text:span><text:span text:style-name="T558">) - close a file</text:span></text:p>
      <text:p text:style-name="Preformatted_20_Text"><text:span text:style-name="T12">-</text:span><text:span text:style-name="T63">&gt; std::getline(file, line)</text:span><text:span text:style-name="T559"> – read a line at each time</text:span></text:p>
      <text:p text:style-name="P135"><text:tab/><text:span text:style-name="T208">while </text:span><text:span text:style-name="T223">(std::getline(in_file, line))</text:span><text:span text:style-name="T208"> </text:span><text:span text:style-name="T209">{std::cout &lt;&lt; line &lt;&lt; std::endl;}</text:span></text:p>
      <text:p text:style-name="P135"><text:soft-page-break/><text:span text:style-name="T144">-&gt; file.get(c) </text:span><text:span text:style-name="T339">– </text:span><text:span text:style-name="T492">reading a character at each time</text:span></text:p>
      <text:p text:style-name="P50"><text:span text:style-name="T292"><text:tab/></text:span><text:span text:style-name="T208">while </text:span><text:span text:style-name="T223">(in_file.</text:span><text:span text:style-name="T224">get(c)</text:span><text:span text:style-name="T223">)</text:span><text:span text:style-name="T208"> </text:span><text:span text:style-name="T209">{std::cout &lt;&lt; </text:span><text:span text:style-name="T220">c</text:span><text:span text:style-name="T209"> &lt;&lt; std::endl;}</text:span></text:p>
      <text:p text:style-name="Preformatted_20_Text"><text:span text:style-name="T12">-</text:span><text:span text:style-name="T64">&gt; &lt;&lt;</text:span><text:span text:style-name="T560"> - write to file using insertion operator</text:span></text:p>
      <text:p text:style-name="P136"><text:tab/><text:span text:style-name="T225">out_file &lt;&lt; line</text:span><text:span text:style-name="T210"> </text:span><text:span text:style-name="T225">&lt;&lt; std::endl</text:span><text:span text:style-name="T210">;</text:span></text:p>
      <text:p text:style-name="P136"><text:span text:style-name="T145">-</text:span><text:span text:style-name="T146">&gt; std::ostream::put(c)</text:span><text:span text:style-name="T340"> </text:span><text:span text:style-name="T493">- inserts character </text:span><text:span text:style-name="Variable"><text:span text:style-name="T493">c</text:span></text:span><text:span text:style-name="T493"> into the stream.;</text:span></text:p>
      <text:p text:style-name="P136"><text:span text:style-name="T340"><text:tab/></text:span><text:span text:style-name="T336"> <text:s text:c="3"/></text:span><text:span text:style-name="T225">char c; while (in_file.get(c)) </text:span><text:span text:style-name="T211">out_file.put(c);</text:span></text:p>
      <text:p text:style-name="P51"><text:span text:style-name="T145">-</text:span><text:span text:style-name="T147">&gt; file.bad()</text:span><text:span text:style-name="T294"> - checking if insertion to stream failed for any reasons</text:span></text:p>
      <text:p text:style-name="P51"><text:span text:style-name="T294"><text:tab/></text:span><text:span text:style-name="T217">if (file.bad()) std::cerr &lt;&lt; “Failed to write to the file.” &lt;&lt; std::endl;</text:span></text:p>
      <text:p text:style-name="P51"><text:span text:style-name="T293">-</text:span><text:span text:style-name="T295">&gt; using </text:span><text:span text:style-name="T300">raw string literals</text:span><text:span text:style-name="T295"> for escaping backslashes</text:span></text:p>
      <text:p text:style-name="P45"><text:tab/>// Open the file 'c:\\folder\\foo.txt' on Windows.</text:p>
      <text:p text:style-name="P51"><text:span text:style-name="T295"><text:tab/></text:span><text:span text:style-name="T216">std::ifstream ifs(R"(c:\\folder\\foo.txt)"); </text:span><text:span text:style-name="T295">// using raw literal</text:span></text:p>
      <text:p text:style-name="P51"><text:span text:style-name="T145">-</text:span><text:span text:style-name="T148">&gt; file.read()</text:span><text:span text:style-name="T296"> - read a fixed number of characters</text:span></text:p>
      <text:p text:style-name="P51"><text:span text:style-name="T296"><text:tab/></text:span><text:span text:style-name="T218">std::ifstream </text:span><text:span text:style-name="T221">file</text:span><text:span text:style-name="T218">("foo.txt"); char str[4]; file.read(str, 4);</text:span></text:p>
      <text:p text:style-name="P52"><text:span text:style-name="T145">-</text:span><text:span text:style-name="T138">&gt; file.fail()</text:span><text:span text:style-name="T288"> - check whether the reading operation failed</text:span></text:p>
      <text:p text:style-name="P52"><text:span text:style-name="T288"><text:tab/></text:span><text:span text:style-name="T206">in_file.read(str, 4); </text:span><text:span text:style-name="T288">// This operation might fail for any reason.</text:span></text:p>
      <text:p text:style-name="P52"><text:span text:style-name="T288"><text:tab/></text:span><text:span text:style-name="T206">if (in_file.fail()) </text:span><text:span text:style-name="T288">// Failed to read!</text:span></text:p>
      <text:p text:style-name="P51"><text:span text:style-name="T145">-</text:span><text:span text:style-name="T149">&gt; std::flush </text:span><text:span text:style-name="T297">– to flush the stream (eg. save stream to file directly)</text:span></text:p>
      <text:p text:style-name="P136"><text:span text:style-name="T494"><text:tab/></text:span><text:span text:style-name="T222">output_file</text:span><text:span text:style-name="T219"> &lt;&lt; "Hello World!"</text:span><text:span text:style-name="T494"> &lt;&lt; std::flush;</text:span></text:p>
      <text:p text:style-name="P41"/>
      <text:p text:style-name="P46">c) string streams</text:p>
      <text:p text:style-name="P178"><text:span text:style-name="T12">-&gt; #include &lt;sstream&gt;</text:span> - Header providing string stream classes</text:p>
      <text:p text:style-name="P41"><text:span text:style-name="T12">-&gt; istringstream </text:span>- Input string stream</text:p>
      <text:p text:style-name="P42"><text:tab/><text:span text:style-name="T164">std::string info {"Moe 100 1234.5"}; std::istringstream iss {info};</text:span></text:p>
      <text:p text:style-name="P41"><text:span text:style-name="T12">-&gt; ostringstream </text:span>- Output string stream</text:p>
      <text:p text:style-name="P42"><text:tab/><text:span text:style-name="T164">std::ostringstream oss {};</text:span> </text:p>
      <text:p text:style-name="P42"><text:tab/><text:span text:style-name="T164">oss &lt;&lt; std::setw(10) &lt;&lt; std::left &lt;&lt; name &lt;&lt; std::endl;</text:span></text:p>
      <text:p text:style-name="P42"><text:span text:style-name="T12">-&gt; instance.str()</text:span> - to print ostringstream</text:p>
      <text:p text:style-name="P42"><text:tab/><text:span text:style-name="T164">std::cout &lt;&lt; oss.str() &lt;&lt; std::endl;</text:span></text:p>
      <text:p text:style-name="P43">-&gt; <text:span text:style-name="T561">discard the input buffer</text:span></text:p>
      <text:p text:style-name="P43"><text:tab/><text:span text:style-name="T164">#include &lt;limits&gt;</text:span></text:p>
      <text:p text:style-name="P43"><text:tab/><text:span text:style-name="T164">std::cin.ignore(std::numeric_limits&lt;std::streamsize&gt;::max(),'\n');</text:span></text:p>
      <text:p text:style-name="P44"><text:span text:style-name="T12">-&gt; stringstream</text:span> - Input/Output string stream </text:p>
      <text:p text:style-name="P41"><text:span text:style-name="T12">-</text:span><text:span text:style-name="T65">&gt; std::ostream_iterator </text:span><text:span text:style-name="T564">- allows to print contents of an STL container to any <text:tab/>output stream without explicit loops. </text:span>The second argument of <text:tab/>std::ostream_iterator constructor sets the delimiter.</text:p>
      <text:p text:style-name="P87"><text:tab/>std::vector&lt;int&gt; v = {1,2,3,4};</text:p>
      <text:p text:style-name="P87"><text:tab/>std::copy(v.begin(), v.end(), std::ostream_iterator&lt;int&gt;(std::cout, " ! <text:tab/><text:tab/>"));</text:p>
      <text:p text:style-name="P41"/>
      <text:p text:style-name="P6">c) cctype:</text:p>
      <text:p text:style-name="P6"/>
      <text:p text:style-name="P55">-<text:span text:style-name="T532">&gt; #include &lt;cctype&gt;</text:span></text:p>
      <text:p text:style-name="P61">-&gt; isalnum <text:span text:style-name="T383">- </text:span><text:span text:style-name="T406">c</text:span><text:span text:style-name="T437">hecks if character is alphanumeric</text:span></text:p>
      <text:p text:style-name="Preformatted_20_Text"><text:span text:style-name="T12">-&gt; isalpha </text:span><text:span text:style-name="T383">- </text:span><text:span text:style-name="T403">ch</text:span><text:span text:style-name="T440">ecks whether </text:span><text:span text:style-name="T482">c</text:span><text:span text:style-name="T440"> is an alphabetic letter</text:span></text:p>
      <text:p text:style-name="P78"><text:tab/>std::isalpha(str[i]))</text:p>
      <text:p text:style-name="P64">-&gt; isdigit –<text:span text:style-name="T383"> </text:span><text:span text:style-name="T392">checking if char is a digit, return bool</text:span></text:p>
      <text:p text:style-name="P55"><text:span text:style-name="T252">-&gt; islower –</text:span><text:span text:style-name="T433"> </text:span><text:span text:style-name="T441">checking if</text:span><text:span text:style-name="T390"> char is lowercase, return bool</text:span></text:p>
      <text:p text:style-name="P61">-&gt; ispunct <text:span text:style-name="T383">- </text:span><text:span text:style-name="T406">c</text:span><text:span text:style-name="T437">heck if character is a punctuation character</text:span></text:p>
      <text:p text:style-name="P104"><text:span text:style-name="T12">-&gt; isspace </text:span><text:span text:style-name="T383">-</text:span><text:span text:style-name="T12"> </text:span><text:span text:style-name="T390">checking if char is </text:span><text:span text:style-name="T427">a white-space</text:span><text:span text:style-name="T390">, return bool</text:span></text:p>
      <text:p text:style-name="P61">-&gt; isupper <text:span text:style-name="T383">- </text:span><text:span text:style-name="T406">c</text:span><text:span text:style-name="T433">heck</text:span><text:span text:style-name="T437">s</text:span><text:span text:style-name="T433"> if character is uppercase letter</text:span></text:p>
      <text:p text:style-name="P55">-&gt; tolower –<text:span text:style-name="T383"> </text:span><text:span text:style-name="T389">converts given char to lowercase</text:span></text:p>
      <text:p text:style-name="P55"><text:span text:style-name="T389"><text:tab/></text:span><text:span text:style-name="T174">std::tolower(‘A’)<text:tab/></text:span><text:span text:style-name="T389"><text:tab/><text:tab/><text:tab/><text:tab/><text:tab/><text:tab/><text:tab/># out: ‘a’</text:span></text:p>
      <text:p text:style-name="P108"><text:span text:style-name="T12">-&gt; toupper </text:span><text:span text:style-name="T383">- </text:span><text:span text:style-name="T389">converts given char to </text:span><text:span text:style-name="T424">uppercase</text:span></text:p>
      <text:p text:style-name="Preformatted_20_Text"/>
      <text:p text:style-name="P6">d) string:</text:p>
      <text:p text:style-name="Preformatted_20_Text"/>
      <text:p text:style-name="P55">-<text:span text:style-name="T539">&gt; #include &lt;string&gt;</text:span></text:p>
      <text:p text:style-name="Preformatted_20_Text"><text:span text:style-name="T12">-</text:span><text:span text:style-name="T53">&gt; std::string s1 {s2};</text:span><text:span text:style-name="T539"><text:tab/>- creating string s1 as a copy of s2</text:span></text:p>
      <text:p text:style-name="P115"><text:span text:style-name="T54">-</text:span><text:span text:style-name="T53">&gt; std::string s1 {s2, </text:span><text:span text:style-name="T54">3</text:span><text:span text:style-name="T53">}; </text:span><text:span text:style-name="T539">- </text:span><text:span text:style-name="T543">s1 = s2[0:3]</text:span></text:p>
      <text:p text:style-name="P47"><text:span text:style-name="T110">-</text:span><text:span text:style-name="T111">&gt; std::string s1 {s2, </text:span><text:span text:style-name="T112">1, 2</text:span><text:span text:style-name="T111">};</text:span><text:span text:style-name="T258"> - </text:span><text:span text:style-name="T257">s1 = s2[</text:span><text:span text:style-name="T259">1</text:span><text:span text:style-name="T257">:3]</text:span></text:p>
      <text:p text:style-name="Preformatted_20_Text"><text:span text:style-name="T12">-</text:span><text:span text:style-name="T53">&gt; std::string s1 = s2.substr(3, 2);</text:span><text:span text:style-name="T539"> - creating string as substring of s2</text:span></text:p>
      <text:p text:style-name="P112">-<text:span text:style-name="T12">&gt; at</text:span><text:span text:style-name="T46">() </text:span><text:span text:style-name="T402">- accesses the specified character with bounds checking </text:span></text:p>
      <text:p text:style-name="Preformatted_20_Text"><text:span text:style-name="T12">-&gt; front</text:span><text:span text:style-name="T46">() </text:span><text:span text:style-name="T402">- accesses the first character </text:span></text:p>
      <text:p text:style-name="Preformatted_20_Text"><text:span text:style-name="T12">-&gt; back() </text:span><text:span text:style-name="T498">- </text:span><text:span text:style-name="T382">accesses the </text:span><text:span text:style-name="T481">last</text:span><text:span text:style-name="T382"> character </text:span></text:p>
      <text:p text:style-name="P55"><text:soft-page-break/>-&gt; empty<text:span text:style-name="T542">() </text:span><text:span text:style-name="T397">- check whether string is empty, return true or false</text:span></text:p>
      <text:p text:style-name="P55">-&gt; length/size<text:span text:style-name="T539">() </text:span><text:span text:style-name="T393">- return size of string</text:span></text:p>
      <text:p text:style-name="P60">-&gt; clear<text:span text:style-name="T540">()</text:span> –<text:span text:style-name="T393"> </text:span><text:span text:style-name="T395">removes content of string object</text:span></text:p>
      <text:p text:style-name="Preformatted_20_Text"><text:span text:style-name="T12">-</text:span><text:span text:style-name="T43">&gt; assign</text:span><text:span text:style-name="T44">()</text:span><text:span text:style-name="T43"> </text:span><text:span text:style-name="T394">- assign characters to a string</text:span></text:p>
      <text:p text:style-name="Preformatted_20_Text"><text:span text:style-name="T394"><text:tab/></text:span><text:span text:style-name="T177">s.assign(4, '=');<text:tab/></text:span><text:span text:style-name="T394"><text:tab/><text:tab/><text:tab/><text:tab/><text:tab/><text:tab/># out: “====”</text:span></text:p>
      <text:p text:style-name="Preformatted_20_Text"><text:span text:style-name="T394"><text:tab/></text:span><text:span text:style-name="T177">std::string const c("Exemplary");</text:span></text:p>
      <text:p text:style-name="Preformatted_20_Text"><text:span text:style-name="T394"><text:tab/></text:span><text:span text:style-name="T177">s.assign(c, 0, c.length()-1);<text:tab/></text:span><text:span text:style-name="T394"><text:tab/><text:tab/><text:tab/><text:tab/># out: "Exemplar"</text:span></text:p>
      <text:p text:style-name="Preformatted_20_Text"><text:span text:style-name="T12">-&gt; insert </text:span><text:span text:style-name="T383">- inserts characters</text:span></text:p>
      <text:p text:style-name="Preformatted_20_Text"><text:span text:style-name="T383"><text:tab/></text:span><text:span text:style-name="T168">s.insert(6, "a");</text:span></text:p>
      <text:p text:style-name="P59">-&gt; erase<text:span text:style-name="T256">(size_t pos = 0, size_t len = npos) </text:span><text:span text:style-name="T436">- </text:span><text:span text:style-name="T433">Erases part of the string, <text:tab/>reducing its length.</text:span></text:p>
      <text:p text:style-name="P59"><text:span text:style-name="T185"><text:tab/></text:span><text:span text:style-name="Source_20_Text"><text:span text:style-name="T185">str.erase (10,8);</text:span></text:span></text:p>
      <text:p text:style-name="P59"><text:span text:style-name="Source_20_Text"><text:span text:style-name="T185"><text:tab/>str.erase (str.begin()+5, str.end()-9);</text:span></text:span></text:p>
      <text:p text:style-name="Preformatted_20_Text"><text:span text:style-name="T12">-&gt; push_back –</text:span><text:span text:style-name="T383"> </text:span><text:span text:style-name="T398">append </text:span><text:span text:style-name="T425">character</text:span><text:span text:style-name="T398"> to </text:span><text:span text:style-name="T399">the end of</text:span><text:span text:style-name="T398"> string</text:span></text:p>
      <text:p text:style-name="Preformatted_20_Text"><text:span text:style-name="T12">-&gt; pop_back() </text:span><text:span text:style-name="T383">- removes the last character, </text:span><text:span text:style-name="T405">return none value</text:span><text:span text:style-name="T383"> </text:span></text:p>
      <text:p text:style-name="Preformatted_20_Text"><text:span text:style-name="T12">-&gt; append</text:span><text:span text:style-name="T48">(str) </text:span><text:span text:style-name="T401">-</text:span><text:span text:style-name="T462"> appends characters to the end</text:span></text:p>
      <text:p text:style-name="P76"><text:tab/>str.append("-inator ");</text:p>
      <text:p text:style-name="P55">-&gt; compare</text:p>
      <text:p text:style-name="P111"><text:span text:style-name="T12">-&gt; replace</text:span><text:span text:style-name="T50">(size_type pos, size_type count, const basic_string&amp; str)</text:span><text:span text:style-name="T12"> </text:span><text:span text:style-name="T383">- replaces <text:tab/>specified portion of a string</text:span></text:p>
      <text:p text:style-name="P89"><text:tab/>str.replace(10, 5, "red");</text:p>
      <text:p text:style-name="P102"><text:span text:style-name="T12">-&gt; substr</text:span><text:span text:style-name="T38">(</text:span><text:span text:style-name="T106">size_t pos = 0, size_t len = npos)</text:span><text:span text:style-name="T11"> </text:span>- <text:span text:style-name="T252">Returns a newly constructed <text:tab/></text:span><text:span text:style-name="Example"><text:span text:style-name="T252">string</text:span></text:span><text:span text:style-name="T252"> object with its value initialized to a copy of a substring of this <text:tab/>object. The substring is the portion of the object that starts at <text:tab/>character position </text:span><text:span text:style-name="Variable"><text:span text:style-name="T252">pos</text:span></text:span><text:span text:style-name="T252"> and spans </text:span><text:span text:style-name="Variable"><text:span text:style-name="T252">len</text:span></text:span><text:span text:style-name="T252"> characters (or until the end of the <text:tab/>string, whichever comes first).</text:span></text:p>
      <text:p text:style-name="P102"><text:span text:style-name="T202"><text:tab/></text:span><text:span text:style-name="Source_20_Text"><text:span text:style-name="T204">std::string str=</text:span></text:span><text:span text:style-name="User_20_Entry"><text:span text:style-name="T204">"We think in generalities, but we live in details."</text:span></text:span><text:span text:style-name="Source_20_Text"><text:span text:style-name="T204">;</text:span></text:span></text:p>
      <text:p text:style-name="P102"><text:span text:style-name="Source_20_Text"><text:span text:style-name="T204"><text:tab/>std::string str2 = str.substr (3,5); <text:s text:c="4"/><text:tab/><text:tab/><text:tab/></text:span></text:span><text:span text:style-name="Source_20_Text"><text:span text:style-name="T473"># out:</text:span></text:span><text:span text:style-name="Citation"><text:span text:style-name="T474"> "think"</text:span></text:span></text:p>
      <text:p text:style-name="P102"><text:span text:style-name="T12">-&gt; find</text:span><text:span text:style-name="T38">(substr)</text:span><text:span text:style-name="T12"> </text:span>- <text:span text:style-name="T252">Searches the string for the first occurrence of the sequence <text:tab/>specified by </text:span><text:span text:style-name="T254">i</text:span><text:span text:style-name="T252">ts arguments, </text:span><text:span text:style-name="T255">return size_t or std::string::npos</text:span></text:p>
      <text:p text:style-name="P102"><text:span text:style-name="T255"><text:tab/></text:span><text:span text:style-name="Source_20_Text"><text:span text:style-name="T203">std::size_t found = str.find(str2);</text:span></text:span></text:p>
      <text:p text:style-name="P102"><text:span text:style-name="T12">-</text:span><text:span text:style-name="T49">&gt; find_last_of() </text:span><text:span text:style-name="T404">- finds the last character equal to one of characters in the <text:tab/>given character sequence</text:span><text:span text:style-name="T416">.</text:span></text:p>
      <text:p text:style-name="P77"><text:tab/>link.find_last_of("/");</text:p>
      <text:p text:style-name="P102"><text:span text:style-name="T12">-&gt; rfind </text:span><text:span text:style-name="T433">- </text:span><text:span text:style-name="T422">f</text:span><text:span text:style-name="T433">ind last occurrence of content in string.</text:span></text:p>
      <text:p text:style-name="P103"><text:span text:style-name="T12">-&gt; std::string::npos </text:span><text:span text:style-name="T383">- </text:span><text:span text:style-name="T423">m</text:span><text:span text:style-name="T433">aximum value for size_t.</text:span></text:p>
      <text:p text:style-name="P55">-&gt; stoi –<text:span text:style-name="T383"> </text:span><text:span text:style-name="T396">converts string to integer</text:span></text:p>
      <text:p text:style-name="P55"><text:span text:style-name="T178"><text:tab/>std::stoi(“123”);<text:tab/></text:span><text:span text:style-name="T396"><text:tab/><text:tab/><text:tab/><text:tab/><text:tab/><text:tab/># out: 123</text:span></text:p>
      <text:p text:style-name="P55">-&gt; stol</text:p>
      <text:p text:style-name="P114"><text:span text:style-name="T12">-&gt; stof –</text:span><text:span text:style-name="T383"> </text:span><text:span text:style-name="T396">converts string to </text:span><text:span text:style-name="T426">float</text:span></text:p>
      <text:p text:style-name="P55">-&gt; stod</text:p>
      <text:p text:style-name="Preformatted_20_Text"><text:span text:style-name="T12">-&gt; to_string </text:span><text:span text:style-name="T383">- converts an integral or floating point value to </text:span><text:span text:style-name="Source_20_Text"><text:span text:style-name="T383">string</text:span></text:span></text:p>
      <text:p text:style-name="Preformatted_20_Text"><text:span text:style-name="Source_20_Text"><text:span text:style-name="T383"><text:tab/></text:span></text:span><text:span text:style-name="Source_20_Text"><text:span text:style-name="T176">std::to_string(15);</text:span></text:span></text:p>
      <text:p text:style-name="P17"><text:span text:style-name="T12">-&gt; getline</text:span><text:span text:style-name="T107">(std::cin, name, [delimiter]) </text:span><text:span text:style-name="T260">- Get line from stream into string</text:span></text:p>
      <text:p text:style-name="P88"><text:span text:style-name="T260"><text:tab/></text:span><text:span text:style-name="T261">std::</text:span><text:span text:style-name="T262">getline(cin, s1)</text:span></text:p>
      <text:p text:style-name="P91"/>
      <text:p text:style-name="P6">e) iterator:</text:p>
      <text:p text:style-name="Preformatted_20_Text"/>
      <text:p text:style-name="P62">-<text:span text:style-name="T539">&gt; #include &lt;</text:span><text:span text:style-name="T549">iterator</text:span><text:span text:style-name="T539">&gt;</text:span></text:p>
      <text:p text:style-name="Preformatted_20_Text"><text:span text:style-name="T12">-</text:span><text:span text:style-name="T35">&gt;</text:span><text:span text:style-name="T12"> begin/rbegin</text:span> – <text:span text:style-name="T528">iterator pointing at the first element or first reversed</text:span></text:p>
      <text:p text:style-name="P100"><text:span text:style-name="T12">-</text:span><text:span text:style-name="T35">&gt;</text:span><text:span text:style-name="T12"> end/rend</text:span><text:span text:style-name="T165"> </text:span>- <text:span text:style-name="T528">iterator pointing at the </text:span><text:span text:style-name="T243">last</text:span><text:span text:style-name="T528"> element or last reversed</text:span></text:p>
      <text:p text:style-name="P123"><text:span text:style-name="T12">-&gt; advance</text:span><text:span text:style-name="T56">(</text:span><text:span text:style-name="T12">InputIt&amp; it, Distance n</text:span><text:span text:style-name="T56">)</text:span><text:span text:style-name="T12"> </text:span>- <text:span text:style-name="T551">i</text:span>ncrements given iterator <text:span text:style-name="Source_20_Text">it</text:span> by <text:span text:style-name="Source_20_Text">n</text:span> <text:span text:style-name="T479"><text:tab/>elements. </text:span></text:p>
      <text:p text:style-name="P35"><text:tab/><text:span text:style-name="T167">std::advance(first, 2); </text:span><text:span text:style-name="T365">// advance the iterator 2 position</text:span></text:p>
      <text:p text:style-name="P33"><text:span text:style-name="T12">-&gt; next </text:span>-<text:span text:style-name="T528"> return the nth successor of iterator it.</text:span></text:p>
      <text:p text:style-name="P34"><text:span text:style-name="T365"><text:tab/></text:span><text:span text:style-name="T167">auto nx = std::next(it, 2);</text:span></text:p>
      <text:p text:style-name="P123"><text:span text:style-name="T12">-&gt; prev</text:span> - decrement an iterator</text:p>
      <text:p text:style-name="P123"><text:tab/><text:span text:style-name="T164">auto pv = std::prev(it, 2); </text:span></text:p>
      <text:p text:style-name="Preformatted_20_Text"/>
      <text:p text:style-name="Preformatted_20_Text"><text:span text:style-name="T12">-&gt; back_inserter –</text:span> <text:span text:style-name="T534">returns an iterator </text:span>which can be used to add elements to the <text:tab/>end of the container</text:p>
      <text:p text:style-name="P31"><text:tab/><text:span text:style-name="T167">std::copy(arr.begin(), arr.end(), std::back_inserter(sortedArr));</text:span></text:p>
      <text:p text:style-name="Preformatted_20_Text"><text:span text:style-name="T122">-&gt; front_inserter</text:span><text:span text:style-name="T282"> - Constructs a </text:span><text:span text:style-name="T283">front-insert iterator</text:span><text:span text:style-name="T282"> that inserts new elements <text:tab/>at the beginning of </text:span><text:span text:style-name="Variable"><text:span text:style-name="T282">x</text:span></text:span><text:span text:style-name="T282">. The type of </text:span><text:span text:style-name="Variable"><text:span text:style-name="T282">x</text:span></text:span><text:span text:style-name="T282"> needs to have a </text:span><text:span text:style-name="Example"><text:span text:style-name="T282">push_front</text:span></text:span><text:span text:style-name="T282"> member </text:span><text:soft-page-break/><text:span text:style-name="T480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480">deque</text:span></text:span></text:a><text:span text:style-name="T480"> and </text:span><text:a xlink:type="simple" xlink:href="http://www.cplusplus.com/list" text:style-name="Internet_20_link" text:visited-style-name="Visited_20_Internet_20_Link"><text:span text:style-name="Example"><text:span text:style-name="T480">list</text:span></text:span></text:a><text:span text:style-name="T480">).</text:span></text:p>
      <text:p text:style-name="P36"><text:tab/><text:span text:style-name="T167">std::copy(nums.begin(), nums.end(), std::front_inserter(deq));</text:span></text:p>
      <text:p text:style-name="P3"/>
      <text:p text:style-name="Preformatted_20_Text"/>
      <text:p text:style-name="P6">f) algorithm</text:p>
      <text:p text:style-name="Preformatted_20_Text"/>
      <text:p text:style-name="Preformatted_20_Text"><text:span text:style-name="T12">-</text:span><text:span text:style-name="T41">&gt; any_of(</text:span><text:span text:style-name="T12">InputIt first, InputIt last, UnaryPredicate p</text:span><text:span text:style-name="T41">)</text:span><text:span text:style-name="T533"> - </text:span>checks if a predicate <text:tab/>is true for any of the elements in a range </text:p>
      <text:p text:style-name="P68"><text:span text:style-name="T281"><text:tab/></text:span><text:span text:style-name="T278">if(std::any_of(temp.begin(), temp.end(), [](int i){return i == 1;}))</text:span></text:p>
      <text:p text:style-name="Preformatted_20_Text"><text:span text:style-name="T12">-</text:span><text:span text:style-name="T39">&gt; copy(</text:span><text:span text:style-name="T12">InputIt first, InputIt last, OutputIt d_first</text:span><text:span text:style-name="T39">) </text:span><text:span text:style-name="T531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68"><text:tab/>std::copy(from_vector.begin(), from_vector.end(), <text:tab/><text:tab/><text:tab/><text:tab/><text:tab/><text:tab/>std::back_inserter(to_vector));</text:p>
      <text:p text:style-name="P98"><text:span text:style-name="T12">-</text:span><text:span text:style-name="T31">&gt;</text:span><text:span text:style-name="T12"> </text:span><text:span text:style-name="T31">count(InputIt first, InputIt last, const T &amp;value)</text:span><text:span text:style-name="T523"> - </text:span>Returns the number of <text:span text:style-name="T517"><text:tab/>elements in the range </text:span><text:span text:style-name="Source_20_Text"><text:span text:style-name="T517">[first, last) </text:span></text:span><text:span text:style-name="T517">satisfying <text:tab/>specific criteria.</text:span></text:p>
      <text:p text:style-name="P2"><text:tab/><text:span text:style-name="T167">total += std::count(t.begin(), t</text:span><text:span text:style-name="T165">.end(), 1)</text:span></text:p>
      <text:p text:style-name="P101"><text:span text:style-name="T71">-</text:span><text:span text:style-name="T79">&gt; includes(</text:span><text:span text:style-name="T40">InputIt1 first1, InputIt1 last1, </text:span><text:span text:style-name="T12">InputIt2 first2, InputIt2 last2</text:span><text:span text:style-name="T40">) </text:span><text:span text:style-name="T371">- <text:tab/>Returns true if the sorted range </text:span><text:span text:style-name="Source_20_Text"><text:span text:style-name="T371">[first2, last2)</text:span></text:span><text:span text:style-name="T371"> is a subsequence of the <text:tab/>sorted range </text:span><text:span text:style-name="Source_20_Text"><text:span text:style-name="T371">[first1, last1)</text:span></text:span><text:span text:style-name="T371">.</text:span></text:p>
      <text:p text:style-name="P75"><text:tab/>std::includes(arr2.begin(), arr2.end(), arr1.begin(), arr1.end());</text:p>
      <text:p text:style-name="P105"><text:span text:style-name="T71">-</text:span><text:span text:style-name="T80">&gt; find</text:span><text:span text:style-name="T81">(InputIt first, InputIt last, const T &amp;value) –</text:span><text:span text:style-name="T414"> </text:span><text:span text:style-name="T415">returns i</text:span><text:span text:style-name="T391">terator to the <text:tab/>first element satisfying the condition or </text:span><text:span text:style-name="Source_20_Text"><text:span text:style-name="T391">last</text:span></text:span><text:span text:style-name="T391"> if no such element is <text:tab/>found. </text:span></text:p>
      <text:p text:style-name="P105"><text:span text:style-name="T391"><text:tab/></text:span><text:span text:style-name="T175">auto result1 = std::find(std::begin(v), std::end(v), n1);</text:span></text:p>
      <text:p text:style-name="P113"><text:span text:style-name="T71">-</text:span><text:span text:style-name="T84">&gt; for_each(InputIt first, InputIt last, UnaryFunction f) </text:span><text:span text:style-name="T417">- applies a function <text:tab/>to a range of elements.</text:span></text:p>
      <text:p text:style-name="P32"><text:span text:style-name="T372"><text:tab/></text:span><text:span text:style-name="T180">std::for_each(str1.begin(), str1.end(),[](char&amp; c)</text:span><text:span text:style-name="T167">{c= std::tolower(c);});</text:span></text:p>
      <text:p text:style-name="P106"><text:span text:style-name="T71">-</text:span><text:span text:style-name="T74">&gt; </text:span><text:span text:style-name="T119">max_element</text:span><text:span text:style-name="T74">(</text:span><text:span text:style-name="T81">InputIt first, InputIt last</text:span><text:span text:style-name="T74">) –</text:span><text:span text:style-name="T412"> </text:span><text:span text:style-name="T453">returns an iterator to max element <text:tab/>in a container</text:span></text:p>
      <text:p text:style-name="P106"><text:span text:style-name="T412"><text:tab/></text:span><text:span text:style-name="T183">auto it = </text:span><text:span text:style-name="T182">std::</text:span><text:span text:style-name="T195">max_element</text:span><text:span text:style-name="T182">(arr.begin(), arr.end());</text:span></text:p>
      <text:p text:style-name="P142"><text:span text:style-name="T71">-</text:span><text:span text:style-name="T87">&gt; next_permutation(BidirectionalIterator first, BidirectionalIterator second) </text:span><text:span text:style-name="T418">- <text:tab/>Rearranges the elements in the range </text:span><text:span text:style-name="Source_20_Text"><text:span text:style-name="T418">[first,last)</text:span></text:span><text:span text:style-name="T418"> into the next <text:tab/></text:span><text:span text:style-name="T502">lexicographically greater</text:span><text:span text:style-name="T418"> permutation.</text:span></text:p>
      <text:p text:style-name="P142"><text:span text:style-name="T418"><text:tab/></text:span><text:span text:style-name="T199">std::next_permutation(d.begin(), d.end());</text:span><text:span text:style-name="T418"> </text:span></text:p>
      <text:p text:style-name="P109"><text:span text:style-name="T71">-</text:span><text:span text:style-name="T83">&gt; remove(</text:span><text:span text:style-name="T47">ForwardIt first, ForwardIt last, const T&amp; value) </text:span><text:span text:style-name="T400">- Removes all <text:tab/>elements satisfying specific criteria from the range </text:span><text:span text:style-name="Source_20_Text"><text:span text:style-name="T400">[first, last)</text:span></text:span><text:span text:style-name="T400"> and <text:tab/>returns a past-the-end iterator for the new end of the range.</text:span></text:p>
      <text:p text:style-name="P110"><text:span text:style-name="T400"><text:tab/></text:span><text:span text:style-name="T500">Example of </text:span><text:span text:style-name="T501">erase-remove idiom !!!</text:span></text:p>
      <text:p text:style-name="P148"><text:span text:style-name="T499"><text:tab/></text:span><text:span text:style-name="T179">str1.erase(std::remove(str1.begin(), str1.end(), ' '), </text:span><text:span text:style-name="T168">str1.end());</text:span></text:p>
      <text:p text:style-name="P99"><text:span text:style-name="T12">-</text:span><text:span text:style-name="T33">&gt; reverse(</text:span><text:span text:style-name="T31">InputIt first, InputIt last</text:span><text:span text:style-name="T33">) –</text:span><text:span text:style-name="T387"> returns a reversed container</text:span></text:p>
      <text:p text:style-name="P99"><text:span text:style-name="T387"><text:tab/></text:span><text:span text:style-name="T173">std::reverse(arr.begin(), arr.end());</text:span></text:p>
      <text:p text:style-name="P101"><text:span text:style-name="T74">-&gt; </text:span><text:span text:style-name="T75">rotate(</text:span><text:span text:style-name="T37">ForwardIt first, ForwardIt n_first, ForwardIt last)</text:span><text:span text:style-name="T388"> – performs a left </text:span><text:span text:style-name="T461"><text:tab/>rotation on a range of elements</text:span></text:p>
      <text:p text:style-name="P101"><text:span text:style-name="T461"><text:tab/></text:span><text:span text:style-name="T198">std::rotate(arr.begin(), arr.begin() + </text:span><text:span text:style-name="T196">3</text:span><text:span text:style-name="T198">, arr.end());</text:span></text:p>
      <text:p text:style-name="Preformatted_20_Text"><text:span text:style-name="T71">-</text:span><text:span text:style-name="T82">&gt; set_intersection(InputIt1 first1, InputIt1 last1, InputIt2 first2, InputIt2 <text:tab/>last2,</text:span><text:span text:style-name="T120"> OutputIt d_first</text:span><text:span text:style-name="T121">) </text:span><text:span text:style-name="T454">- computes the intersection of two sorted <text:tab/>containers</text:span></text:p>
      <text:p text:style-name="P80"><text:tab/>std::set_intersection(v1.begin(), v1.end(),</text:p>
      <text:p text:style-name="P68"><text:s text:c="26"/>v2.begin(), v2.end(),</text:p>
      <text:p text:style-name="P145"><text:s text:c="26"/>std::back_inserter(v_intersection));</text:p>
      <text:p text:style-name="P144"><text:span text:style-name="T71">-</text:span><text:span text:style-name="T79">&gt; sort((RandomIt first, RandomIt last, Compare comp) </text:span><text:span text:style-name="T413">- Sorts the elements in <text:tab/>the range </text:span><text:span text:style-name="Source_20_Text"><text:span text:style-name="T413">[first, last)</text:span></text:span><text:span text:style-name="T413"> in non-descending order. The order of equal <text:tab/>elements is not guaranteed to be preserved. A sequence is sorted with <text:tab/>respect to a comparator </text:span><text:span text:style-name="Source_20_Text"><text:span text:style-name="T413">comp</text:span></text:span><text:span text:style-name="Source_20_Text"><text:span text:style-name="T153">.</text:span></text:span></text:p>
      <text:p text:style-name="Preformatted_20_Text"><text:span text:style-name="Source_20_Text"><text:span text:style-name="T153"><text:tab/></text:span></text:span><text:span text:style-name="Source_20_Text"><text:span text:style-name="T181">std::sort(s.begin(), s.end(), [](int a, int b) {</text:span></text:span><text:span text:style-name="T164">return a &gt; b;});</text:span></text:p>
      <text:p text:style-name="Preformatted_20_Text"><text:span text:style-name="Source_20_Text"><text:span text:style-name="T468"><text:tab/></text:span></text:span><text:span text:style-name="Source_20_Text"><text:span text:style-name="T497">sort using a custom function object</text:span></text:span></text:p>
      <text:p text:style-name="P192"><text:span text:style-name="Source_20_Text"><text:span text:style-name="T200"><text:tab/>struct {</text:span></text:span></text:p>
      <text:p text:style-name="P188"><text:tab/><text:tab/>bool operator()(char a, char b) const</text:p>
      <text:p text:style-name="P188"><text:tab/><text:tab/>{</text:p>
      <text:p text:style-name="P188"><text:tab/><text:tab/>if (std::tolower(a) == std::tolower(b))</text:p>
      <text:p text:style-name="P188"><text:tab/><text:tab/><text:tab/>return a &gt; b;</text:p>
      <text:p text:style-name="P188"><text:soft-page-break/><text:tab/><text:tab/>else</text:p>
      <text:p text:style-name="P188"><text:tab/><text:tab/><text:tab/>return std::tolower(a) &lt; std::tolower(b);</text:p>
      <text:p text:style-name="P188"><text:tab/><text:tab/>}</text:p>
      <text:p text:style-name="P188"><text:tab/>} lettersLess;</text:p>
      <text:p text:style-name="P188"><text:tab/>std::sort(letters.begin(), letters.end(), lettersLess);</text:p>
      <text:p text:style-name="Preformatted_20_Text"><text:span text:style-name="Source_20_Text"><text:span text:style-name="T153"/></text:span></text:p>
      <text:p text:style-name="Preformatted_20_Text"><text:span text:style-name="T71">-</text:span><text:span text:style-name="T76">&gt; transform(</text:span><text:span text:style-name="T12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530">S</text:span><text:span text:style-name="Source_20_Text">td::transform</text:span> <text:span text:style-name="T364">does not guarantee</text:span> in-<text:span text:style-name="T477"><text:tab/>order application of </text:span><text:span text:style-name="Source_20_Text"><text:span text:style-name="T477">unary_op</text:span></text:span><text:span text:style-name="T477"> or </text:span><text:span text:style-name="Source_20_Text"><text:span text:style-name="T477">binary_op</text:span></text:span><text:span text:style-name="T477">. </text:span></text:p>
      <text:p text:style-name="P188"><text:tab/>std::transform(arr.begin(), arr.end(), std::back_inserter(v_str),</text:p>
      <text:p text:style-name="P188"><text:tab/><text:tab/>[](int num) -&gt; std::string {return std::to_string(num);});</text:p>
      <text:p text:style-name="P159"><text:span text:style-name="T71">-</text:span><text:span text:style-name="T85">&gt; unique(ForwardIt first, ForwardIt last) </text:span><text:span text:style-name="T419">- </text:span>removes consecutive duplicate <text:span text:style-name="T238"><text:tab/>elements in a range </text:span></text:p>
      <text:p text:style-name="P159"><text:tab/><text:span text:style-name="T500">Example of </text:span><text:span text:style-name="T501">erase-remove idiom !!!</text:span></text:p>
      <text:p text:style-name="P193"><text:span text:style-name="T469"><text:tab/></text:span><text:span text:style-name="T202">v.erase(std::unique(v.begin(), v.end()), v.end());</text:span></text:p>
      <text:p text:style-name="Preformatted_20_Text"/>
      <text:p text:style-name="P6">g) vector</text:p>
      <text:p text:style-name="P6"/>
      <text:p text:style-name="P55">-<text:span text:style-name="T514">&gt; #include &lt;vector&gt;</text:span></text:p>
      <text:p text:style-name="P57">-<text:span text:style-name="T515">&gt; std::vector&lt;int&gt; v {10, 0}; </text:span><text:span text:style-name="T384">- l</text:span><text:span text:style-name="T421">ist</text:span><text:span text:style-name="T384"> initialization, out: 2 elements {10, 0}</text:span></text:p>
      <text:p text:style-name="P143"><text:span text:style-name="T12">-</text:span><text:span text:style-name="T27">&gt; std::vector&lt;int&gt; v (10, 0); </text:span><text:span text:style-name="T384">- constructor initialization, out: 10 elements <text:tab/>initialized to 0</text:span></text:p>
      <text:p text:style-name="P172"><text:span text:style-name="T12">-&gt; std::vector&lt;std::vector &lt;int&gt; &gt; dp (5, std::vector&lt;int&gt;(</text:span><text:span text:style-name="T67">10</text:span><text:span text:style-name="T12">, 0));</text:span> - <text:tab/><text:span text:style-name="T569">constructing of 2D vector</text:span></text:p>
      <text:p text:style-name="P179"><text:span text:style-name="T92">-</text:span><text:span text:style-name="T93">&gt; v</text:span><text:span text:style-name="T92">.at(element_index)</text:span><text:span text:style-name="T4"> -</text:span><text:span text:style-name="T253"> method to access a vector element</text:span></text:p>
      <text:p text:style-name="P179"><text:span text:style-name="T92">-</text:span><text:span text:style-name="T93">&gt; v</text:span><text:span text:style-name="T92">.front()</text:span><text:span text:style-name="T306"> -</text:span><text:span text:style-name="T470"> </text:span><text:span text:style-name="T471">r</text:span><text:span text:style-name="T470">eference to the first element in the vector</text:span></text:p>
      <text:p text:style-name="P179"><text:span text:style-name="T92">-</text:span><text:span text:style-name="T93">&gt; v</text:span><text:span text:style-name="T92">.b</text:span><text:span text:style-name="T94">ack</text:span><text:span text:style-name="T92">()</text:span><text:span text:style-name="T307"> </text:span><text:span text:style-name="T306">-</text:span><text:span text:style-name="T470"> </text:span><text:span text:style-name="T471">r</text:span><text:span text:style-name="T470">eference to the l</text:span><text:span text:style-name="T472">ast</text:span><text:span text:style-name="T470"> element in the vector</text:span></text:p>
      <text:p text:style-name="P180"><text:span text:style-name="T475">-</text:span><text:span text:style-name="T95">&gt; </text:span><text:span text:style-name="T92">v.size()</text:span><text:span text:style-name="T4"> </text:span><text:span text:style-name="T434">- return length of the vector as size_type</text:span></text:p>
      <text:p text:style-name="P158"><text:span text:style-name="T12">-</text:span><text:span text:style-name="T28">&gt; </text:span><text:span text:style-name="T12">v.empty()</text:span><text:span text:style-name="T3"> -</text:span><text:span text:style-name="T383"> </text:span><text:span text:style-name="T385">c</text:span><text:span text:style-name="T383">hecks if the container has no elements</text:span></text:p>
      <text:p text:style-name="P158"><text:span text:style-name="T12">-</text:span><text:span text:style-name="T28">&gt; </text:span><text:span text:style-name="T12">v.push_back(element)</text:span><text:span text:style-name="T383"> - add a new element to the end of the list</text:span></text:p>
      <text:p text:style-name="P158"><text:span text:style-name="T12">-</text:span><text:span text:style-name="T28">&gt; </text:span><text:span text:style-name="T12">v.pop_back() -</text:span><text:span text:style-name="T383"> </text:span><text:span text:style-name="T386">r</text:span><text:span text:style-name="T383">emoves the last element in the vector, effectively <text:tab/>reducing <text:tab/>the container size by one</text:span></text:p>
      <text:p text:style-name="P183"><text:span text:style-name="T11">-</text:span><text:span text:style-name="T150">&gt; </text:span><text:span text:style-name="T11">v.clear()</text:span><text:span text:style-name="T383"> - erase all elements from the container.</text:span></text:p>
      <text:p text:style-name="P165"/>
      <text:p text:style-name="P165"/>
      <text:p text:style-name="P176">h) map</text:p>
      <text:p text:style-name="P166"/>
      <text:p text:style-name="P190">-&gt; #include &lt;map&gt;</text:p>
      <text:p text:style-name="P181"><text:span text:style-name="T133">-&gt; </text:span><text:span text:style-name="T124">std::map&lt;char, int&gt; </text:span><text:span text:style-name="T133">m </text:span><text:span text:style-name="T124">{};</text:span><text:span text:style-name="T134"> </text:span><text:span text:style-name="T457">- </text:span><text:span text:style-name="T458">initialization</text:span></text:p>
      <text:p text:style-name="P173"><text:span text:style-name="T11">-</text:span><text:span text:style-name="T158">&gt; </text:span><text:span text:style-name="T159">m.</text:span><text:span text:style-name="T158">find()</text:span><text:span text:style-name="T154"> </text:span><text:span text:style-name="T368">- return it to the element, if not found returns m.end() iterator</text:span></text:p>
      <text:p text:style-name="P185"><text:tab/>auto it = m.find(‘l’); <text:span text:style-name="T567">if (it != m.end){</text:span>it-&gt;first = ‘l’; it-&gt;second = 1;<text:span text:style-name="T567">}</text:span></text:p>
      <text:p text:style-name="P169"><text:span text:style-name="T12">-&gt; </text:span><text:span text:style-name="T66">n.</text:span><text:span text:style-name="T12">emplace()</text:span> - construct elements in-place</text:p>
      <text:p text:style-name="P169"><text:tab/><text:span text:style-name="T164">m.emplace(std::make_pair(char('{'), char('}')));</text:span></text:p>
      <text:p text:style-name="P169"/>
      <text:p text:style-name="P169"/>
      <text:p text:style-name="P174"><text:span text:style-name="T527">i</text:span>) set</text:p>
      <text:p text:style-name="P170"/>
      <text:p text:style-name="P189">-&gt; #include &lt;set&gt;</text:p>
      <text:p text:style-name="P175"><text:span text:style-name="T152">-&gt; </text:span><text:span text:style-name="T151">std::set&lt;char&gt; s;</text:span><text:span text:style-name="T366"> - </text:span><text:span text:style-name="T369">set initialization</text:span></text:p>
      <text:p text:style-name="P182"><text:span text:style-name="T135">-</text:span><text:span text:style-name="T126">&gt; size()</text:span><text:span text:style-name="T136"> </text:span><text:span text:style-name="T460">- returns number of elements;</text:span></text:p>
      <text:p text:style-name="P182"><text:span text:style-name="T459">-</text:span><text:span text:style-name="T125">&gt; insert()</text:span><text:span text:style-name="T459"> - </text:span><text:span text:style-name="T460">insert</text:span><text:span text:style-name="T459"> element to set. </text:span><text:span text:style-name="T467">Return std::pair, first – element inserted, <text:tab/>second true/false whether it was inserted</text:span></text:p>
      <text:p text:style-name="P186"><text:tab/>auto result = pattern.insert(c2); </text:p>
      <text:p text:style-name="P186"><text:tab/>if (result.second == false) return false;</text:p>
      <text:p text:style-name="P187"><text:tab/></text:p>
      <text:p text:style-name="P163"><text:span text:style-name="T77">-</text:span><text:span text:style-name="T78">&gt; count()</text:span><text:span text:style-name="T379"> - </text:span><text:span text:style-name="T370">returns the number of elements matching specific key</text:span></text:p>
      <text:p text:style-name="P167"/>
      <text:p text:style-name="P177"><text:span text:style-name="T538">j</text:span>) numeric</text:p>
      <text:p text:style-name="P168"/>
      <text:p text:style-name="P191"><text:span text:style-name="T536">-&gt; #include &lt;</text:span><text:span text:style-name="T537">numeric&gt;</text:span></text:p>
      <text:p text:style-name="P107"><text:soft-page-break/><text:span text:style-name="T124">-</text:span><text:span text:style-name="T127">&gt; accumulate(</text:span><text:span text:style-name="T12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84"><text:tab/>int product = std::accumulate(v.begin(), v.end(), 1, <text:tab/><text:tab/><text:tab/><text:tab/><text:tab/><text:tab/>std::multiplies&lt;int&gt;());</text:p>
      <text:p text:style-name="P84"/>
      <text:p text:style-name="P37">k) cassert</text:p>
      <text:p text:style-name="P63"/>
      <text:p text:style-name="P63">-<text:span text:style-name="T238">&gt; #include &lt;cassert&gt;</text:span></text:p>
      <text:p text:style-name="P39"><text:span text:style-name="T229">-&gt; </text:span><text:span text:style-name="T228">assert((switchNotation(assert_inp_2, "tally") == assert_res_2));</text:span><text:span text:style-name="T365"> // </text:span><text:span text:style-name="T380">important <text:tab/>double </text:span><text:span text:style-name="T381">parenthesis</text:span></text:p>
      <text:p text:style-name="P37"/>
      <text:p text:style-name="P38">l) return several arguments from function</text:p>
      <text:p text:style-name="P25"><text:span text:style-name="T12">-&gt; #include &lt;utility&gt; </text:span>- necessary for std::pair</text:p>
      <text:p text:style-name="P25"><text:span text:style-name="T12">-&gt; std::pair&lt;int, std::string&gt; </text:span>- defining an object of class pair</text:p>
      <text:p text:style-name="P25"><text:span text:style-name="T12">-&gt; std::make_pair</text:span> – to instantiate object of class pair</text:p>
      <text:p text:style-name="P25"><text:tab/><text:span text:style-name="T164">return std::make_pair(10, “c++”);</text:span></text:p>
      <text:p text:style-name="P138"><text:span text:style-name="T130">-</text:span><text:span text:style-name="T132">&gt; object.first / object.second –</text:span><text:span text:style-name="T466"> accessing elements of the pair</text:span></text:p>
      <text:p text:style-name="P95"><text:span text:style-name="T279"><text:tab/>std::cout &lt;&lt; </text:span><text:span text:style-name="T280">p</text:span><text:span text:style-name="T279">.first &lt;&lt; std::endl;</text:span></text:p>
      <text:p text:style-name="P138"><text:span text:style-name="T130">-&gt; #include &lt;</text:span><text:span text:style-name="T123">tuple</text:span><text:span text:style-name="T130">&gt; </text:span><text:span text:style-name="T465">- necessary for std::</text:span><text:span text:style-name="T455">tuple</text:span></text:p>
      <text:p text:style-name="P138"><text:span text:style-name="T130">-&gt; std::</text:span><text:span text:style-name="T123">tuple</text:span><text:span text:style-name="T130">&lt;int, </text:span><text:span text:style-name="T131">float,</text:span><text:span text:style-name="T130"> std::string&gt; </text:span><text:span text:style-name="T465">- defining an object of class </text:span><text:span text:style-name="T455">tuple</text:span></text:p>
      <text:p text:style-name="P138"><text:span text:style-name="T130">-&gt; std::make_</text:span><text:span text:style-name="T123">tuple</text:span><text:span text:style-name="T465"> – to instantiate object of class </text:span><text:span text:style-name="T455">tuple</text:span></text:p>
      <text:p text:style-name="P26"><text:tab/><text:span text:style-name="T164">return std::make_pair(10, </text:span><text:span text:style-name="T233">2.5, </text:span><text:span text:style-name="T164">“c++”);</text:span></text:p>
      <text:p text:style-name="P27"><text:span text:style-name="T12">-&gt; std::get</text:span> – to access elements of the tuple</text:p>
      <text:p text:style-name="P171"><text:tab/><text:span text:style-name="T164">std::cout &lt;&lt; std::get&lt;1&gt;(tuple_results) &lt;&lt; std::endl;</text:span></text:p>
      <text:p text:style-name="P29"><text:span text:style-name="T12">-&gt; std::tie </text:span>– to tie variables to tuple, can be used for tuple unpacking</text:p>
      <text:p text:style-name="P29"><text:tab/><text:span text:style-name="T164">int a; float b; std::string str; std::tie(a, b, str) = tuple_test();</text:span> </text:p>
      <text:p text:style-name="P29"/>
      <text:p text:style-name="P30">o) smart pointers</text:p>
      <text:p text:style-name="P30"/>
      <text:p text:style-name="P28"/>
      <text:p text:style-name="P117">Page <text:span text:style-name="T548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9T19:08:17.223741178</dc:date>
    <meta:editing-duration>P1DT16H19M34S</meta:editing-duration>
    <meta:editing-cycles>188</meta:editing-cycles>
    <meta:generator>LibreOffice/6.4.3.2$Linux_X86_64 LibreOffice_project/40$Build-2</meta:generator>
    <meta:document-statistic meta:table-count="0" meta:image-count="0" meta:object-count="0" meta:page-count="9" meta:paragraph-count="420" meta:word-count="3238" meta:character-count="21605" meta:non-whitespace-character-count="18207"/>
  </office:meta>
</office:document-meta>
</file>